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09cm"/>
    </style:style>
    <style:style style:name="co3" style:family="table-column">
      <style:table-column-properties fo:break-before="auto" style:column-width="1.609cm"/>
    </style:style>
    <style:style style:name="co4" style:family="table-column">
      <style:table-column-properties fo:break-before="auto" style:column-width="2.136cm"/>
    </style:style>
    <style:style style:name="co5" style:family="table-column">
      <style:table-column-properties fo:break-before="auto" style:column-width="1.997cm"/>
    </style:style>
    <style:style style:name="co6" style:family="table-column">
      <style:table-column-properties fo:break-before="auto" style:column-width="1.053cm"/>
    </style:style>
    <style:style style:name="co7" style:family="table-column">
      <style:table-column-properties fo:break-before="auto" style:column-width="1.33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e6e6e6"/>
      <style:text-properties fo:color="#e6e6e6"/>
    </style:style>
    <style:style style:name="ce3" style:family="table-cell" style:parent-style-name="Default">
      <style:table-cell-properties fo:background-color="#00ff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style:use-window-font-color="true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94bd5e"/>
    </style:style>
    <style:style style:name="ce8" style:family="table-cell" style:parent-style-name="Default">
      <style:table-cell-properties fo:background-color="#99ccff"/>
    </style:style>
    <style:style style:name="ce9" style:family="table-cell" style:parent-style-name="Default">
      <style:table-cell-properties fo:background-color="#b3b300"/>
    </style:style>
    <style:style style:name="ce10" style:family="table-cell" style:parent-style-name="Default">
      <style:table-cell-properties fo:background-color="#00ffff"/>
    </style:style>
  </office:automatic-styles>
  <office:body>
    <office:spreadsheet>
      <table:table table:name="Feuille4" table:style-name="ta1" table:print="false">
        <table:table-column table:style-name="co1" table:number-columns-repeated="19" table:default-cell-style-name="Default"/>
        <table:table-row table:style-name="ro1" table:number-rows-repeated="5">
          <table:table-cell table:number-columns-repeated="19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10">
            <text:p>1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16"/>
        </table:table-row>
        <table:table-row table:style-name="ro1">
          <table:table-cell/>
          <table:table-cell table:number-columns-repeated="2" office:value-type="float" office:value="4">
            <text:p>4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formula="of:=SUM([.B6:.B9])" office:value-type="float" office:value="40">
            <text:p>40</text:p>
          </table:table-cell>
          <table:table-cell table:formula="of:=SUM([.C6:.C9])" office:value-type="float" office:value="120">
            <text:p>120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formula="of:=[.B6]/[.B11]" office:value-type="float" office:value="0.4">
            <text:p>0,4</text:p>
          </table:table-cell>
          <table:table-cell table:formula="of:=[.C6]/[.C11]" office:value-type="float" office:value="0.533333333333333">
            <text:p>0,5333333333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2">
          <table:table-cell office:value-type="string">
            <text:p>old</text:p>
          </table:table-cell>
          <table:table-cell office:value-type="string">
            <text:p>Node5</text:p>
          </table:table-cell>
          <table:table-cell table:number-columns-repeated="6"/>
          <table:table-cell office:value-type="string">
            <text:p>Correct</text:p>
          </table:table-cell>
          <table:table-cell table:number-columns-repeated="2"/>
          <table:table-cell table:style-name="ce4"/>
          <table:table-cell table:number-columns-repeated="2"/>
          <table:table-cell office:value-type="string">
            <text:p>Ratio</text:p>
          </table:table-cell>
          <table:table-cell table:number-columns-repeated="4"/>
        </table:table-row>
        <table:table-row table:style-name="ro1">
          <table:table-cell office:value-type="string">
            <text:p>Node6</text:p>
          </table:table-cell>
          <table:table-cell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2"/>
          <table:table-cell office:value-type="string">
            <text:p>Node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a</text:p>
          </table:table-cell>
          <table:table-cell table:number-columns-repeated="4" office:value-type="float" office:value="4">
            <text:p>4</text:p>
          </table:table-cell>
          <table:table-cell/>
          <table:table-cell office:value-type="string">
            <text:p>Node6</text:p>
          </table:table-cell>
          <table:table-cell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2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b</text:p>
          </table:table-cell>
          <table:table-cell office:value-type="float" office:value="7">
            <text:p>7</text:p>
          </table:table-cell>
          <table:table-cell table:number-columns-repeated="3" office:value-type="float" office:value="17">
            <text:p>17</text:p>
          </table:table-cell>
          <table:table-cell table:number-columns-repeated="2"/>
          <table:table-cell table:style-name="ce3" office:value-type="string">
            <text:p>a</text:p>
          </table:table-cell>
          <table:table-cell table:number-columns-repeated="4" table:style-name="ce3" office:value-type="float" office:value="10">
            <text:p>10</text:p>
          </table:table-cell>
          <table:table-cell/>
          <table:table-cell office:value-type="string">
            <text:p>a</text:p>
          </table:table-cell>
          <table:table-cell table:formula="of:=[.J19]/[.C18]" office:value-type="float" office:value="2.5">
            <text:p>2,5</text:p>
          </table:table-cell>
          <table:table-cell table:formula="of:=[.K19]/[.D18]" office:value-type="float" office:value="2.5">
            <text:p>2,5</text:p>
          </table:table-cell>
          <table:table-cell table:formula="of:=[.L19]/[.E18]" office:value-type="float" office:value="2.5">
            <text:p>2,5</text:p>
          </table:table-cell>
          <table:table-cell table:formula="of:=[.M19]/[.F18]" office:value-type="float" office:value="2.5">
            <text:p>2,5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number-columns-repeated="2" office:value-type="float" office:value="39">
            <text:p>39</text:p>
          </table:table-cell>
          <table:table-cell/>
          <table:table-cell table:formula="of:=30/9" office:value-type="float" office:value="3.33333333333333">
            <text:p>3,3333333333</text:p>
          </table:table-cell>
          <table:table-cell table:style-name="ce3" office:value-type="string">
            <text:p>b</text:p>
          </table:table-cell>
          <table:table-cell table:style-name="ce3" office:value-type="float" office:value="15">
            <text:p>15</text:p>
          </table:table-cell>
          <table:table-cell table:number-columns-repeated="3" table:style-name="ce3" office:value-type="float" office:value="36">
            <text:p>36</text:p>
          </table:table-cell>
          <table:table-cell/>
          <table:table-cell office:value-type="string">
            <text:p>b</text:p>
          </table:table-cell>
          <table:table-cell/>
          <table:table-cell table:formula="of:=[.K20]/[.D19]" office:value-type="float" office:value="2.11764705882353">
            <text:p>2,1176470588</text:p>
          </table:table-cell>
          <table:table-cell table:formula="of:=[.L20]/[.E19]" office:value-type="float" office:value="2.11764705882353">
            <text:p>2,1176470588</text:p>
          </table:table-cell>
          <table:table-cell table:formula="of:=[.M20]/[.F19]" office:value-type="float" office:value="2.11764705882353">
            <text:p>2,1176470588</text:p>
          </table:table-cell>
        </table:table-row>
        <table:table-row table:style-name="ro1">
          <table:table-cell/>
          <table:table-cell office:value-type="string">
            <text:p>d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45">
            <text:p>45</text:p>
          </table:table-cell>
          <table:table-cell office:value-type="float" office:value="65">
            <text:p>65</text:p>
          </table:table-cell>
          <table:table-cell/>
          <table:table-cell table:formula="of:=42/15" office:value-type="float" office:value="2.8">
            <text:p>2,8</text:p>
          </table:table-cell>
          <table:table-cell table:style-name="ce3" office:value-type="string">
            <text:p>c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38">
            <text:p>38</text:p>
          </table:table-cell>
          <table:table-cell table:number-columns-repeated="2" table:style-name="ce3" office:value-type="float" office:value="64">
            <text:p>64</text:p>
          </table:table-cell>
          <table:table-cell/>
          <table:table-cell office:value-type="string">
            <text:p>c</text:p>
          </table:table-cell>
          <table:table-cell table:number-columns-repeated="2"/>
          <table:table-cell table:formula="of:=[.L21]/[.E20]" office:value-type="float" office:value="1.64102564102564">
            <text:p>1,641025641</text:p>
          </table:table-cell>
          <table:table-cell table:formula="of:=[.M21]/[.F20]" office:value-type="float" office:value="1.64102564102564">
            <text:p>1,641025641</text:p>
          </table:table-cell>
        </table:table-row>
        <table:table-row table:style-name="ro1">
          <table:table-cell table:number-columns-repeated="7"/>
          <table:table-cell table:formula="of:=48/21" office:value-type="float" office:value="2.28571428571429">
            <text:p>2,2857142857</text:p>
          </table:table-cell>
          <table:table-cell table:style-name="ce3" office:value-type="string">
            <text:p>d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65">
            <text:p>65</text:p>
          </table:table-cell>
          <table:table-cell/>
          <table:table-cell office:value-type="string">
            <text:p>d</text:p>
          </table:table-cell>
          <table:table-cell table:number-columns-repeated="3"/>
          <table:table-cell table:formula="of:=[.M22]/[.F21]" office:value-type="float" office:value="1">
            <text:p>1</text:p>
          </table:table-cell>
        </table:table-row>
        <table:table-row table:style-name="ro1">
          <table:table-cell table:number-columns-repeated="19"/>
        </table:table-row>
        <table:table-row table:style-name="ro2">
          <table:table-cell office:value-type="string">
            <text:p>old</text:p>
          </table:table-cell>
          <table:table-cell office:value-type="string">
            <text:p>Node4</text:p>
          </table:table-cell>
          <table:table-cell table:number-columns-repeated="15"/>
          <table:table-cell table:formula="of:=[.Q20]-[.R20]" office:value-type="float" office:value="0">
            <text:p>0</text:p>
          </table:table-cell>
          <table:table-cell table:formula="of:=[.R20]-[.S20]" office:value-type="float" office:value="0">
            <text:p>0</text:p>
          </table:table-cell>
        </table:table-row>
        <table:table-row table:style-name="ro1">
          <table:table-cell office:value-type="string">
            <text:p>Node5</text:p>
          </table:table-cell>
          <table:table-cell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2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6"/>
          <table:table-cell table:formula="of:=[.R21]-[.S21]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a</text:p>
          </table:table-cell>
          <table:table-cell table:formula="of:=[.J19]/[.C18]" office:value-type="float" office:value="2.5">
            <text:p>2,5</text:p>
          </table:table-cell>
          <table:table-cell table:formula="of:=[.K19]/[.D18]" office:value-type="float" office:value="2.5">
            <text:p>2,5</text:p>
          </table:table-cell>
          <table:table-cell table:formula="of:=[.L19]/[.E18]" office:value-type="float" office:value="2.5">
            <text:p>2,5</text:p>
          </table:table-cell>
          <table:table-cell table:formula="of:=[.M19]/[.F18]" office:value-type="float" office:value="2.5">
            <text:p>2,5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b</text:p>
          </table:table-cell>
          <table:table-cell table:formula="of:=[.J20]/[.C19]" office:value-type="float" office:value="2.14285714285714">
            <text:p>2,1428571429</text:p>
          </table:table-cell>
          <table:table-cell table:formula="of:=[.K20]/[.D19]" office:value-type="float" office:value="2.11764705882353">
            <text:p>2,1176470588</text:p>
          </table:table-cell>
          <table:table-cell table:formula="of:=[.L20]/[.E19]" office:value-type="float" office:value="2.11764705882353">
            <text:p>2,1176470588</text:p>
          </table:table-cell>
          <table:table-cell table:formula="of:=[.M20]/[.F19]" office:value-type="float" office:value="2.11764705882353">
            <text:p>2,1176470588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39">
            <text:p>39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c</text:p>
          </table:table-cell>
          <table:table-cell table:formula="of:=[.J21]/[.C20]" office:value-type="float" office:value="1.66666666666667">
            <text:p>1,6666666667</text:p>
          </table:table-cell>
          <table:table-cell table:formula="of:=[.K21]/[.D20]" office:value-type="float" office:value="1.65217391304348">
            <text:p>1,652173913</text:p>
          </table:table-cell>
          <table:table-cell table:formula="of:=[.L21]/[.E20]" office:value-type="float" office:value="1.64102564102564">
            <text:p>1,641025641</text:p>
          </table:table-cell>
          <table:table-cell table:formula="of:=[.M21]/[.F20]" office:value-type="float" office:value="1.64102564102564">
            <text:p>1,641025641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39">
            <text:p>39</text:p>
          </table:table-cell>
          <table:table-cell office:value-type="float" office:value="65">
            <text:p>65</text:p>
          </table:table-cell>
          <table:table-cell/>
          <table:table-cell office:value-type="string">
            <text:p>d</text:p>
          </table:table-cell>
          <table:table-cell table:formula="of:=[.J22]/[.C21]" office:value-type="float" office:value="1">
            <text:p>1</text:p>
          </table:table-cell>
          <table:table-cell table:formula="of:=[.K22]/[.D21]" office:value-type="float" office:value="1">
            <text:p>1</text:p>
          </table:table-cell>
          <table:table-cell table:formula="of:=[.L22]/[.E21]" office:value-type="float" office:value="1">
            <text:p>1</text:p>
          </table:table-cell>
          <table:table-cell table:formula="of:=[.M22]/[.F21]" office:value-type="float" office:value="1">
            <text:p>1</text:p>
          </table:table-cell>
          <table:table-cell table:number-columns-repeated="7"/>
        </table:table-row>
        <table:table-row table:style-name="ro1" table:number-rows-repeated="3">
          <table:table-cell table:number-columns-repeated="19"/>
        </table:table-row>
        <table:table-row table:style-name="ro2">
          <table:table-cell office:value-type="string">
            <text:p>new</text:p>
          </table:table-cell>
          <table:table-cell office:value-type="string">
            <text:p>Node4</text:p>
          </table:table-cell>
          <table:table-cell table:number-columns-repeated="17"/>
        </table:table-row>
        <table:table-row table:style-name="ro2">
          <table:table-cell office:value-type="string">
            <text:p>Node5</text:p>
          </table:table-cell>
          <table:table-cell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/>
          <table:table-cell office:value-type="string">
            <text:p>sum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a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/>
          <table:table-cell table:formula="of:=SUM([.C35:.F35])" office:value-type="float" office:value="65">
            <text:p>65</text:p>
          </table:table-cell>
          <table:table-cell table:number-columns-repeated="6"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/>
          <table:table-cell/>
        </table:table-row>
        <table:table-row table:style-name="ro1">
          <table:table-cell/>
          <table:table-cell office:value-type="string">
            <text:p>b</text:p>
          </table:table-cell>
          <table:table-cell office:value-type="float" office:value="12">
            <text:p>12</text:p>
          </table:table-cell>
          <table:table-cell office:value-type="float" office:value="51">
            <text:p>51</text:p>
          </table:table-cell>
          <table:table-cell office:value-type="float" office:value="46">
            <text:p>46</text:p>
          </table:table-cell>
          <table:table-cell office:value-type="float" office:value="26">
            <text:p>26</text:p>
          </table:table-cell>
          <table:table-cell/>
          <table:table-cell office:value-type="float" office:value="30">
            <text:p>30</text:p>
          </table:table-cell>
          <table:table-cell table:formula="of:=[.H35]/[.H36]" office:value-type="float" office:value="2.16666666666667">
            <text:p>2,1666666667</text:p>
          </table:table-cell>
          <table:table-cell office:value-type="float" office:value="100">
            <text:p>100</text:p>
          </table:table-cell>
          <table:table-cell table:formula="of:=[.J36]/[.J37]" office:value-type="float" office:value="3.57142857142857">
            <text:p>3,5714285714</text:p>
          </table:table-cell>
          <table:table-cell table:formula="of:=[.K36]*2/3" office:value-type="float" office:value="2.38095238095238">
            <text:p>2,380952381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/>
          <table:table-cell/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78">
            <text:p>78</text:p>
          </table:table-cell>
          <table:table-cell office:value-type="float" office:value="45">
            <text:p>45</text:p>
          </table:table-cell>
          <table:table-cell/>
          <table:table-cell table:formula="of:=SUM([.C37:.F37])" office:value-type="float" office:value="165">
            <text:p>165</text:p>
          </table:table-cell>
          <table:table-cell table:formula="of:=16/125" office:value-type="float" office:value="0.128">
            <text:p>0,128</text:p>
          </table:table-cell>
          <table:table-cell office:value-type="float" office:value="28">
            <text:p>2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39">
            <text:p>39</text:p>
          </table:table-cell>
          <table:table-cell office:value-type="float" office:value="65">
            <text:p>65</text:p>
          </table:table-cell>
          <table:table-cell/>
          <table:table-cell table:formula="of:=SUM([.C38:.F38])" office:value-type="float" office:value="125">
            <text:p>125</text:p>
          </table:table-cell>
          <table:table-cell table:number-columns-repeated="6"/>
          <table:table-cell table:formula="of:=[.O36]/[.O35]" office:value-type="float" office:value="2.5">
            <text:p>2,5</text:p>
          </table:table-cell>
          <table:table-cell table:formula="of:=[.P36]/[.P35]" office:value-type="float" office:value="2.14285714285714">
            <text:p>2,1428571429</text:p>
          </table:table-cell>
          <table:table-cell table:formula="of:=[.Q36]/[.Q35]" office:value-type="float" office:value="2.11764705882353">
            <text:p>2,1176470588</text:p>
          </table:table-cell>
          <table:table-cell table:formula="of:=[.R36]/[.R35]" office:value-type="float" office:value="0">
            <text:p>#DIV/0 !</text:p>
          </table:table-cell>
          <table:table-cell/>
        </table:table-row>
        <table:table-row table:style-name="ro1">
          <table:table-cell/>
          <table:table-cell table:style-name="ce1" table:number-columns-repeated="5"/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Node4</text:p>
          </table:table-cell>
          <table:table-cell table:number-columns-repeated="7"/>
          <table:table-cell office:value-type="float" office:value="190">
            <text:p>190</text:p>
          </table:table-cell>
          <table:table-cell table:formula="of:=[.J41]/[.J42]" office:value-type="float" office:value="3.45454545454545">
            <text:p>3,4545454545</text:p>
          </table:table-cell>
          <table:table-cell table:number-columns-repeated="8"/>
        </table:table-row>
        <table:table-row table:style-name="ro1">
          <table:table-cell office:value-type="string">
            <text:p>div</text:p>
          </table:table-cell>
          <table:table-cell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55">
            <text:p>55</text:p>
          </table:table-cell>
          <table:table-cell table:number-columns-repeated="9"/>
        </table:table-row>
        <table:table-row table:style-name="ro1">
          <table:table-cell office:value-type="string">
            <text:p>Node5</text:p>
          </table:table-cell>
          <table:table-cell office:value-type="string">
            <text:p>a</text:p>
          </table:table-cell>
          <table:table-cell table:formula="of:=[.C35]/[.C26]" office:value-type="float" office:value="4">
            <text:p>4</text:p>
          </table:table-cell>
          <table:table-cell table:formula="of:=[.D35]/[.D26]" office:value-type="float" office:value="3">
            <text:p>3</text:p>
          </table:table-cell>
          <table:table-cell table:formula="of:=[.E35]/[.E26]" office:value-type="float" office:value="2">
            <text:p>2</text:p>
          </table:table-cell>
          <table:table-cell table:formula="of:=[.F35]/[.F26]" office:value-type="float" office:value="1">
            <text:p>1</text:p>
          </table:table-cell>
          <table:table-cell/>
          <table:table-cell table:formula="of:=SUM([.C43:.F43])" office:value-type="float" office:value="10">
            <text:p>10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b</text:p>
          </table:table-cell>
          <table:table-cell table:formula="of:=[.C36]/[.C27]" office:value-type="float" office:value="3">
            <text:p>3</text:p>
          </table:table-cell>
          <table:table-cell table:formula="of:=[.D36]/[.D27]" office:value-type="float" office:value="3">
            <text:p>3</text:p>
          </table:table-cell>
          <table:table-cell table:formula="of:=[.E36]/[.E27]" office:value-type="float" office:value="2">
            <text:p>2</text:p>
          </table:table-cell>
          <table:table-cell table:formula="of:=[.F36]/[.F27]" office:value-type="float" office:value="1">
            <text:p>1</text:p>
          </table:table-cell>
          <table:table-cell/>
          <table:table-cell table:formula="of:=SUM([.C44:.F44])" office:value-type="float" office:value="9">
            <text:p>9</text:p>
          </table:table-cell>
          <table:table-cell table:formula="of:=64/330" office:value-type="float" office:value="0.193939393939394">
            <text:p>0,1939393939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</text:p>
          </table:table-cell>
          <table:table-cell table:formula="of:=[.C37]/[.C28]" office:value-type="float" office:value="2">
            <text:p>2</text:p>
          </table:table-cell>
          <table:table-cell table:formula="of:=[.D37]/[.D28]" office:value-type="float" office:value="2">
            <text:p>2</text:p>
          </table:table-cell>
          <table:table-cell table:formula="of:=[.E37]/[.E28]" office:value-type="float" office:value="2">
            <text:p>2</text:p>
          </table:table-cell>
          <table:table-cell table:formula="of:=[.F37]/[.F28]" office:value-type="float" office:value="1">
            <text:p>1</text:p>
          </table:table-cell>
          <table:table-cell/>
          <table:table-cell table:formula="of:=SUM([.C45:.F45])" office:value-type="float" office:value="7">
            <text:p>7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d</text:p>
          </table:table-cell>
          <table:table-cell table:formula="of:=[.C38]/[.C29]" office:value-type="float" office:value="1">
            <text:p>1</text:p>
          </table:table-cell>
          <table:table-cell table:formula="of:=[.D38]/[.D29]" office:value-type="float" office:value="1">
            <text:p>1</text:p>
          </table:table-cell>
          <table:table-cell table:formula="of:=[.E38]/[.E29]" office:value-type="float" office:value="1">
            <text:p>1</text:p>
          </table:table-cell>
          <table:table-cell table:formula="of:=[.F38]/[.F29]" office:value-type="float" office:value="1">
            <text:p>1</text:p>
          </table:table-cell>
          <table:table-cell/>
          <table:table-cell table:formula="of:=SUM([.C46:.F46])" office:value-type="float" office:value="4">
            <text:p>4</text:p>
          </table:table-cell>
          <table:table-cell table:number-columns-repeated="11"/>
        </table:table-row>
        <table:table-row table:style-name="ro1">
          <table:table-cell/>
          <table:table-cell table:style-name="ce2" table:number-columns-repeated="5"/>
          <table:table-cell table:number-columns-repeated="13"/>
        </table:table-row>
      </table:table>
      <table:table table:name="Feuille2" table:style-name="ta1" table:print="false">
        <table:table-column table:style-name="co2" table:number-columns-repeated="20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1" table:default-cell-style-name="Default"/>
        <table:table-column table:style-name="co5" table:default-cell-style-name="Default"/>
        <table:table-column table:style-name="co2" table:number-columns-repeated="980" table:default-cell-style-name="Default"/>
        <table:table-row table:style-name="ro1">
          <table:table-cell table:number-columns-repeated="3"/>
          <table:table-cell office:value-type="string">
            <text:p>..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..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bottom row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a</text:p>
          </table:table-cell>
          <table:table-cell office:value-type="float" office:value="10">
            <text:p>10</text:p>
          </table:table-cell>
          <table:table-cell office:value-type="string">
            <text:p>aa</text:p>
          </table:table-cell>
          <table:table-cell office:value-type="string">
            <text:p>ab</text:p>
          </table:table-cell>
          <table:table-cell office:value-type="string">
            <text:p>ac</text:p>
          </table:table-cell>
          <table:table-cell office:value-type="string">
            <text:p>ad</text:p>
          </table:table-cell>
          <table:table-cell office:value-type="string">
            <text:p>bb</text:p>
          </table:table-cell>
          <table:table-cell office:value-type="string">
            <text:p>bc</text:p>
          </table:table-cell>
          <table:table-cell office:value-type="string">
            <text:p>bd</text:p>
          </table:table-cell>
          <table:table-cell office:value-type="string">
            <text:p>cc</text:p>
          </table:table-cell>
          <table:table-cell office:value-type="string">
            <text:p>cd</text:p>
          </table:table-cell>
          <table:table-cell office:value-type="string">
            <text:p>dd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ab</text:p>
          </table:table-cell>
          <table:table-cell office:value-type="float" office:value="9">
            <text:p>9</text:p>
          </table:table-cell>
          <table:table-cell/>
          <table:table-cell office:value-type="string">
            <text:p>ab</text:p>
          </table:table-cell>
          <table:table-cell office:value-type="string">
            <text:p>ac</text:p>
          </table:table-cell>
          <table:table-cell office:value-type="string">
            <text:p>ad</text:p>
          </table:table-cell>
          <table:table-cell office:value-type="string">
            <text:p>bb</text:p>
          </table:table-cell>
          <table:table-cell office:value-type="string">
            <text:p>bc</text:p>
          </table:table-cell>
          <table:table-cell office:value-type="string">
            <text:p>bd</text:p>
          </table:table-cell>
          <table:table-cell office:value-type="string">
            <text:p>cc</text:p>
          </table:table-cell>
          <table:table-cell office:value-type="string">
            <text:p>cd</text:p>
          </table:table-cell>
          <table:table-cell office:value-type="string">
            <text:p>dd</text:p>
          </table:table-cell>
          <table:table-cell office:value-type="float" office:value="9">
            <text:p>9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ac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ac</text:p>
          </table:table-cell>
          <table:table-cell office:value-type="string">
            <text:p>ad</text:p>
          </table:table-cell>
          <table:table-cell/>
          <table:table-cell office:value-type="string">
            <text:p>bc</text:p>
          </table:table-cell>
          <table:table-cell office:value-type="string">
            <text:p>bd</text:p>
          </table:table-cell>
          <table:table-cell office:value-type="string">
            <text:p>cc</text:p>
          </table:table-cell>
          <table:table-cell office:value-type="string">
            <text:p>cd</text:p>
          </table:table-cell>
          <table:table-cell office:value-type="string">
            <text:p>dd</text:p>
          </table:table-cell>
          <table:table-cell office:value-type="float" office:value="7">
            <text:p>7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ad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ad</text:p>
          </table:table-cell>
          <table:table-cell table:number-columns-repeated="2"/>
          <table:table-cell office:value-type="string">
            <text:p>bd</text:p>
          </table:table-cell>
          <table:table-cell/>
          <table:table-cell office:value-type="string">
            <text:p>cd</text:p>
          </table:table-cell>
          <table:table-cell office:value-type="string">
            <text:p>dd</text:p>
          </table:table-cell>
          <table:table-cell office:value-type="float" office:value="4">
            <text:p>4</text:p>
          </table:table-cell>
          <table:table-cell table:number-columns-repeated="7"/>
          <table:table-cell table:formula="of:=[.W7]*[.X7]*[.Y7]*[.Z7]*[.AA7]" office:value-type="float" office:value="1757600">
            <text:p>1757600</text:p>
          </table:table-cell>
          <table:table-cell table:number-columns-repeated="2" office:value-type="float" office:value="10">
            <text:p>10</text:p>
          </table:table-cell>
          <table:table-cell table:number-columns-repeated="3" office:value-type="float" office:value="26">
            <text:p>26</text:p>
          </table:table-cell>
          <table:table-cell table:number-columns-repeated="997"/>
        </table:table-row>
        <table:table-row table:style-name="ro1">
          <table:table-cell/>
          <table:table-cell office:value-type="string">
            <text:p>bb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bb</text:p>
          </table:table-cell>
          <table:table-cell office:value-type="string">
            <text:p>bc</text:p>
          </table:table-cell>
          <table:table-cell office:value-type="string">
            <text:p>bd</text:p>
          </table:table-cell>
          <table:table-cell office:value-type="string">
            <text:p>cc</text:p>
          </table:table-cell>
          <table:table-cell office:value-type="string">
            <text:p>cd</text:p>
          </table:table-cell>
          <table:table-cell office:value-type="string">
            <text:p>dd</text:p>
          </table:table-cell>
          <table:table-cell office:value-type="float" office:value="6">
            <text:p>6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bc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string">
            <text:p>bc</text:p>
          </table:table-cell>
          <table:table-cell office:value-type="string">
            <text:p>bd</text:p>
          </table:table-cell>
          <table:table-cell office:value-type="string">
            <text:p>cc</text:p>
          </table:table-cell>
          <table:table-cell office:value-type="string">
            <text:p>cd</text:p>
          </table:table-cell>
          <table:table-cell office:value-type="string">
            <text:p>dd</text:p>
          </table:table-cell>
          <table:table-cell office:value-type="float" office:value="5">
            <text:p>5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bd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string">
            <text:p>bd</text:p>
          </table:table-cell>
          <table:table-cell/>
          <table:table-cell office:value-type="string">
            <text:p>cd</text:p>
          </table:table-cell>
          <table:table-cell office:value-type="string">
            <text:p>dd</text:p>
          </table:table-cell>
          <table:table-cell office:value-type="float" office:value="3">
            <text:p>3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c</text:p>
          </table:table-cell>
          <table:table-cell office:value-type="float" office:value="3">
            <text:p>3</text:p>
          </table:table-cell>
          <table:table-cell table:number-columns-repeated="7"/>
          <table:table-cell office:value-type="string">
            <text:p>cc</text:p>
          </table:table-cell>
          <table:table-cell office:value-type="string">
            <text:p>cd</text:p>
          </table:table-cell>
          <table:table-cell office:value-type="string">
            <text:p>dd</text:p>
          </table:table-cell>
          <table:table-cell office:value-type="float" office:value="3">
            <text:p>3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d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cd</text:p>
          </table:table-cell>
          <table:table-cell office:value-type="string">
            <text:p>dd</text:p>
          </table:table-cell>
          <table:table-cell office:value-type="float" office:value="2">
            <text:p>2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dd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string">
            <text:p>dd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SUM([.C4:.C13])" office:value-type="float" office:value="50">
            <text:p>50</text:p>
          </table:table-cell>
          <table:table-cell table:number-columns-repeated="35"/>
          <table:table-cell table:formula="of:=20*21/2" office:value-type="float" office:value="210">
            <text:p>210</text:p>
          </table:table-cell>
          <table:table-cell table:number-columns-repeated="4"/>
          <table:table-cell table:formula="of:=[.$BN$45]" office:value-type="float" office:value="3">
            <text:p>3</text:p>
          </table:table-cell>
          <table:table-cell table:formula="of:=[.$BM$45]" office:value-type="string" office:string-value="d">
            <text:p>d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string">
            <text:p>bottom row</text:p>
          </table:table-cell>
          <table:table-cell table:number-columns-repeated="19"/>
          <table:table-cell table:formula="of:=SUM([.AM17:.AM37])" office:value-type="float" office:value="35">
            <text:p>35</text:p>
          </table:table-cell>
          <table:table-cell table:formula="of:=[.AM15]-[.AM16]" office:value-type="float" office:value="175">
            <text:p>175</text:p>
          </table:table-cell>
          <table:table-cell table:formula="of:=SUM([.AO18:.AO37])" office:value-type="float" office:value="175">
            <text:p>175</text:p>
          </table:table-cell>
          <table:table-cell table:number-columns-repeated="983"/>
        </table:table-row>
        <table:table-row table:style-name="ro1">
          <table:table-cell table:number-columns-repeated="3"/>
          <table:table-cell office:value-type="string">
            <text:p>Combine step</text:p>
          </table:table-cell>
          <table:table-cell table:number-columns-repeated="14"/>
          <table:table-cell office:value-type="string">
            <text:p>aaa</text:p>
          </table:table-cell>
          <table:table-cell office:value-type="string">
            <text:p>aab</text:p>
          </table:table-cell>
          <table:table-cell office:value-type="string">
            <text:p>aac</text:p>
          </table:table-cell>
          <table:table-cell office:value-type="string">
            <text:p>aad</text:p>
          </table:table-cell>
          <table:table-cell office:value-type="string">
            <text:p>abb</text:p>
          </table:table-cell>
          <table:table-cell office:value-type="string">
            <text:p>abc</text:p>
          </table:table-cell>
          <table:table-cell office:value-type="string">
            <text:p>abd</text:p>
          </table:table-cell>
          <table:table-cell office:value-type="string">
            <text:p>acc</text:p>
          </table:table-cell>
          <table:table-cell office:value-type="string">
            <text:p>acd</text:p>
          </table:table-cell>
          <table:table-cell office:value-type="string">
            <text:p>add</text:p>
          </table:table-cell>
          <table:table-cell office:value-type="string">
            <text:p>bbb</text:p>
          </table:table-cell>
          <table:table-cell office:value-type="string">
            <text:p>bbc</text:p>
          </table:table-cell>
          <table:table-cell office:value-type="string">
            <text:p>bbd</text:p>
          </table:table-cell>
          <table:table-cell office:value-type="string">
            <text:p>bcc</text:p>
          </table:table-cell>
          <table:table-cell office:value-type="string">
            <text:p>bcd</text:p>
          </table:table-cell>
          <table:table-cell office:value-type="string">
            <text:p>bdd</text:p>
          </table:table-cell>
          <table:table-cell office:value-type="string">
            <text:p>ccc</text:p>
          </table:table-cell>
          <table:table-cell office:value-type="string">
            <text:p>ccd</text:p>
          </table:table-cell>
          <table:table-cell office:value-type="string">
            <text:p>cdd</text:p>
          </table:table-cell>
          <table:table-cell office:value-type="string">
            <text:p>ddd</text:p>
          </table:table-cell>
          <table:table-cell table:number-columns-repeated="986"/>
        </table:table-row>
        <table:table-row table:style-name="ro1">
          <table:table-cell table:number-columns-repeated="14"/>
          <table:table-cell office:value-type="string">
            <text:p>top row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aa</text:p>
          </table:table-cell>
          <table:table-cell office:value-type="string">
            <text:p>aaa</text:p>
          </table:table-cell>
          <table:table-cell office:value-type="string">
            <text:p>aab</text:p>
          </table:table-cell>
          <table:table-cell office:value-type="string">
            <text:p>aac</text:p>
          </table:table-cell>
          <table:table-cell office:value-type="string">
            <text:p>aad</text:p>
          </table:table-cell>
          <table:table-cell office:value-type="string">
            <text:p>abb</text:p>
          </table:table-cell>
          <table:table-cell office:value-type="string">
            <text:p>abc</text:p>
          </table:table-cell>
          <table:table-cell office:value-type="string">
            <text:p>abd</text:p>
          </table:table-cell>
          <table:table-cell office:value-type="string">
            <text:p>acc</text:p>
          </table:table-cell>
          <table:table-cell office:value-type="string">
            <text:p>acd</text:p>
          </table:table-cell>
          <table:table-cell office:value-type="string">
            <text:p>add</text:p>
          </table:table-cell>
          <table:table-cell office:value-type="string">
            <text:p>bbb</text:p>
          </table:table-cell>
          <table:table-cell office:value-type="string">
            <text:p>bbc</text:p>
          </table:table-cell>
          <table:table-cell office:value-type="string">
            <text:p>bbd</text:p>
          </table:table-cell>
          <table:table-cell office:value-type="string">
            <text:p>bcc</text:p>
          </table:table-cell>
          <table:table-cell office:value-type="string">
            <text:p>bcd</text:p>
          </table:table-cell>
          <table:table-cell office:value-type="string">
            <text:p>bdd</text:p>
          </table:table-cell>
          <table:table-cell office:value-type="string">
            <text:p>ccc</text:p>
          </table:table-cell>
          <table:table-cell office:value-type="string">
            <text:p>ccd</text:p>
          </table:table-cell>
          <table:table-cell office:value-type="string">
            <text:p>cdd</text:p>
          </table:table-cell>
          <table:table-cell office:value-type="string">
            <text:p>ddd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formula="of:=[.AN18]-[.AM18]" office:value-type="float" office:value="20">
            <text:p>20</text:p>
          </table:table-cell>
          <table:table-cell table:number-columns-repeated="2"/>
          <table:table-cell table:formula="of:=IF(EXACT(MID([.S18];[.$AR$15];1); [.$AS$15]); 1; 0)" office:value-type="float" office:value="0">
            <text:p>0</text:p>
          </table:table-cell>
          <table:table-cell table:formula="of:=IF(EXACT(MID([.T18];[.$AR$15];1); [.$AS$15]); 1; 0)" office:value-type="float" office:value="0">
            <text:p>0</text:p>
          </table:table-cell>
          <table:table-cell table:formula="of:=IF(EXACT(MID([.U18];[.$AR$15];1); [.$AS$15]); 1; 0)" office:value-type="float" office:value="0">
            <text:p>0</text:p>
          </table:table-cell>
          <table:table-cell table:formula="of:=IF(EXACT(MID([.V18];[.$AR$15];1); [.$AS$15]); 1; 0)" office:value-type="float" office:value="1">
            <text:p>1</text:p>
          </table:table-cell>
          <table:table-cell table:formula="of:=IF(EXACT(MID([.W18];[.$AR$15];1); [.$AS$15]); 1; 0)" office:value-type="float" office:value="0">
            <text:p>0</text:p>
          </table:table-cell>
          <table:table-cell table:formula="of:=IF(EXACT(MID([.X18];[.$AR$15];1); [.$AS$15]); 1; 0)" office:value-type="float" office:value="0">
            <text:p>0</text:p>
          </table:table-cell>
          <table:table-cell table:formula="of:=IF(EXACT(MID([.Y18];[.$AR$15];1); [.$AS$15]); 1; 0)" office:value-type="float" office:value="1">
            <text:p>1</text:p>
          </table:table-cell>
          <table:table-cell table:formula="of:=IF(EXACT(MID([.Z18];[.$AR$15];1); [.$AS$15]); 1; 0)" office:value-type="float" office:value="0">
            <text:p>0</text:p>
          </table:table-cell>
          <table:table-cell table:formula="of:=IF(EXACT(MID([.AA18];[.$AR$15];1); [.$AS$15]); 1; 0)" office:value-type="float" office:value="1">
            <text:p>1</text:p>
          </table:table-cell>
          <table:table-cell table:formula="of:=IF(EXACT(MID([.AB18];[.$AR$15];1); [.$AS$15]); 1; 0)" office:value-type="float" office:value="1">
            <text:p>1</text:p>
          </table:table-cell>
          <table:table-cell table:formula="of:=IF(EXACT(MID([.AC18];[.$AR$15];1); [.$AS$15]); 1; 0)" office:value-type="float" office:value="0">
            <text:p>0</text:p>
          </table:table-cell>
          <table:table-cell table:formula="of:=IF(EXACT(MID([.AD18];[.$AR$15];1); [.$AS$15]); 1; 0)" office:value-type="float" office:value="0">
            <text:p>0</text:p>
          </table:table-cell>
          <table:table-cell table:formula="of:=IF(EXACT(MID([.AE18];[.$AR$15];1); [.$AS$15]); 1; 0)" office:value-type="float" office:value="1">
            <text:p>1</text:p>
          </table:table-cell>
          <table:table-cell table:formula="of:=IF(EXACT(MID([.AF18];[.$AR$15];1); [.$AS$15]); 1; 0)" office:value-type="float" office:value="0">
            <text:p>0</text:p>
          </table:table-cell>
          <table:table-cell table:formula="of:=IF(EXACT(MID([.AG18];[.$AR$15];1); [.$AS$15]); 1; 0)" office:value-type="float" office:value="1">
            <text:p>1</text:p>
          </table:table-cell>
          <table:table-cell table:formula="of:=IF(EXACT(MID([.AH18];[.$AR$15];1); [.$AS$15]); 1; 0)" office:value-type="float" office:value="1">
            <text:p>1</text:p>
          </table:table-cell>
          <table:table-cell table:formula="of:=IF(EXACT(MID([.AI18];[.$AR$15];1); [.$AS$15]); 1; 0)" office:value-type="float" office:value="0">
            <text:p>0</text:p>
          </table:table-cell>
          <table:table-cell table:formula="of:=IF(EXACT(MID([.AJ18];[.$AR$15];1); [.$AS$15]); 1; 0)" office:value-type="float" office:value="1">
            <text:p>1</text:p>
          </table:table-cell>
          <table:table-cell table:formula="of:=IF(EXACT(MID([.AK18];[.$AR$15];1); [.$AS$15]); 1; 0)" office:value-type="float" office:value="1">
            <text:p>1</text:p>
          </table:table-cell>
          <table:table-cell table:formula="of:=IF(EXACT(MID([.AL18];[.$AR$15];1); [.$AS$15]); 1; 0)" office:value-type="float" office:value="1">
            <text:p>1</text:p>
          </table:table-cell>
          <table:table-cell table:number-columns-repeated="961"/>
        </table:table-row>
        <table:table-row table:style-name="ro1">
          <table:table-cell table:number-columns-repeated="2"/>
          <table:table-cell office:value-type="string">
            <text:p>aa</text:p>
          </table:table-cell>
          <table:table-cell office:value-type="float" office:value="1">
            <text:p>1</text:p>
          </table:table-cell>
          <table:table-cell table:number-columns-repeated="13"/>
          <table:table-cell office:value-type="string">
            <text:p>aab</text:p>
          </table:table-cell>
          <table:table-cell/>
          <table:table-cell office:value-type="string">
            <text:p>aab</text:p>
          </table:table-cell>
          <table:table-cell office:value-type="string">
            <text:p>aac</text:p>
          </table:table-cell>
          <table:table-cell office:value-type="string">
            <text:p>aad</text:p>
          </table:table-cell>
          <table:table-cell office:value-type="string">
            <text:p>abb</text:p>
          </table:table-cell>
          <table:table-cell office:value-type="string">
            <text:p>abc</text:p>
          </table:table-cell>
          <table:table-cell office:value-type="string">
            <text:p>abd</text:p>
          </table:table-cell>
          <table:table-cell office:value-type="string">
            <text:p>acc</text:p>
          </table:table-cell>
          <table:table-cell office:value-type="string">
            <text:p>acd</text:p>
          </table:table-cell>
          <table:table-cell office:value-type="string">
            <text:p>add</text:p>
          </table:table-cell>
          <table:table-cell office:value-type="string">
            <text:p>bbb</text:p>
          </table:table-cell>
          <table:table-cell office:value-type="string">
            <text:p>bbc</text:p>
          </table:table-cell>
          <table:table-cell office:value-type="string">
            <text:p>bbd</text:p>
          </table:table-cell>
          <table:table-cell office:value-type="string">
            <text:p>bcc</text:p>
          </table:table-cell>
          <table:table-cell office:value-type="string">
            <text:p>bcd</text:p>
          </table:table-cell>
          <table:table-cell office:value-type="string">
            <text:p>bdd</text:p>
          </table:table-cell>
          <table:table-cell office:value-type="string">
            <text:p>ccc</text:p>
          </table:table-cell>
          <table:table-cell office:value-type="string">
            <text:p>ccd</text:p>
          </table:table-cell>
          <table:table-cell office:value-type="string">
            <text:p>cdd</text:p>
          </table:table-cell>
          <table:table-cell office:value-type="string">
            <text:p>ddd</text:p>
          </table:table-cell>
          <table:table-cell office:value-type="float" office:value="0">
            <text:p>0</text:p>
          </table:table-cell>
          <table:table-cell table:formula="of:=[.AN18]-1" office:value-type="float" office:value="19">
            <text:p>19</text:p>
          </table:table-cell>
          <table:table-cell table:formula="of:=[.AN19]-[.AM19]" office:value-type="float" office:value="19">
            <text:p>19</text:p>
          </table:table-cell>
          <table:table-cell table:number-columns-repeated="2"/>
          <table:table-cell table:formula="of:=IF(EXACT(MID([.S19];[.$AR$15];1); [.$AS$15]); 1; 0)" office:value-type="float" office:value="0">
            <text:p>0</text:p>
          </table:table-cell>
          <table:table-cell table:formula="of:=IF(EXACT(MID([.T19];[.$AR$15];1); [.$AS$15]); 1; 0)" office:value-type="float" office:value="0">
            <text:p>0</text:p>
          </table:table-cell>
          <table:table-cell table:formula="of:=IF(EXACT(MID([.U19];[.$AR$15];1); [.$AS$15]); 1; 0)" office:value-type="float" office:value="0">
            <text:p>0</text:p>
          </table:table-cell>
          <table:table-cell table:formula="of:=IF(EXACT(MID([.V19];[.$AR$15];1); [.$AS$15]); 1; 0)" office:value-type="float" office:value="1">
            <text:p>1</text:p>
          </table:table-cell>
          <table:table-cell table:formula="of:=IF(EXACT(MID([.W19];[.$AR$15];1); [.$AS$15]); 1; 0)" office:value-type="float" office:value="0">
            <text:p>0</text:p>
          </table:table-cell>
          <table:table-cell table:formula="of:=IF(EXACT(MID([.X19];[.$AR$15];1); [.$AS$15]); 1; 0)" office:value-type="float" office:value="0">
            <text:p>0</text:p>
          </table:table-cell>
          <table:table-cell table:formula="of:=IF(EXACT(MID([.Y19];[.$AR$15];1); [.$AS$15]); 1; 0)" office:value-type="float" office:value="1">
            <text:p>1</text:p>
          </table:table-cell>
          <table:table-cell table:formula="of:=IF(EXACT(MID([.Z19];[.$AR$15];1); [.$AS$15]); 1; 0)" office:value-type="float" office:value="0">
            <text:p>0</text:p>
          </table:table-cell>
          <table:table-cell table:formula="of:=IF(EXACT(MID([.AA19];[.$AR$15];1); [.$AS$15]); 1; 0)" office:value-type="float" office:value="1">
            <text:p>1</text:p>
          </table:table-cell>
          <table:table-cell table:formula="of:=IF(EXACT(MID([.AB19];[.$AR$15];1); [.$AS$15]); 1; 0)" office:value-type="float" office:value="1">
            <text:p>1</text:p>
          </table:table-cell>
          <table:table-cell table:formula="of:=IF(EXACT(MID([.AC19];[.$AR$15];1); [.$AS$15]); 1; 0)" office:value-type="float" office:value="0">
            <text:p>0</text:p>
          </table:table-cell>
          <table:table-cell table:formula="of:=IF(EXACT(MID([.AD19];[.$AR$15];1); [.$AS$15]); 1; 0)" office:value-type="float" office:value="0">
            <text:p>0</text:p>
          </table:table-cell>
          <table:table-cell table:formula="of:=IF(EXACT(MID([.AE19];[.$AR$15];1); [.$AS$15]); 1; 0)" office:value-type="float" office:value="1">
            <text:p>1</text:p>
          </table:table-cell>
          <table:table-cell table:formula="of:=IF(EXACT(MID([.AF19];[.$AR$15];1); [.$AS$15]); 1; 0)" office:value-type="float" office:value="0">
            <text:p>0</text:p>
          </table:table-cell>
          <table:table-cell table:formula="of:=IF(EXACT(MID([.AG19];[.$AR$15];1); [.$AS$15]); 1; 0)" office:value-type="float" office:value="1">
            <text:p>1</text:p>
          </table:table-cell>
          <table:table-cell table:formula="of:=IF(EXACT(MID([.AH19];[.$AR$15];1); [.$AS$15]); 1; 0)" office:value-type="float" office:value="1">
            <text:p>1</text:p>
          </table:table-cell>
          <table:table-cell table:formula="of:=IF(EXACT(MID([.AI19];[.$AR$15];1); [.$AS$15]); 1; 0)" office:value-type="float" office:value="0">
            <text:p>0</text:p>
          </table:table-cell>
          <table:table-cell table:formula="of:=IF(EXACT(MID([.AJ19];[.$AR$15];1); [.$AS$15]); 1; 0)" office:value-type="float" office:value="1">
            <text:p>1</text:p>
          </table:table-cell>
          <table:table-cell table:formula="of:=IF(EXACT(MID([.AK19];[.$AR$15];1); [.$AS$15]); 1; 0)" office:value-type="float" office:value="1">
            <text:p>1</text:p>
          </table:table-cell>
          <table:table-cell table:formula="of:=IF(EXACT(MID([.AL19];[.$AR$15];1); [.$AS$15]); 1; 0)" office:value-type="float" office:value="1">
            <text:p>1</text:p>
          </table:table-cell>
          <table:table-cell table:number-columns-repeated="961"/>
        </table:table-row>
        <table:table-row table:style-name="ro1">
          <table:table-cell table:number-columns-repeated="2"/>
          <table:table-cell office:value-type="string">
            <text:p>ab</text:p>
          </table:table-cell>
          <table:table-cell office:value-type="float" office:value="2">
            <text:p>2</text:p>
          </table:table-cell>
          <table:table-cell table:number-columns-repeated="13"/>
          <table:table-cell office:value-type="string">
            <text:p>aac</text:p>
          </table:table-cell>
          <table:table-cell table:number-columns-repeated="2"/>
          <table:table-cell office:value-type="string">
            <text:p>aac</text:p>
          </table:table-cell>
          <table:table-cell office:value-type="string">
            <text:p>aad</text:p>
          </table:table-cell>
          <table:table-cell table:style-name="ce8"/>
          <table:table-cell office:value-type="string">
            <text:p>abc</text:p>
          </table:table-cell>
          <table:table-cell office:value-type="string">
            <text:p>abd</text:p>
          </table:table-cell>
          <table:table-cell office:value-type="string">
            <text:p>acc</text:p>
          </table:table-cell>
          <table:table-cell office:value-type="string">
            <text:p>acd</text:p>
          </table:table-cell>
          <table:table-cell office:value-type="string">
            <text:p>add</text:p>
          </table:table-cell>
          <table:table-cell table:style-name="ce8"/>
          <table:table-cell office:value-type="string">
            <text:p>bbc</text:p>
          </table:table-cell>
          <table:table-cell office:value-type="string">
            <text:p>bbd</text:p>
          </table:table-cell>
          <table:table-cell office:value-type="string">
            <text:p>bcc</text:p>
          </table:table-cell>
          <table:table-cell office:value-type="string">
            <text:p>bcd</text:p>
          </table:table-cell>
          <table:table-cell office:value-type="string">
            <text:p>bdd</text:p>
          </table:table-cell>
          <table:table-cell office:value-type="string">
            <text:p>ccc</text:p>
          </table:table-cell>
          <table:table-cell office:value-type="string">
            <text:p>ccd</text:p>
          </table:table-cell>
          <table:table-cell office:value-type="string">
            <text:p>cdd</text:p>
          </table:table-cell>
          <table:table-cell office:value-type="string">
            <text:p>ddd</text:p>
          </table:table-cell>
          <table:table-cell office:value-type="float" office:value="2">
            <text:p>2</text:p>
          </table:table-cell>
          <table:table-cell table:formula="of:=[.AN19]-1" office:value-type="float" office:value="18">
            <text:p>18</text:p>
          </table:table-cell>
          <table:table-cell table:formula="of:=[.AN20]-[.AM20]" office:value-type="float" office:value="16">
            <text:p>16</text:p>
          </table:table-cell>
          <table:table-cell table:number-columns-repeated="2"/>
          <table:table-cell table:formula="of:=IF(EXACT(MID([.S20];[.$AR$15];1); [.$AS$15]); 1; 0)" office:value-type="float" office:value="0">
            <text:p>0</text:p>
          </table:table-cell>
          <table:table-cell table:formula="of:=IF(EXACT(MID([.T20];[.$AR$15];1); [.$AS$15]); 1; 0)" office:value-type="float" office:value="0">
            <text:p>0</text:p>
          </table:table-cell>
          <table:table-cell table:formula="of:=IF(EXACT(MID([.U20];[.$AR$15];1); [.$AS$15]); 1; 0)" office:value-type="float" office:value="0">
            <text:p>0</text:p>
          </table:table-cell>
          <table:table-cell table:formula="of:=IF(EXACT(MID([.V20];[.$AR$15];1); [.$AS$15]); 1; 0)" office:value-type="float" office:value="1">
            <text:p>1</text:p>
          </table:table-cell>
          <table:table-cell table:formula="of:=IF(EXACT(MID([.W20];[.$AR$15];1); [.$AS$15]); 1; 0)" office:value-type="float" office:value="0">
            <text:p>0</text:p>
          </table:table-cell>
          <table:table-cell table:formula="of:=IF(EXACT(MID([.X20];[.$AR$15];1); [.$AS$15]); 1; 0)" office:value-type="float" office:value="0">
            <text:p>0</text:p>
          </table:table-cell>
          <table:table-cell table:formula="of:=IF(EXACT(MID([.Y20];[.$AR$15];1); [.$AS$15]); 1; 0)" office:value-type="float" office:value="1">
            <text:p>1</text:p>
          </table:table-cell>
          <table:table-cell table:formula="of:=IF(EXACT(MID([.Z20];[.$AR$15];1); [.$AS$15]); 1; 0)" office:value-type="float" office:value="0">
            <text:p>0</text:p>
          </table:table-cell>
          <table:table-cell table:formula="of:=IF(EXACT(MID([.AA20];[.$AR$15];1); [.$AS$15]); 1; 0)" office:value-type="float" office:value="1">
            <text:p>1</text:p>
          </table:table-cell>
          <table:table-cell table:formula="of:=IF(EXACT(MID([.AB20];[.$AR$15];1); [.$AS$15]); 1; 0)" office:value-type="float" office:value="1">
            <text:p>1</text:p>
          </table:table-cell>
          <table:table-cell table:formula="of:=IF(EXACT(MID([.AC20];[.$AR$15];1); [.$AS$15]); 1; 0)" office:value-type="float" office:value="0">
            <text:p>0</text:p>
          </table:table-cell>
          <table:table-cell table:formula="of:=IF(EXACT(MID([.AD20];[.$AR$15];1); [.$AS$15]); 1; 0)" office:value-type="float" office:value="0">
            <text:p>0</text:p>
          </table:table-cell>
          <table:table-cell table:formula="of:=IF(EXACT(MID([.AE20];[.$AR$15];1); [.$AS$15]); 1; 0)" office:value-type="float" office:value="1">
            <text:p>1</text:p>
          </table:table-cell>
          <table:table-cell table:formula="of:=IF(EXACT(MID([.AF20];[.$AR$15];1); [.$AS$15]); 1; 0)" office:value-type="float" office:value="0">
            <text:p>0</text:p>
          </table:table-cell>
          <table:table-cell table:formula="of:=IF(EXACT(MID([.AG20];[.$AR$15];1); [.$AS$15]); 1; 0)" office:value-type="float" office:value="1">
            <text:p>1</text:p>
          </table:table-cell>
          <table:table-cell table:formula="of:=IF(EXACT(MID([.AH20];[.$AR$15];1); [.$AS$15]); 1; 0)" office:value-type="float" office:value="1">
            <text:p>1</text:p>
          </table:table-cell>
          <table:table-cell table:formula="of:=IF(EXACT(MID([.AI20];[.$AR$15];1); [.$AS$15]); 1; 0)" office:value-type="float" office:value="0">
            <text:p>0</text:p>
          </table:table-cell>
          <table:table-cell table:formula="of:=IF(EXACT(MID([.AJ20];[.$AR$15];1); [.$AS$15]); 1; 0)" office:value-type="float" office:value="1">
            <text:p>1</text:p>
          </table:table-cell>
          <table:table-cell table:formula="of:=IF(EXACT(MID([.AK20];[.$AR$15];1); [.$AS$15]); 1; 0)" office:value-type="float" office:value="1">
            <text:p>1</text:p>
          </table:table-cell>
          <table:table-cell table:formula="of:=IF(EXACT(MID([.AL20];[.$AR$15];1); [.$AS$15]); 1; 0)" office:value-type="float" office:value="1">
            <text:p>1</text:p>
          </table:table-cell>
          <table:table-cell table:number-columns-repeated="961"/>
        </table:table-row>
        <table:table-row table:style-name="ro1">
          <table:table-cell table:number-columns-repeated="2"/>
          <table:table-cell office:value-type="string">
            <text:p>ac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count function</text:p>
          </table:table-cell>
          <table:table-cell table:number-columns-repeated="10"/>
          <table:table-cell office:value-type="string">
            <text:p>aad</text:p>
          </table:table-cell>
          <table:table-cell table:number-columns-repeated="3"/>
          <table:table-cell office:value-type="string">
            <text:p>aad</text:p>
          </table:table-cell>
          <table:table-cell table:number-columns-repeated="2" table:style-name="ce8"/>
          <table:table-cell office:value-type="string">
            <text:p>abd</text:p>
          </table:table-cell>
          <table:table-cell table:style-name="ce8"/>
          <table:table-cell office:value-type="string">
            <text:p>acd</text:p>
          </table:table-cell>
          <table:table-cell office:value-type="string">
            <text:p>add</text:p>
          </table:table-cell>
          <table:table-cell table:number-columns-repeated="2" table:style-name="ce8"/>
          <table:table-cell office:value-type="string">
            <text:p>bbd</text:p>
          </table:table-cell>
          <table:table-cell table:style-name="ce8"/>
          <table:table-cell office:value-type="string">
            <text:p>bcd</text:p>
          </table:table-cell>
          <table:table-cell office:value-type="string">
            <text:p>bdd</text:p>
          </table:table-cell>
          <table:table-cell table:style-name="ce8"/>
          <table:table-cell office:value-type="string">
            <text:p>ccd</text:p>
          </table:table-cell>
          <table:table-cell office:value-type="string">
            <text:p>cdd</text:p>
          </table:table-cell>
          <table:table-cell office:value-type="string">
            <text:p>ddd</text:p>
          </table:table-cell>
          <table:table-cell office:value-type="float" office:value="7">
            <text:p>7</text:p>
          </table:table-cell>
          <table:table-cell table:formula="of:=[.AN20]-1" office:value-type="float" office:value="17">
            <text:p>17</text:p>
          </table:table-cell>
          <table:table-cell table:formula="of:=[.AN21]-[.AM21]" office:value-type="float" office:value="10">
            <text:p>10</text:p>
          </table:table-cell>
          <table:table-cell table:number-columns-repeated="2"/>
          <table:table-cell table:formula="of:=IF(EXACT(MID([.S21];[.$AR$15];1); [.$AS$15]); 1; 0)" office:value-type="float" office:value="0">
            <text:p>0</text:p>
          </table:table-cell>
          <table:table-cell table:formula="of:=IF(EXACT(MID([.T21];[.$AR$15];1); [.$AS$15]); 1; 0)" office:value-type="float" office:value="0">
            <text:p>0</text:p>
          </table:table-cell>
          <table:table-cell table:formula="of:=IF(EXACT(MID([.U21];[.$AR$15];1); [.$AS$15]); 1; 0)" office:value-type="float" office:value="0">
            <text:p>0</text:p>
          </table:table-cell>
          <table:table-cell table:formula="of:=IF(EXACT(MID([.V21];[.$AR$15];1); [.$AS$15]); 1; 0)" office:value-type="float" office:value="1">
            <text:p>1</text:p>
          </table:table-cell>
          <table:table-cell table:formula="of:=IF(EXACT(MID([.W21];[.$AR$15];1); [.$AS$15]); 1; 0)" office:value-type="float" office:value="0">
            <text:p>0</text:p>
          </table:table-cell>
          <table:table-cell table:formula="of:=IF(EXACT(MID([.X21];[.$AR$15];1); [.$AS$15]); 1; 0)" office:value-type="float" office:value="0">
            <text:p>0</text:p>
          </table:table-cell>
          <table:table-cell table:formula="of:=IF(EXACT(MID([.Y21];[.$AR$15];1); [.$AS$15]); 1; 0)" office:value-type="float" office:value="1">
            <text:p>1</text:p>
          </table:table-cell>
          <table:table-cell table:formula="of:=IF(EXACT(MID([.Z21];[.$AR$15];1); [.$AS$15]); 1; 0)" office:value-type="float" office:value="0">
            <text:p>0</text:p>
          </table:table-cell>
          <table:table-cell table:formula="of:=IF(EXACT(MID([.AA21];[.$AR$15];1); [.$AS$15]); 1; 0)" office:value-type="float" office:value="1">
            <text:p>1</text:p>
          </table:table-cell>
          <table:table-cell table:formula="of:=IF(EXACT(MID([.AB21];[.$AR$15];1); [.$AS$15]); 1; 0)" office:value-type="float" office:value="1">
            <text:p>1</text:p>
          </table:table-cell>
          <table:table-cell table:formula="of:=IF(EXACT(MID([.AC21];[.$AR$15];1); [.$AS$15]); 1; 0)" office:value-type="float" office:value="0">
            <text:p>0</text:p>
          </table:table-cell>
          <table:table-cell table:formula="of:=IF(EXACT(MID([.AD21];[.$AR$15];1); [.$AS$15]); 1; 0)" office:value-type="float" office:value="0">
            <text:p>0</text:p>
          </table:table-cell>
          <table:table-cell table:formula="of:=IF(EXACT(MID([.AE21];[.$AR$15];1); [.$AS$15]); 1; 0)" office:value-type="float" office:value="1">
            <text:p>1</text:p>
          </table:table-cell>
          <table:table-cell table:formula="of:=IF(EXACT(MID([.AF21];[.$AR$15];1); [.$AS$15]); 1; 0)" office:value-type="float" office:value="0">
            <text:p>0</text:p>
          </table:table-cell>
          <table:table-cell table:formula="of:=IF(EXACT(MID([.AG21];[.$AR$15];1); [.$AS$15]); 1; 0)" office:value-type="float" office:value="1">
            <text:p>1</text:p>
          </table:table-cell>
          <table:table-cell table:formula="of:=IF(EXACT(MID([.AH21];[.$AR$15];1); [.$AS$15]); 1; 0)" office:value-type="float" office:value="1">
            <text:p>1</text:p>
          </table:table-cell>
          <table:table-cell table:formula="of:=IF(EXACT(MID([.AI21];[.$AR$15];1); [.$AS$15]); 1; 0)" office:value-type="float" office:value="0">
            <text:p>0</text:p>
          </table:table-cell>
          <table:table-cell table:formula="of:=IF(EXACT(MID([.AJ21];[.$AR$15];1); [.$AS$15]); 1; 0)" office:value-type="float" office:value="1">
            <text:p>1</text:p>
          </table:table-cell>
          <table:table-cell table:formula="of:=IF(EXACT(MID([.AK21];[.$AR$15];1); [.$AS$15]); 1; 0)" office:value-type="float" office:value="1">
            <text:p>1</text:p>
          </table:table-cell>
          <table:table-cell table:formula="of:=IF(EXACT(MID([.AL21];[.$AR$15];1); [.$AS$15]); 1; 0)" office:value-type="float" office:value="1">
            <text:p>1</text:p>
          </table:table-cell>
          <table:table-cell table:number-columns-repeated="961"/>
        </table:table-row>
        <table:table-row table:style-name="ro1">
          <table:table-cell table:number-columns-repeated="2"/>
          <table:table-cell office:value-type="string">
            <text:p>ad</text:p>
          </table:table-cell>
          <table:table-cell office:value-type="float" office:value="4">
            <text:p>4</text:p>
          </table:table-cell>
          <table:table-cell table:number-columns-repeated="12"/>
          <table:table-cell office:value-type="float" office:value="5">
            <text:p>5</text:p>
          </table:table-cell>
          <table:table-cell office:value-type="string">
            <text:p>abb</text:p>
          </table:table-cell>
          <table:table-cell table:number-columns-repeated="4"/>
          <table:table-cell office:value-type="string">
            <text:p>abb</text:p>
          </table:table-cell>
          <table:table-cell office:value-type="string">
            <text:p>abc</text:p>
          </table:table-cell>
          <table:table-cell office:value-type="string">
            <text:p>abd</text:p>
          </table:table-cell>
          <table:table-cell office:value-type="string">
            <text:p>acc</text:p>
          </table:table-cell>
          <table:table-cell office:value-type="string">
            <text:p>acd</text:p>
          </table:table-cell>
          <table:table-cell office:value-type="string">
            <text:p>add</text:p>
          </table:table-cell>
          <table:table-cell office:value-type="string">
            <text:p>bbb</text:p>
          </table:table-cell>
          <table:table-cell office:value-type="string">
            <text:p>bbc</text:p>
          </table:table-cell>
          <table:table-cell office:value-type="string">
            <text:p>bbd</text:p>
          </table:table-cell>
          <table:table-cell office:value-type="string">
            <text:p>bcc</text:p>
          </table:table-cell>
          <table:table-cell office:value-type="string">
            <text:p>bcd</text:p>
          </table:table-cell>
          <table:table-cell office:value-type="string">
            <text:p>bdd</text:p>
          </table:table-cell>
          <table:table-cell office:value-type="string">
            <text:p>ccc</text:p>
          </table:table-cell>
          <table:table-cell office:value-type="string">
            <text:p>ccd</text:p>
          </table:table-cell>
          <table:table-cell office:value-type="string">
            <text:p>cdd</text:p>
          </table:table-cell>
          <table:table-cell office:value-type="string">
            <text:p>ddd</text:p>
          </table:table-cell>
          <table:table-cell office:value-type="float" office:value="0">
            <text:p>0</text:p>
          </table:table-cell>
          <table:table-cell table:formula="of:=[.AN21]-1" office:value-type="float" office:value="16">
            <text:p>16</text:p>
          </table:table-cell>
          <table:table-cell table:formula="of:=[.AN22]-[.AM22]" office:value-type="float" office:value="16">
            <text:p>16</text:p>
          </table:table-cell>
          <table:table-cell table:number-columns-repeated="2"/>
          <table:table-cell table:formula="of:=IF(EXACT(MID([.S22];[.$AR$15];1); [.$AS$15]); 1; 0)" office:value-type="float" office:value="0">
            <text:p>0</text:p>
          </table:table-cell>
          <table:table-cell table:formula="of:=IF(EXACT(MID([.T22];[.$AR$15];1); [.$AS$15]); 1; 0)" office:value-type="float" office:value="0">
            <text:p>0</text:p>
          </table:table-cell>
          <table:table-cell table:formula="of:=IF(EXACT(MID([.U22];[.$AR$15];1); [.$AS$15]); 1; 0)" office:value-type="float" office:value="0">
            <text:p>0</text:p>
          </table:table-cell>
          <table:table-cell table:formula="of:=IF(EXACT(MID([.V22];[.$AR$15];1); [.$AS$15]); 1; 0)" office:value-type="float" office:value="0">
            <text:p>0</text:p>
          </table:table-cell>
          <table:table-cell table:formula="of:=IF(EXACT(MID([.W22];[.$AR$15];1); [.$AS$15]); 1; 0)" office:value-type="float" office:value="0">
            <text:p>0</text:p>
          </table:table-cell>
          <table:table-cell table:formula="of:=IF(EXACT(MID([.X22];[.$AR$15];1); [.$AS$15]); 1; 0)" office:value-type="float" office:value="0">
            <text:p>0</text:p>
          </table:table-cell>
          <table:table-cell table:formula="of:=IF(EXACT(MID([.Y22];[.$AR$15];1); [.$AS$15]); 1; 0)" office:value-type="float" office:value="1">
            <text:p>1</text:p>
          </table:table-cell>
          <table:table-cell table:formula="of:=IF(EXACT(MID([.Z22];[.$AR$15];1); [.$AS$15]); 1; 0)" office:value-type="float" office:value="0">
            <text:p>0</text:p>
          </table:table-cell>
          <table:table-cell table:formula="of:=IF(EXACT(MID([.AA22];[.$AR$15];1); [.$AS$15]); 1; 0)" office:value-type="float" office:value="1">
            <text:p>1</text:p>
          </table:table-cell>
          <table:table-cell table:formula="of:=IF(EXACT(MID([.AB22];[.$AR$15];1); [.$AS$15]); 1; 0)" office:value-type="float" office:value="1">
            <text:p>1</text:p>
          </table:table-cell>
          <table:table-cell table:formula="of:=IF(EXACT(MID([.AC22];[.$AR$15];1); [.$AS$15]); 1; 0)" office:value-type="float" office:value="0">
            <text:p>0</text:p>
          </table:table-cell>
          <table:table-cell table:formula="of:=IF(EXACT(MID([.AD22];[.$AR$15];1); [.$AS$15]); 1; 0)" office:value-type="float" office:value="0">
            <text:p>0</text:p>
          </table:table-cell>
          <table:table-cell table:formula="of:=IF(EXACT(MID([.AE22];[.$AR$15];1); [.$AS$15]); 1; 0)" office:value-type="float" office:value="1">
            <text:p>1</text:p>
          </table:table-cell>
          <table:table-cell table:formula="of:=IF(EXACT(MID([.AF22];[.$AR$15];1); [.$AS$15]); 1; 0)" office:value-type="float" office:value="0">
            <text:p>0</text:p>
          </table:table-cell>
          <table:table-cell table:formula="of:=IF(EXACT(MID([.AG22];[.$AR$15];1); [.$AS$15]); 1; 0)" office:value-type="float" office:value="1">
            <text:p>1</text:p>
          </table:table-cell>
          <table:table-cell table:formula="of:=IF(EXACT(MID([.AH22];[.$AR$15];1); [.$AS$15]); 1; 0)" office:value-type="float" office:value="1">
            <text:p>1</text:p>
          </table:table-cell>
          <table:table-cell table:formula="of:=IF(EXACT(MID([.AI22];[.$AR$15];1); [.$AS$15]); 1; 0)" office:value-type="float" office:value="0">
            <text:p>0</text:p>
          </table:table-cell>
          <table:table-cell table:formula="of:=IF(EXACT(MID([.AJ22];[.$AR$15];1); [.$AS$15]); 1; 0)" office:value-type="float" office:value="1">
            <text:p>1</text:p>
          </table:table-cell>
          <table:table-cell table:formula="of:=IF(EXACT(MID([.AK22];[.$AR$15];1); [.$AS$15]); 1; 0)" office:value-type="float" office:value="1">
            <text:p>1</text:p>
          </table:table-cell>
          <table:table-cell table:formula="of:=IF(EXACT(MID([.AL22];[.$AR$15];1); [.$AS$15]); 1; 0)" office:value-type="float" office:value="1">
            <text:p>1</text:p>
          </table:table-cell>
          <table:table-cell table:number-columns-repeated="961"/>
        </table:table-row>
        <table:table-row table:style-name="ro1">
          <table:table-cell table:number-columns-repeated="2"/>
          <table:table-cell office:value-type="string">
            <text:p>bb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a..</text:p>
          </table:table-cell>
          <table:table-cell table:number-columns-repeated="6"/>
          <table:table-cell office:value-type="string">
            <text:p>abc</text:p>
          </table:table-cell>
          <table:table-cell table:number-columns-repeated="5"/>
          <table:table-cell office:value-type="string">
            <text:p>abc</text:p>
          </table:table-cell>
          <table:table-cell office:value-type="string">
            <text:p>abd</text:p>
          </table:table-cell>
          <table:table-cell office:value-type="string">
            <text:p>acc</text:p>
          </table:table-cell>
          <table:table-cell office:value-type="string">
            <text:p>acd</text:p>
          </table:table-cell>
          <table:table-cell office:value-type="string">
            <text:p>add</text:p>
          </table:table-cell>
          <table:table-cell/>
          <table:table-cell office:value-type="string">
            <text:p>bbc</text:p>
          </table:table-cell>
          <table:table-cell office:value-type="string">
            <text:p>bbd</text:p>
          </table:table-cell>
          <table:table-cell office:value-type="string">
            <text:p>bcc</text:p>
          </table:table-cell>
          <table:table-cell office:value-type="string">
            <text:p>bcd</text:p>
          </table:table-cell>
          <table:table-cell office:value-type="string">
            <text:p>bdd</text:p>
          </table:table-cell>
          <table:table-cell office:value-type="string">
            <text:p>ccc</text:p>
          </table:table-cell>
          <table:table-cell office:value-type="string">
            <text:p>ccd</text:p>
          </table:table-cell>
          <table:table-cell office:value-type="string">
            <text:p>cdd</text:p>
          </table:table-cell>
          <table:table-cell office:value-type="string">
            <text:p>ddd</text:p>
          </table:table-cell>
          <table:table-cell office:value-type="float" office:value="1">
            <text:p>1</text:p>
          </table:table-cell>
          <table:table-cell table:formula="of:=[.AN22]-1" office:value-type="float" office:value="15">
            <text:p>15</text:p>
          </table:table-cell>
          <table:table-cell table:formula="of:=[.AN23]-[.AM23]" office:value-type="float" office:value="14">
            <text:p>14</text:p>
          </table:table-cell>
          <table:table-cell table:number-columns-repeated="2"/>
          <table:table-cell table:formula="of:=IF(EXACT(MID([.S23];[.$AR$15];1); [.$AS$15]); 1; 0)" office:value-type="float" office:value="0">
            <text:p>0</text:p>
          </table:table-cell>
          <table:table-cell table:formula="of:=IF(EXACT(MID([.T23];[.$AR$15];1); [.$AS$15]); 1; 0)" office:value-type="float" office:value="0">
            <text:p>0</text:p>
          </table:table-cell>
          <table:table-cell table:formula="of:=IF(EXACT(MID([.U23];[.$AR$15];1); [.$AS$15]); 1; 0)" office:value-type="float" office:value="0">
            <text:p>0</text:p>
          </table:table-cell>
          <table:table-cell table:formula="of:=IF(EXACT(MID([.V23];[.$AR$15];1); [.$AS$15]); 1; 0)" office:value-type="float" office:value="0">
            <text:p>0</text:p>
          </table:table-cell>
          <table:table-cell table:formula="of:=IF(EXACT(MID([.W23];[.$AR$15];1); [.$AS$15]); 1; 0)" office:value-type="float" office:value="0">
            <text:p>0</text:p>
          </table:table-cell>
          <table:table-cell table:formula="of:=IF(EXACT(MID([.X23];[.$AR$15];1); [.$AS$15]); 1; 0)" office:value-type="float" office:value="0">
            <text:p>0</text:p>
          </table:table-cell>
          <table:table-cell table:formula="of:=IF(EXACT(MID([.Y23];[.$AR$15];1); [.$AS$15]); 1; 0)" office:value-type="float" office:value="1">
            <text:p>1</text:p>
          </table:table-cell>
          <table:table-cell table:formula="of:=IF(EXACT(MID([.Z23];[.$AR$15];1); [.$AS$15]); 1; 0)" office:value-type="float" office:value="0">
            <text:p>0</text:p>
          </table:table-cell>
          <table:table-cell table:formula="of:=IF(EXACT(MID([.AA23];[.$AR$15];1); [.$AS$15]); 1; 0)" office:value-type="float" office:value="1">
            <text:p>1</text:p>
          </table:table-cell>
          <table:table-cell table:formula="of:=IF(EXACT(MID([.AB23];[.$AR$15];1); [.$AS$15]); 1; 0)" office:value-type="float" office:value="1">
            <text:p>1</text:p>
          </table:table-cell>
          <table:table-cell table:formula="of:=IF(EXACT(MID([.AC23];[.$AR$15];1); [.$AS$15]); 1; 0)" office:value-type="float" office:value="0">
            <text:p>0</text:p>
          </table:table-cell>
          <table:table-cell table:formula="of:=IF(EXACT(MID([.AD23];[.$AR$15];1); [.$AS$15]); 1; 0)" office:value-type="float" office:value="0">
            <text:p>0</text:p>
          </table:table-cell>
          <table:table-cell table:formula="of:=IF(EXACT(MID([.AE23];[.$AR$15];1); [.$AS$15]); 1; 0)" office:value-type="float" office:value="1">
            <text:p>1</text:p>
          </table:table-cell>
          <table:table-cell table:formula="of:=IF(EXACT(MID([.AF23];[.$AR$15];1); [.$AS$15]); 1; 0)" office:value-type="float" office:value="0">
            <text:p>0</text:p>
          </table:table-cell>
          <table:table-cell table:formula="of:=IF(EXACT(MID([.AG23];[.$AR$15];1); [.$AS$15]); 1; 0)" office:value-type="float" office:value="1">
            <text:p>1</text:p>
          </table:table-cell>
          <table:table-cell table:formula="of:=IF(EXACT(MID([.AH23];[.$AR$15];1); [.$AS$15]); 1; 0)" office:value-type="float" office:value="1">
            <text:p>1</text:p>
          </table:table-cell>
          <table:table-cell table:formula="of:=IF(EXACT(MID([.AI23];[.$AR$15];1); [.$AS$15]); 1; 0)" office:value-type="float" office:value="0">
            <text:p>0</text:p>
          </table:table-cell>
          <table:table-cell table:formula="of:=IF(EXACT(MID([.AJ23];[.$AR$15];1); [.$AS$15]); 1; 0)" office:value-type="float" office:value="1">
            <text:p>1</text:p>
          </table:table-cell>
          <table:table-cell table:formula="of:=IF(EXACT(MID([.AK23];[.$AR$15];1); [.$AS$15]); 1; 0)" office:value-type="float" office:value="1">
            <text:p>1</text:p>
          </table:table-cell>
          <table:table-cell table:formula="of:=IF(EXACT(MID([.AL23];[.$AR$15];1); [.$AS$15]); 1; 0)" office:value-type="float" office:value="1">
            <text:p>1</text:p>
          </table:table-cell>
          <table:table-cell table:number-columns-repeated="961"/>
        </table:table-row>
        <table:table-row table:style-name="ro1">
          <table:table-cell table:number-columns-repeated="2"/>
          <table:table-cell office:value-type="string">
            <text:p>bc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b..</text:p>
          </table:table-cell>
          <table:table-cell table:number-columns-repeated="6"/>
          <table:table-cell office:value-type="string">
            <text:p>abd</text:p>
          </table:table-cell>
          <table:table-cell table:number-columns-repeated="6"/>
          <table:table-cell office:value-type="string">
            <text:p>abd</text:p>
          </table:table-cell>
          <table:table-cell/>
          <table:table-cell office:value-type="string">
            <text:p>acd</text:p>
          </table:table-cell>
          <table:table-cell office:value-type="string">
            <text:p>add</text:p>
          </table:table-cell>
          <table:table-cell table:number-columns-repeated="2"/>
          <table:table-cell office:value-type="string">
            <text:p>bbd</text:p>
          </table:table-cell>
          <table:table-cell/>
          <table:table-cell office:value-type="string">
            <text:p>bcd</text:p>
          </table:table-cell>
          <table:table-cell office:value-type="string">
            <text:p>bdd</text:p>
          </table:table-cell>
          <table:table-cell/>
          <table:table-cell office:value-type="string">
            <text:p>ccd</text:p>
          </table:table-cell>
          <table:table-cell office:value-type="string">
            <text:p>cdd</text:p>
          </table:table-cell>
          <table:table-cell office:value-type="string">
            <text:p>ddd</text:p>
          </table:table-cell>
          <table:table-cell office:value-type="float" office:value="5">
            <text:p>5</text:p>
          </table:table-cell>
          <table:table-cell table:formula="of:=[.AN23]-1" office:value-type="float" office:value="14">
            <text:p>14</text:p>
          </table:table-cell>
          <table:table-cell table:formula="of:=[.AN24]-[.AM24]" office:value-type="float" office:value="9">
            <text:p>9</text:p>
          </table:table-cell>
          <table:table-cell table:number-columns-repeated="2"/>
          <table:table-cell table:formula="of:=IF(EXACT(MID([.S24];[.$AR$15];1); [.$AS$15]); 1; 0)" office:value-type="float" office:value="0">
            <text:p>0</text:p>
          </table:table-cell>
          <table:table-cell table:formula="of:=IF(EXACT(MID([.T24];[.$AR$15];1); [.$AS$15]); 1; 0)" office:value-type="float" office:value="0">
            <text:p>0</text:p>
          </table:table-cell>
          <table:table-cell table:formula="of:=IF(EXACT(MID([.U24];[.$AR$15];1); [.$AS$15]); 1; 0)" office:value-type="float" office:value="0">
            <text:p>0</text:p>
          </table:table-cell>
          <table:table-cell table:formula="of:=IF(EXACT(MID([.V24];[.$AR$15];1); [.$AS$15]); 1; 0)" office:value-type="float" office:value="0">
            <text:p>0</text:p>
          </table:table-cell>
          <table:table-cell table:formula="of:=IF(EXACT(MID([.W24];[.$AR$15];1); [.$AS$15]); 1; 0)" office:value-type="float" office:value="0">
            <text:p>0</text:p>
          </table:table-cell>
          <table:table-cell table:formula="of:=IF(EXACT(MID([.X24];[.$AR$15];1); [.$AS$15]); 1; 0)" office:value-type="float" office:value="0">
            <text:p>0</text:p>
          </table:table-cell>
          <table:table-cell table:formula="of:=IF(EXACT(MID([.Y24];[.$AR$15];1); [.$AS$15]); 1; 0)" office:value-type="float" office:value="1">
            <text:p>1</text:p>
          </table:table-cell>
          <table:table-cell table:formula="of:=IF(EXACT(MID([.Z24];[.$AR$15];1); [.$AS$15]); 1; 0)" office:value-type="float" office:value="0">
            <text:p>0</text:p>
          </table:table-cell>
          <table:table-cell table:formula="of:=IF(EXACT(MID([.AA24];[.$AR$15];1); [.$AS$15]); 1; 0)" office:value-type="float" office:value="1">
            <text:p>1</text:p>
          </table:table-cell>
          <table:table-cell table:formula="of:=IF(EXACT(MID([.AB24];[.$AR$15];1); [.$AS$15]); 1; 0)" office:value-type="float" office:value="1">
            <text:p>1</text:p>
          </table:table-cell>
          <table:table-cell table:formula="of:=IF(EXACT(MID([.AC24];[.$AR$15];1); [.$AS$15]); 1; 0)" office:value-type="float" office:value="0">
            <text:p>0</text:p>
          </table:table-cell>
          <table:table-cell table:formula="of:=IF(EXACT(MID([.AD24];[.$AR$15];1); [.$AS$15]); 1; 0)" office:value-type="float" office:value="0">
            <text:p>0</text:p>
          </table:table-cell>
          <table:table-cell table:formula="of:=IF(EXACT(MID([.AE24];[.$AR$15];1); [.$AS$15]); 1; 0)" office:value-type="float" office:value="1">
            <text:p>1</text:p>
          </table:table-cell>
          <table:table-cell table:formula="of:=IF(EXACT(MID([.AF24];[.$AR$15];1); [.$AS$15]); 1; 0)" office:value-type="float" office:value="0">
            <text:p>0</text:p>
          </table:table-cell>
          <table:table-cell table:formula="of:=IF(EXACT(MID([.AG24];[.$AR$15];1); [.$AS$15]); 1; 0)" office:value-type="float" office:value="1">
            <text:p>1</text:p>
          </table:table-cell>
          <table:table-cell table:formula="of:=IF(EXACT(MID([.AH24];[.$AR$15];1); [.$AS$15]); 1; 0)" office:value-type="float" office:value="1">
            <text:p>1</text:p>
          </table:table-cell>
          <table:table-cell table:formula="of:=IF(EXACT(MID([.AI24];[.$AR$15];1); [.$AS$15]); 1; 0)" office:value-type="float" office:value="0">
            <text:p>0</text:p>
          </table:table-cell>
          <table:table-cell table:formula="of:=IF(EXACT(MID([.AJ24];[.$AR$15];1); [.$AS$15]); 1; 0)" office:value-type="float" office:value="1">
            <text:p>1</text:p>
          </table:table-cell>
          <table:table-cell table:formula="of:=IF(EXACT(MID([.AK24];[.$AR$15];1); [.$AS$15]); 1; 0)" office:value-type="float" office:value="1">
            <text:p>1</text:p>
          </table:table-cell>
          <table:table-cell table:formula="of:=IF(EXACT(MID([.AL24];[.$AR$15];1); [.$AS$15]); 1; 0)" office:value-type="float" office:value="1">
            <text:p>1</text:p>
          </table:table-cell>
          <table:table-cell table:number-columns-repeated="961"/>
        </table:table-row>
        <table:table-row table:style-name="ro1">
          <table:table-cell table:number-columns-repeated="2"/>
          <table:table-cell office:value-type="string">
            <text:p>bd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c..</text:p>
          </table:table-cell>
          <table:table-cell table:number-columns-repeated="6"/>
          <table:table-cell office:value-type="string">
            <text:p>acc</text:p>
          </table:table-cell>
          <table:table-cell table:number-columns-repeated="7"/>
          <table:table-cell office:value-type="string">
            <text:p>acc</text:p>
          </table:table-cell>
          <table:table-cell office:value-type="string">
            <text:p>acd</text:p>
          </table:table-cell>
          <table:table-cell office:value-type="string">
            <text:p>add</text:p>
          </table:table-cell>
          <table:table-cell table:number-columns-repeated="3"/>
          <table:table-cell office:value-type="string">
            <text:p>bcc</text:p>
          </table:table-cell>
          <table:table-cell office:value-type="string">
            <text:p>bcd</text:p>
          </table:table-cell>
          <table:table-cell office:value-type="string">
            <text:p>bdd</text:p>
          </table:table-cell>
          <table:table-cell office:value-type="string">
            <text:p>ccc</text:p>
          </table:table-cell>
          <table:table-cell office:value-type="string">
            <text:p>ccd</text:p>
          </table:table-cell>
          <table:table-cell office:value-type="string">
            <text:p>cdd</text:p>
          </table:table-cell>
          <table:table-cell office:value-type="string">
            <text:p>ddd</text:p>
          </table:table-cell>
          <table:table-cell office:value-type="float" office:value="3">
            <text:p>3</text:p>
          </table:table-cell>
          <table:table-cell table:formula="of:=[.AN24]-1" office:value-type="float" office:value="13">
            <text:p>13</text:p>
          </table:table-cell>
          <table:table-cell table:formula="of:=[.AN25]-[.AM25]" office:value-type="float" office:value="10">
            <text:p>10</text:p>
          </table:table-cell>
          <table:table-cell table:number-columns-repeated="2"/>
          <table:table-cell table:formula="of:=IF(EXACT(MID([.S25];[.$AR$15];1); [.$AS$15]); 1; 0)" office:value-type="float" office:value="0">
            <text:p>0</text:p>
          </table:table-cell>
          <table:table-cell table:formula="of:=IF(EXACT(MID([.T25];[.$AR$15];1); [.$AS$15]); 1; 0)" office:value-type="float" office:value="0">
            <text:p>0</text:p>
          </table:table-cell>
          <table:table-cell table:formula="of:=IF(EXACT(MID([.U25];[.$AR$15];1); [.$AS$15]); 1; 0)" office:value-type="float" office:value="0">
            <text:p>0</text:p>
          </table:table-cell>
          <table:table-cell table:formula="of:=IF(EXACT(MID([.V25];[.$AR$15];1); [.$AS$15]); 1; 0)" office:value-type="float" office:value="0">
            <text:p>0</text:p>
          </table:table-cell>
          <table:table-cell table:formula="of:=IF(EXACT(MID([.W25];[.$AR$15];1); [.$AS$15]); 1; 0)" office:value-type="float" office:value="0">
            <text:p>0</text:p>
          </table:table-cell>
          <table:table-cell table:formula="of:=IF(EXACT(MID([.X25];[.$AR$15];1); [.$AS$15]); 1; 0)" office:value-type="float" office:value="0">
            <text:p>0</text:p>
          </table:table-cell>
          <table:table-cell table:formula="of:=IF(EXACT(MID([.Y25];[.$AR$15];1); [.$AS$15]); 1; 0)" office:value-type="float" office:value="0">
            <text:p>0</text:p>
          </table:table-cell>
          <table:table-cell table:formula="of:=IF(EXACT(MID([.Z25];[.$AR$15];1); [.$AS$15]); 1; 0)" office:value-type="float" office:value="0">
            <text:p>0</text:p>
          </table:table-cell>
          <table:table-cell table:formula="of:=IF(EXACT(MID([.AA25];[.$AR$15];1); [.$AS$15]); 1; 0)" office:value-type="float" office:value="1">
            <text:p>1</text:p>
          </table:table-cell>
          <table:table-cell table:formula="of:=IF(EXACT(MID([.AB25];[.$AR$15];1); [.$AS$15]); 1; 0)" office:value-type="float" office:value="1">
            <text:p>1</text:p>
          </table:table-cell>
          <table:table-cell table:formula="of:=IF(EXACT(MID([.AC25];[.$AR$15];1); [.$AS$15]); 1; 0)" office:value-type="float" office:value="0">
            <text:p>0</text:p>
          </table:table-cell>
          <table:table-cell table:formula="of:=IF(EXACT(MID([.AD25];[.$AR$15];1); [.$AS$15]); 1; 0)" office:value-type="float" office:value="0">
            <text:p>0</text:p>
          </table:table-cell>
          <table:table-cell table:formula="of:=IF(EXACT(MID([.AE25];[.$AR$15];1); [.$AS$15]); 1; 0)" office:value-type="float" office:value="0">
            <text:p>0</text:p>
          </table:table-cell>
          <table:table-cell table:formula="of:=IF(EXACT(MID([.AF25];[.$AR$15];1); [.$AS$15]); 1; 0)" office:value-type="float" office:value="0">
            <text:p>0</text:p>
          </table:table-cell>
          <table:table-cell table:formula="of:=IF(EXACT(MID([.AG25];[.$AR$15];1); [.$AS$15]); 1; 0)" office:value-type="float" office:value="1">
            <text:p>1</text:p>
          </table:table-cell>
          <table:table-cell table:formula="of:=IF(EXACT(MID([.AH25];[.$AR$15];1); [.$AS$15]); 1; 0)" office:value-type="float" office:value="1">
            <text:p>1</text:p>
          </table:table-cell>
          <table:table-cell table:formula="of:=IF(EXACT(MID([.AI25];[.$AR$15];1); [.$AS$15]); 1; 0)" office:value-type="float" office:value="0">
            <text:p>0</text:p>
          </table:table-cell>
          <table:table-cell table:formula="of:=IF(EXACT(MID([.AJ25];[.$AR$15];1); [.$AS$15]); 1; 0)" office:value-type="float" office:value="1">
            <text:p>1</text:p>
          </table:table-cell>
          <table:table-cell table:formula="of:=IF(EXACT(MID([.AK25];[.$AR$15];1); [.$AS$15]); 1; 0)" office:value-type="float" office:value="1">
            <text:p>1</text:p>
          </table:table-cell>
          <table:table-cell table:formula="of:=IF(EXACT(MID([.AL25];[.$AR$15];1); [.$AS$15]); 1; 0)" office:value-type="float" office:value="1">
            <text:p>1</text:p>
          </table:table-cell>
          <table:table-cell table:number-columns-repeated="961"/>
        </table:table-row>
        <table:table-row table:style-name="ro1">
          <table:table-cell table:number-columns-repeated="2"/>
          <table:table-cell office:value-type="string">
            <text:p>cc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d..</text:p>
          </table:table-cell>
          <table:table-cell table:number-columns-repeated="6"/>
          <table:table-cell office:value-type="string">
            <text:p>acd</text:p>
          </table:table-cell>
          <table:table-cell table:number-columns-repeated="8"/>
          <table:table-cell office:value-type="string">
            <text:p>acd</text:p>
          </table:table-cell>
          <table:table-cell office:value-type="string">
            <text:p>add</text:p>
          </table:table-cell>
          <table:table-cell table:number-columns-repeated="4"/>
          <table:table-cell office:value-type="string">
            <text:p>bcd</text:p>
          </table:table-cell>
          <table:table-cell office:value-type="string">
            <text:p>bdd</text:p>
          </table:table-cell>
          <table:table-cell/>
          <table:table-cell office:value-type="string">
            <text:p>ccd</text:p>
          </table:table-cell>
          <table:table-cell office:value-type="string">
            <text:p>cdd</text:p>
          </table:table-cell>
          <table:table-cell office:value-type="string">
            <text:p>ddd</text:p>
          </table:table-cell>
          <table:table-cell office:value-type="float" office:value="5">
            <text:p>5</text:p>
          </table:table-cell>
          <table:table-cell table:formula="of:=[.AN25]-1" office:value-type="float" office:value="12">
            <text:p>12</text:p>
          </table:table-cell>
          <table:table-cell table:formula="of:=[.AN26]-[.AM26]" office:value-type="float" office:value="7">
            <text:p>7</text:p>
          </table:table-cell>
          <table:table-cell table:number-columns-repeated="2"/>
          <table:table-cell table:formula="of:=IF(EXACT(MID([.S26];[.$AR$15];1); [.$AS$15]); 1; 0)" office:value-type="float" office:value="0">
            <text:p>0</text:p>
          </table:table-cell>
          <table:table-cell table:formula="of:=IF(EXACT(MID([.T26];[.$AR$15];1); [.$AS$15]); 1; 0)" office:value-type="float" office:value="0">
            <text:p>0</text:p>
          </table:table-cell>
          <table:table-cell table:formula="of:=IF(EXACT(MID([.U26];[.$AR$15];1); [.$AS$15]); 1; 0)" office:value-type="float" office:value="0">
            <text:p>0</text:p>
          </table:table-cell>
          <table:table-cell table:formula="of:=IF(EXACT(MID([.V26];[.$AR$15];1); [.$AS$15]); 1; 0)" office:value-type="float" office:value="0">
            <text:p>0</text:p>
          </table:table-cell>
          <table:table-cell table:formula="of:=IF(EXACT(MID([.W26];[.$AR$15];1); [.$AS$15]); 1; 0)" office:value-type="float" office:value="0">
            <text:p>0</text:p>
          </table:table-cell>
          <table:table-cell table:formula="of:=IF(EXACT(MID([.X26];[.$AR$15];1); [.$AS$15]); 1; 0)" office:value-type="float" office:value="0">
            <text:p>0</text:p>
          </table:table-cell>
          <table:table-cell table:formula="of:=IF(EXACT(MID([.Y26];[.$AR$15];1); [.$AS$15]); 1; 0)" office:value-type="float" office:value="0">
            <text:p>0</text:p>
          </table:table-cell>
          <table:table-cell table:formula="of:=IF(EXACT(MID([.Z26];[.$AR$15];1); [.$AS$15]); 1; 0)" office:value-type="float" office:value="0">
            <text:p>0</text:p>
          </table:table-cell>
          <table:table-cell table:formula="of:=IF(EXACT(MID([.AA26];[.$AR$15];1); [.$AS$15]); 1; 0)" office:value-type="float" office:value="1">
            <text:p>1</text:p>
          </table:table-cell>
          <table:table-cell table:formula="of:=IF(EXACT(MID([.AB26];[.$AR$15];1); [.$AS$15]); 1; 0)" office:value-type="float" office:value="1">
            <text:p>1</text:p>
          </table:table-cell>
          <table:table-cell table:formula="of:=IF(EXACT(MID([.AC26];[.$AR$15];1); [.$AS$15]); 1; 0)" office:value-type="float" office:value="0">
            <text:p>0</text:p>
          </table:table-cell>
          <table:table-cell table:formula="of:=IF(EXACT(MID([.AD26];[.$AR$15];1); [.$AS$15]); 1; 0)" office:value-type="float" office:value="0">
            <text:p>0</text:p>
          </table:table-cell>
          <table:table-cell table:formula="of:=IF(EXACT(MID([.AE26];[.$AR$15];1); [.$AS$15]); 1; 0)" office:value-type="float" office:value="0">
            <text:p>0</text:p>
          </table:table-cell>
          <table:table-cell table:formula="of:=IF(EXACT(MID([.AF26];[.$AR$15];1); [.$AS$15]); 1; 0)" office:value-type="float" office:value="0">
            <text:p>0</text:p>
          </table:table-cell>
          <table:table-cell table:formula="of:=IF(EXACT(MID([.AG26];[.$AR$15];1); [.$AS$15]); 1; 0)" office:value-type="float" office:value="1">
            <text:p>1</text:p>
          </table:table-cell>
          <table:table-cell table:formula="of:=IF(EXACT(MID([.AH26];[.$AR$15];1); [.$AS$15]); 1; 0)" office:value-type="float" office:value="1">
            <text:p>1</text:p>
          </table:table-cell>
          <table:table-cell table:formula="of:=IF(EXACT(MID([.AI26];[.$AR$15];1); [.$AS$15]); 1; 0)" office:value-type="float" office:value="0">
            <text:p>0</text:p>
          </table:table-cell>
          <table:table-cell table:formula="of:=IF(EXACT(MID([.AJ26];[.$AR$15];1); [.$AS$15]); 1; 0)" office:value-type="float" office:value="1">
            <text:p>1</text:p>
          </table:table-cell>
          <table:table-cell table:formula="of:=IF(EXACT(MID([.AK26];[.$AR$15];1); [.$AS$15]); 1; 0)" office:value-type="float" office:value="1">
            <text:p>1</text:p>
          </table:table-cell>
          <table:table-cell table:formula="of:=IF(EXACT(MID([.AL26];[.$AR$15];1); [.$AS$15]); 1; 0)" office:value-type="float" office:value="1">
            <text:p>1</text:p>
          </table:table-cell>
          <table:table-cell table:number-columns-repeated="961"/>
        </table:table-row>
        <table:table-row table:style-name="ro1">
          <table:table-cell table:number-columns-repeated="2"/>
          <table:table-cell office:value-type="string">
            <text:p>cd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a.</text:p>
          </table:table-cell>
          <table:table-cell table:number-columns-repeated="5"/>
          <table:table-cell office:value-type="float" office:value="10">
            <text:p>10</text:p>
          </table:table-cell>
          <table:table-cell office:value-type="string">
            <text:p>add</text:p>
          </table:table-cell>
          <table:table-cell table:number-columns-repeated="9" table:style-name="ce7"/>
          <table:table-cell office:value-type="string">
            <text:p>add</text:p>
          </table:table-cell>
          <table:table-cell table:number-columns-repeated="5" table:style-name="ce9"/>
          <table:table-cell office:value-type="string">
            <text:p>bdd</text:p>
          </table:table-cell>
          <table:table-cell table:number-columns-repeated="2" table:style-name="ce9"/>
          <table:table-cell office:value-type="string">
            <text:p>cdd</text:p>
          </table:table-cell>
          <table:table-cell office:value-type="string">
            <text:p>ddd</text:p>
          </table:table-cell>
          <table:table-cell office:value-type="float" office:value="7">
            <text:p>7</text:p>
          </table:table-cell>
          <table:table-cell table:formula="of:=[.AN26]-1" office:value-type="float" office:value="11">
            <text:p>11</text:p>
          </table:table-cell>
          <table:table-cell table:formula="of:=[.AN27]-[.AM27]" office:value-type="float" office:value="4">
            <text:p>4</text:p>
          </table:table-cell>
          <table:table-cell table:number-columns-repeated="2"/>
          <table:table-cell table:formula="of:=IF(EXACT(MID([.S27];[.$AR$15];1); [.$AS$15]); 1; 0)" office:value-type="float" office:value="0">
            <text:p>0</text:p>
          </table:table-cell>
          <table:table-cell table:formula="of:=IF(EXACT(MID([.T27];[.$AR$15];1); [.$AS$15]); 1; 0)" office:value-type="float" office:value="0">
            <text:p>0</text:p>
          </table:table-cell>
          <table:table-cell table:formula="of:=IF(EXACT(MID([.U27];[.$AR$15];1); [.$AS$15]); 1; 0)" office:value-type="float" office:value="0">
            <text:p>0</text:p>
          </table:table-cell>
          <table:table-cell table:formula="of:=IF(EXACT(MID([.V27];[.$AR$15];1); [.$AS$15]); 1; 0)" office:value-type="float" office:value="0">
            <text:p>0</text:p>
          </table:table-cell>
          <table:table-cell table:formula="of:=IF(EXACT(MID([.W27];[.$AR$15];1); [.$AS$15]); 1; 0)" office:value-type="float" office:value="0">
            <text:p>0</text:p>
          </table:table-cell>
          <table:table-cell table:formula="of:=IF(EXACT(MID([.X27];[.$AR$15];1); [.$AS$15]); 1; 0)" office:value-type="float" office:value="0">
            <text:p>0</text:p>
          </table:table-cell>
          <table:table-cell table:formula="of:=IF(EXACT(MID([.Y27];[.$AR$15];1); [.$AS$15]); 1; 0)" office:value-type="float" office:value="0">
            <text:p>0</text:p>
          </table:table-cell>
          <table:table-cell table:formula="of:=IF(EXACT(MID([.Z27];[.$AR$15];1); [.$AS$15]); 1; 0)" office:value-type="float" office:value="0">
            <text:p>0</text:p>
          </table:table-cell>
          <table:table-cell table:formula="of:=IF(EXACT(MID([.AA27];[.$AR$15];1); [.$AS$15]); 1; 0)" office:value-type="float" office:value="0">
            <text:p>0</text:p>
          </table:table-cell>
          <table:table-cell table:formula="of:=IF(EXACT(MID([.AB27];[.$AR$15];1); [.$AS$15]); 1; 0)" office:value-type="float" office:value="1">
            <text:p>1</text:p>
          </table:table-cell>
          <table:table-cell table:formula="of:=IF(EXACT(MID([.AC27];[.$AR$15];1); [.$AS$15]); 1; 0)" office:value-type="float" office:value="0">
            <text:p>0</text:p>
          </table:table-cell>
          <table:table-cell table:formula="of:=IF(EXACT(MID([.AD27];[.$AR$15];1); [.$AS$15]); 1; 0)" office:value-type="float" office:value="0">
            <text:p>0</text:p>
          </table:table-cell>
          <table:table-cell table:formula="of:=IF(EXACT(MID([.AE27];[.$AR$15];1); [.$AS$15]); 1; 0)" office:value-type="float" office:value="0">
            <text:p>0</text:p>
          </table:table-cell>
          <table:table-cell table:formula="of:=IF(EXACT(MID([.AF27];[.$AR$15];1); [.$AS$15]); 1; 0)" office:value-type="float" office:value="0">
            <text:p>0</text:p>
          </table:table-cell>
          <table:table-cell table:formula="of:=IF(EXACT(MID([.AG27];[.$AR$15];1); [.$AS$15]); 1; 0)" office:value-type="float" office:value="0">
            <text:p>0</text:p>
          </table:table-cell>
          <table:table-cell table:formula="of:=IF(EXACT(MID([.AH27];[.$AR$15];1); [.$AS$15]); 1; 0)" office:value-type="float" office:value="1">
            <text:p>1</text:p>
          </table:table-cell>
          <table:table-cell table:formula="of:=IF(EXACT(MID([.AI27];[.$AR$15];1); [.$AS$15]); 1; 0)" office:value-type="float" office:value="0">
            <text:p>0</text:p>
          </table:table-cell>
          <table:table-cell table:formula="of:=IF(EXACT(MID([.AJ27];[.$AR$15];1); [.$AS$15]); 1; 0)" office:value-type="float" office:value="0">
            <text:p>0</text:p>
          </table:table-cell>
          <table:table-cell table:formula="of:=IF(EXACT(MID([.AK27];[.$AR$15];1); [.$AS$15]); 1; 0)" office:value-type="float" office:value="1">
            <text:p>1</text:p>
          </table:table-cell>
          <table:table-cell table:formula="of:=IF(EXACT(MID([.AL27];[.$AR$15];1); [.$AS$15]); 1; 0)" office:value-type="float" office:value="1">
            <text:p>1</text:p>
          </table:table-cell>
          <table:table-cell table:number-columns-repeated="961"/>
        </table:table-row>
        <table:table-row table:style-name="ro1">
          <table:table-cell table:number-columns-repeated="2"/>
          <table:table-cell office:value-type="string">
            <text:p>dd</text:p>
          </table:table-cell>
          <table:table-cell office:value-type="float" office:value="10">
            <text:p>10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b.</text:p>
          </table:table-cell>
          <table:table-cell table:number-columns-repeated="6"/>
          <table:table-cell office:value-type="string">
            <text:p>bbb</text:p>
          </table:table-cell>
          <table:table-cell table:number-columns-repeated="9"/>
          <table:table-cell office:value-type="float" office:value="10">
            <text:p>10</text:p>
          </table:table-cell>
          <table:table-cell office:value-type="string">
            <text:p>bbb</text:p>
          </table:table-cell>
          <table:table-cell office:value-type="string">
            <text:p>bbc</text:p>
          </table:table-cell>
          <table:table-cell office:value-type="string">
            <text:p>bbd</text:p>
          </table:table-cell>
          <table:table-cell office:value-type="string">
            <text:p>bcc</text:p>
          </table:table-cell>
          <table:table-cell office:value-type="string">
            <text:p>bcd</text:p>
          </table:table-cell>
          <table:table-cell office:value-type="string">
            <text:p>bdd</text:p>
          </table:table-cell>
          <table:table-cell office:value-type="string">
            <text:p>ccc</text:p>
          </table:table-cell>
          <table:table-cell office:value-type="string">
            <text:p>ccd</text:p>
          </table:table-cell>
          <table:table-cell office:value-type="string">
            <text:p>cdd</text:p>
          </table:table-cell>
          <table:table-cell office:value-type="string">
            <text:p>ddd</text:p>
          </table:table-cell>
          <table:table-cell office:value-type="float" office:value="0">
            <text:p>0</text:p>
          </table:table-cell>
          <table:table-cell table:formula="of:=[.AN27]-1" office:value-type="float" office:value="10">
            <text:p>10</text:p>
          </table:table-cell>
          <table:table-cell table:formula="of:=[.AN28]-[.AM28]" office:value-type="float" office:value="10">
            <text:p>10</text:p>
          </table:table-cell>
          <table:table-cell table:number-columns-repeated="2"/>
          <table:table-cell table:formula="of:=IF(EXACT(MID([.S28];[.$AR$15];1); [.$AS$15]); 1; 0)" office:value-type="float" office:value="0">
            <text:p>0</text:p>
          </table:table-cell>
          <table:table-cell table:formula="of:=IF(EXACT(MID([.T28];[.$AR$15];1); [.$AS$15]); 1; 0)" office:value-type="float" office:value="0">
            <text:p>0</text:p>
          </table:table-cell>
          <table:table-cell table:formula="of:=IF(EXACT(MID([.U28];[.$AR$15];1); [.$AS$15]); 1; 0)" office:value-type="float" office:value="0">
            <text:p>0</text:p>
          </table:table-cell>
          <table:table-cell table:formula="of:=IF(EXACT(MID([.V28];[.$AR$15];1); [.$AS$15]); 1; 0)" office:value-type="float" office:value="0">
            <text:p>0</text:p>
          </table:table-cell>
          <table:table-cell table:formula="of:=IF(EXACT(MID([.W28];[.$AR$15];1); [.$AS$15]); 1; 0)" office:value-type="float" office:value="0">
            <text:p>0</text:p>
          </table:table-cell>
          <table:table-cell table:formula="of:=IF(EXACT(MID([.X28];[.$AR$15];1); [.$AS$15]); 1; 0)" office:value-type="float" office:value="0">
            <text:p>0</text:p>
          </table:table-cell>
          <table:table-cell table:formula="of:=IF(EXACT(MID([.Y28];[.$AR$15];1); [.$AS$15]); 1; 0)" office:value-type="float" office:value="0">
            <text:p>0</text:p>
          </table:table-cell>
          <table:table-cell table:formula="of:=IF(EXACT(MID([.Z28];[.$AR$15];1); [.$AS$15]); 1; 0)" office:value-type="float" office:value="0">
            <text:p>0</text:p>
          </table:table-cell>
          <table:table-cell table:formula="of:=IF(EXACT(MID([.AA28];[.$AR$15];1); [.$AS$15]); 1; 0)" office:value-type="float" office:value="0">
            <text:p>0</text:p>
          </table:table-cell>
          <table:table-cell table:formula="of:=IF(EXACT(MID([.AB28];[.$AR$15];1); [.$AS$15]); 1; 0)" office:value-type="float" office:value="0">
            <text:p>0</text:p>
          </table:table-cell>
          <table:table-cell table:formula="of:=IF(EXACT(MID([.AC28];[.$AR$15];1); [.$AS$15]); 1; 0)" office:value-type="float" office:value="0">
            <text:p>0</text:p>
          </table:table-cell>
          <table:table-cell table:formula="of:=IF(EXACT(MID([.AD28];[.$AR$15];1); [.$AS$15]); 1; 0)" office:value-type="float" office:value="0">
            <text:p>0</text:p>
          </table:table-cell>
          <table:table-cell table:formula="of:=IF(EXACT(MID([.AE28];[.$AR$15];1); [.$AS$15]); 1; 0)" office:value-type="float" office:value="1">
            <text:p>1</text:p>
          </table:table-cell>
          <table:table-cell table:formula="of:=IF(EXACT(MID([.AF28];[.$AR$15];1); [.$AS$15]); 1; 0)" office:value-type="float" office:value="0">
            <text:p>0</text:p>
          </table:table-cell>
          <table:table-cell table:formula="of:=IF(EXACT(MID([.AG28];[.$AR$15];1); [.$AS$15]); 1; 0)" office:value-type="float" office:value="1">
            <text:p>1</text:p>
          </table:table-cell>
          <table:table-cell table:formula="of:=IF(EXACT(MID([.AH28];[.$AR$15];1); [.$AS$15]); 1; 0)" office:value-type="float" office:value="1">
            <text:p>1</text:p>
          </table:table-cell>
          <table:table-cell table:formula="of:=IF(EXACT(MID([.AI28];[.$AR$15];1); [.$AS$15]); 1; 0)" office:value-type="float" office:value="0">
            <text:p>0</text:p>
          </table:table-cell>
          <table:table-cell table:formula="of:=IF(EXACT(MID([.AJ28];[.$AR$15];1); [.$AS$15]); 1; 0)" office:value-type="float" office:value="1">
            <text:p>1</text:p>
          </table:table-cell>
          <table:table-cell table:formula="of:=IF(EXACT(MID([.AK28];[.$AR$15];1); [.$AS$15]); 1; 0)" office:value-type="float" office:value="1">
            <text:p>1</text:p>
          </table:table-cell>
          <table:table-cell table:formula="of:=IF(EXACT(MID([.AL28];[.$AR$15];1); [.$AS$15]); 1; 0)" office:value-type="float" office:value="1">
            <text:p>1</text:p>
          </table:table-cell>
          <table:table-cell table:number-columns-repeated="961"/>
        </table:table-row>
        <table:table-row table:style-name="ro1">
          <table:table-cell table:number-columns-repeated="6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c.</text:p>
          </table:table-cell>
          <table:table-cell table:number-columns-repeated="6"/>
          <table:table-cell office:value-type="string">
            <text:p>bbc</text:p>
          </table:table-cell>
          <table:table-cell table:number-columns-repeated="9"/>
          <table:table-cell office:value-type="float" office:value="10">
            <text:p>10</text:p>
          </table:table-cell>
          <table:table-cell/>
          <table:table-cell office:value-type="string">
            <text:p>bbc</text:p>
          </table:table-cell>
          <table:table-cell office:value-type="string">
            <text:p>bbd</text:p>
          </table:table-cell>
          <table:table-cell office:value-type="string">
            <text:p>bcc</text:p>
          </table:table-cell>
          <table:table-cell office:value-type="string">
            <text:p>bcd</text:p>
          </table:table-cell>
          <table:table-cell office:value-type="string">
            <text:p>bdd</text:p>
          </table:table-cell>
          <table:table-cell office:value-type="string">
            <text:p>ccc</text:p>
          </table:table-cell>
          <table:table-cell office:value-type="string">
            <text:p>ccd</text:p>
          </table:table-cell>
          <table:table-cell office:value-type="string">
            <text:p>cdd</text:p>
          </table:table-cell>
          <table:table-cell office:value-type="string">
            <text:p>ddd</text:p>
          </table:table-cell>
          <table:table-cell office:value-type="float" office:value="0">
            <text:p>0</text:p>
          </table:table-cell>
          <table:table-cell table:formula="of:=[.AN28]-1" office:value-type="float" office:value="9">
            <text:p>9</text:p>
          </table:table-cell>
          <table:table-cell table:formula="of:=[.AN29]-[.AM29]" office:value-type="float" office:value="9">
            <text:p>9</text:p>
          </table:table-cell>
          <table:table-cell table:number-columns-repeated="2"/>
          <table:table-cell table:formula="of:=IF(EXACT(MID([.S29];[.$AR$15];1); [.$AS$15]); 1; 0)" office:value-type="float" office:value="0">
            <text:p>0</text:p>
          </table:table-cell>
          <table:table-cell table:formula="of:=IF(EXACT(MID([.T29];[.$AR$15];1); [.$AS$15]); 1; 0)" office:value-type="float" office:value="0">
            <text:p>0</text:p>
          </table:table-cell>
          <table:table-cell table:formula="of:=IF(EXACT(MID([.U29];[.$AR$15];1); [.$AS$15]); 1; 0)" office:value-type="float" office:value="0">
            <text:p>0</text:p>
          </table:table-cell>
          <table:table-cell table:formula="of:=IF(EXACT(MID([.V29];[.$AR$15];1); [.$AS$15]); 1; 0)" office:value-type="float" office:value="0">
            <text:p>0</text:p>
          </table:table-cell>
          <table:table-cell table:formula="of:=IF(EXACT(MID([.W29];[.$AR$15];1); [.$AS$15]); 1; 0)" office:value-type="float" office:value="0">
            <text:p>0</text:p>
          </table:table-cell>
          <table:table-cell table:formula="of:=IF(EXACT(MID([.X29];[.$AR$15];1); [.$AS$15]); 1; 0)" office:value-type="float" office:value="0">
            <text:p>0</text:p>
          </table:table-cell>
          <table:table-cell table:formula="of:=IF(EXACT(MID([.Y29];[.$AR$15];1); [.$AS$15]); 1; 0)" office:value-type="float" office:value="0">
            <text:p>0</text:p>
          </table:table-cell>
          <table:table-cell table:formula="of:=IF(EXACT(MID([.Z29];[.$AR$15];1); [.$AS$15]); 1; 0)" office:value-type="float" office:value="0">
            <text:p>0</text:p>
          </table:table-cell>
          <table:table-cell table:formula="of:=IF(EXACT(MID([.AA29];[.$AR$15];1); [.$AS$15]); 1; 0)" office:value-type="float" office:value="0">
            <text:p>0</text:p>
          </table:table-cell>
          <table:table-cell table:formula="of:=IF(EXACT(MID([.AB29];[.$AR$15];1); [.$AS$15]); 1; 0)" office:value-type="float" office:value="0">
            <text:p>0</text:p>
          </table:table-cell>
          <table:table-cell table:formula="of:=IF(EXACT(MID([.AC29];[.$AR$15];1); [.$AS$15]); 1; 0)" office:value-type="float" office:value="0">
            <text:p>0</text:p>
          </table:table-cell>
          <table:table-cell table:formula="of:=IF(EXACT(MID([.AD29];[.$AR$15];1); [.$AS$15]); 1; 0)" office:value-type="float" office:value="0">
            <text:p>0</text:p>
          </table:table-cell>
          <table:table-cell table:formula="of:=IF(EXACT(MID([.AE29];[.$AR$15];1); [.$AS$15]); 1; 0)" office:value-type="float" office:value="1">
            <text:p>1</text:p>
          </table:table-cell>
          <table:table-cell table:formula="of:=IF(EXACT(MID([.AF29];[.$AR$15];1); [.$AS$15]); 1; 0)" office:value-type="float" office:value="0">
            <text:p>0</text:p>
          </table:table-cell>
          <table:table-cell table:formula="of:=IF(EXACT(MID([.AG29];[.$AR$15];1); [.$AS$15]); 1; 0)" office:value-type="float" office:value="1">
            <text:p>1</text:p>
          </table:table-cell>
          <table:table-cell table:formula="of:=IF(EXACT(MID([.AH29];[.$AR$15];1); [.$AS$15]); 1; 0)" office:value-type="float" office:value="1">
            <text:p>1</text:p>
          </table:table-cell>
          <table:table-cell table:formula="of:=IF(EXACT(MID([.AI29];[.$AR$15];1); [.$AS$15]); 1; 0)" office:value-type="float" office:value="0">
            <text:p>0</text:p>
          </table:table-cell>
          <table:table-cell table:formula="of:=IF(EXACT(MID([.AJ29];[.$AR$15];1); [.$AS$15]); 1; 0)" office:value-type="float" office:value="1">
            <text:p>1</text:p>
          </table:table-cell>
          <table:table-cell table:formula="of:=IF(EXACT(MID([.AK29];[.$AR$15];1); [.$AS$15]); 1; 0)" office:value-type="float" office:value="1">
            <text:p>1</text:p>
          </table:table-cell>
          <table:table-cell table:formula="of:=IF(EXACT(MID([.AL29];[.$AR$15];1); [.$AS$15]); 1; 0)" office:value-type="float" office:value="1">
            <text:p>1</text:p>
          </table:table-cell>
          <table:table-cell table:number-columns-repeated="961"/>
        </table:table-row>
        <table:table-row table:style-name="ro1">
          <table:table-cell table:number-columns-repeated="6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d.</text:p>
          </table:table-cell>
          <table:table-cell table:number-columns-repeated="6"/>
          <table:table-cell office:value-type="string">
            <text:p>bbd</text:p>
          </table:table-cell>
          <table:table-cell table:number-columns-repeated="9"/>
          <table:table-cell office:value-type="float" office:value="10">
            <text:p>10</text:p>
          </table:table-cell>
          <table:table-cell table:number-columns-repeated="2"/>
          <table:table-cell office:value-type="string">
            <text:p>bbd</text:p>
          </table:table-cell>
          <table:table-cell/>
          <table:table-cell office:value-type="string">
            <text:p>bcd</text:p>
          </table:table-cell>
          <table:table-cell office:value-type="string">
            <text:p>bdd</text:p>
          </table:table-cell>
          <table:table-cell/>
          <table:table-cell office:value-type="string">
            <text:p>ccd</text:p>
          </table:table-cell>
          <table:table-cell office:value-type="string">
            <text:p>cdd</text:p>
          </table:table-cell>
          <table:table-cell office:value-type="string">
            <text:p>ddd</text:p>
          </table:table-cell>
          <table:table-cell office:value-type="float" office:value="2">
            <text:p>2</text:p>
          </table:table-cell>
          <table:table-cell table:formula="of:=[.AN29]-1" office:value-type="float" office:value="8">
            <text:p>8</text:p>
          </table:table-cell>
          <table:table-cell table:formula="of:=[.AN30]-[.AM30]" office:value-type="float" office:value="6">
            <text:p>6</text:p>
          </table:table-cell>
          <table:table-cell table:number-columns-repeated="2"/>
          <table:table-cell table:formula="of:=IF(EXACT(MID([.S30];[.$AR$15];1); [.$AS$15]); 1; 0)" office:value-type="float" office:value="0">
            <text:p>0</text:p>
          </table:table-cell>
          <table:table-cell table:formula="of:=IF(EXACT(MID([.T30];[.$AR$15];1); [.$AS$15]); 1; 0)" office:value-type="float" office:value="0">
            <text:p>0</text:p>
          </table:table-cell>
          <table:table-cell table:formula="of:=IF(EXACT(MID([.U30];[.$AR$15];1); [.$AS$15]); 1; 0)" office:value-type="float" office:value="0">
            <text:p>0</text:p>
          </table:table-cell>
          <table:table-cell table:formula="of:=IF(EXACT(MID([.V30];[.$AR$15];1); [.$AS$15]); 1; 0)" office:value-type="float" office:value="0">
            <text:p>0</text:p>
          </table:table-cell>
          <table:table-cell table:formula="of:=IF(EXACT(MID([.W30];[.$AR$15];1); [.$AS$15]); 1; 0)" office:value-type="float" office:value="0">
            <text:p>0</text:p>
          </table:table-cell>
          <table:table-cell table:formula="of:=IF(EXACT(MID([.X30];[.$AR$15];1); [.$AS$15]); 1; 0)" office:value-type="float" office:value="0">
            <text:p>0</text:p>
          </table:table-cell>
          <table:table-cell table:formula="of:=IF(EXACT(MID([.Y30];[.$AR$15];1); [.$AS$15]); 1; 0)" office:value-type="float" office:value="0">
            <text:p>0</text:p>
          </table:table-cell>
          <table:table-cell table:formula="of:=IF(EXACT(MID([.Z30];[.$AR$15];1); [.$AS$15]); 1; 0)" office:value-type="float" office:value="0">
            <text:p>0</text:p>
          </table:table-cell>
          <table:table-cell table:formula="of:=IF(EXACT(MID([.AA30];[.$AR$15];1); [.$AS$15]); 1; 0)" office:value-type="float" office:value="0">
            <text:p>0</text:p>
          </table:table-cell>
          <table:table-cell table:formula="of:=IF(EXACT(MID([.AB30];[.$AR$15];1); [.$AS$15]); 1; 0)" office:value-type="float" office:value="0">
            <text:p>0</text:p>
          </table:table-cell>
          <table:table-cell table:formula="of:=IF(EXACT(MID([.AC30];[.$AR$15];1); [.$AS$15]); 1; 0)" office:value-type="float" office:value="0">
            <text:p>0</text:p>
          </table:table-cell>
          <table:table-cell table:formula="of:=IF(EXACT(MID([.AD30];[.$AR$15];1); [.$AS$15]); 1; 0)" office:value-type="float" office:value="0">
            <text:p>0</text:p>
          </table:table-cell>
          <table:table-cell table:formula="of:=IF(EXACT(MID([.AE30];[.$AR$15];1); [.$AS$15]); 1; 0)" office:value-type="float" office:value="1">
            <text:p>1</text:p>
          </table:table-cell>
          <table:table-cell table:formula="of:=IF(EXACT(MID([.AF30];[.$AR$15];1); [.$AS$15]); 1; 0)" office:value-type="float" office:value="0">
            <text:p>0</text:p>
          </table:table-cell>
          <table:table-cell table:formula="of:=IF(EXACT(MID([.AG30];[.$AR$15];1); [.$AS$15]); 1; 0)" office:value-type="float" office:value="1">
            <text:p>1</text:p>
          </table:table-cell>
          <table:table-cell table:formula="of:=IF(EXACT(MID([.AH30];[.$AR$15];1); [.$AS$15]); 1; 0)" office:value-type="float" office:value="1">
            <text:p>1</text:p>
          </table:table-cell>
          <table:table-cell table:formula="of:=IF(EXACT(MID([.AI30];[.$AR$15];1); [.$AS$15]); 1; 0)" office:value-type="float" office:value="0">
            <text:p>0</text:p>
          </table:table-cell>
          <table:table-cell table:formula="of:=IF(EXACT(MID([.AJ30];[.$AR$15];1); [.$AS$15]); 1; 0)" office:value-type="float" office:value="1">
            <text:p>1</text:p>
          </table:table-cell>
          <table:table-cell table:formula="of:=IF(EXACT(MID([.AK30];[.$AR$15];1); [.$AS$15]); 1; 0)" office:value-type="float" office:value="1">
            <text:p>1</text:p>
          </table:table-cell>
          <table:table-cell table:formula="of:=IF(EXACT(MID([.AL30];[.$AR$15];1); [.$AS$15]); 1; 0)" office:value-type="float" office:value="1">
            <text:p>1</text:p>
          </table:table-cell>
          <table:table-cell table:number-columns-repeated="961"/>
        </table:table-row>
        <table:table-row table:style-name="ro1">
          <table:table-cell table:number-columns-repeated="17"/>
          <table:table-cell office:value-type="string">
            <text:p>bcc</text:p>
          </table:table-cell>
          <table:table-cell table:number-columns-repeated="9"/>
          <table:table-cell office:value-type="float" office:value="10">
            <text:p>10</text:p>
          </table:table-cell>
          <table:table-cell table:number-columns-repeated="3"/>
          <table:table-cell office:value-type="string">
            <text:p>bcc</text:p>
          </table:table-cell>
          <table:table-cell office:value-type="string">
            <text:p>bcd</text:p>
          </table:table-cell>
          <table:table-cell office:value-type="string">
            <text:p>bdd</text:p>
          </table:table-cell>
          <table:table-cell office:value-type="string">
            <text:p>ccc</text:p>
          </table:table-cell>
          <table:table-cell office:value-type="string">
            <text:p>ccd</text:p>
          </table:table-cell>
          <table:table-cell office:value-type="string">
            <text:p>cdd</text:p>
          </table:table-cell>
          <table:table-cell office:value-type="string">
            <text:p>ddd</text:p>
          </table:table-cell>
          <table:table-cell office:value-type="float" office:value="0">
            <text:p>0</text:p>
          </table:table-cell>
          <table:table-cell table:formula="of:=[.AN30]-1" office:value-type="float" office:value="7">
            <text:p>7</text:p>
          </table:table-cell>
          <table:table-cell table:formula="of:=[.AN31]-[.AM31]" office:value-type="float" office:value="7">
            <text:p>7</text:p>
          </table:table-cell>
          <table:table-cell table:number-columns-repeated="2"/>
          <table:table-cell table:formula="of:=IF(EXACT(MID([.S31];[.$AR$15];1); [.$AS$15]); 1; 0)" office:value-type="float" office:value="0">
            <text:p>0</text:p>
          </table:table-cell>
          <table:table-cell table:formula="of:=IF(EXACT(MID([.T31];[.$AR$15];1); [.$AS$15]); 1; 0)" office:value-type="float" office:value="0">
            <text:p>0</text:p>
          </table:table-cell>
          <table:table-cell table:formula="of:=IF(EXACT(MID([.U31];[.$AR$15];1); [.$AS$15]); 1; 0)" office:value-type="float" office:value="0">
            <text:p>0</text:p>
          </table:table-cell>
          <table:table-cell table:formula="of:=IF(EXACT(MID([.V31];[.$AR$15];1); [.$AS$15]); 1; 0)" office:value-type="float" office:value="0">
            <text:p>0</text:p>
          </table:table-cell>
          <table:table-cell table:formula="of:=IF(EXACT(MID([.W31];[.$AR$15];1); [.$AS$15]); 1; 0)" office:value-type="float" office:value="0">
            <text:p>0</text:p>
          </table:table-cell>
          <table:table-cell table:formula="of:=IF(EXACT(MID([.X31];[.$AR$15];1); [.$AS$15]); 1; 0)" office:value-type="float" office:value="0">
            <text:p>0</text:p>
          </table:table-cell>
          <table:table-cell table:formula="of:=IF(EXACT(MID([.Y31];[.$AR$15];1); [.$AS$15]); 1; 0)" office:value-type="float" office:value="0">
            <text:p>0</text:p>
          </table:table-cell>
          <table:table-cell table:formula="of:=IF(EXACT(MID([.Z31];[.$AR$15];1); [.$AS$15]); 1; 0)" office:value-type="float" office:value="0">
            <text:p>0</text:p>
          </table:table-cell>
          <table:table-cell table:formula="of:=IF(EXACT(MID([.AA31];[.$AR$15];1); [.$AS$15]); 1; 0)" office:value-type="float" office:value="0">
            <text:p>0</text:p>
          </table:table-cell>
          <table:table-cell table:formula="of:=IF(EXACT(MID([.AB31];[.$AR$15];1); [.$AS$15]); 1; 0)" office:value-type="float" office:value="0">
            <text:p>0</text:p>
          </table:table-cell>
          <table:table-cell table:formula="of:=IF(EXACT(MID([.AC31];[.$AR$15];1); [.$AS$15]); 1; 0)" office:value-type="float" office:value="0">
            <text:p>0</text:p>
          </table:table-cell>
          <table:table-cell table:formula="of:=IF(EXACT(MID([.AD31];[.$AR$15];1); [.$AS$15]); 1; 0)" office:value-type="float" office:value="0">
            <text:p>0</text:p>
          </table:table-cell>
          <table:table-cell table:formula="of:=IF(EXACT(MID([.AE31];[.$AR$15];1); [.$AS$15]); 1; 0)" office:value-type="float" office:value="0">
            <text:p>0</text:p>
          </table:table-cell>
          <table:table-cell table:formula="of:=IF(EXACT(MID([.AF31];[.$AR$15];1); [.$AS$15]); 1; 0)" office:value-type="float" office:value="0">
            <text:p>0</text:p>
          </table:table-cell>
          <table:table-cell table:formula="of:=IF(EXACT(MID([.AG31];[.$AR$15];1); [.$AS$15]); 1; 0)" office:value-type="float" office:value="1">
            <text:p>1</text:p>
          </table:table-cell>
          <table:table-cell table:formula="of:=IF(EXACT(MID([.AH31];[.$AR$15];1); [.$AS$15]); 1; 0)" office:value-type="float" office:value="1">
            <text:p>1</text:p>
          </table:table-cell>
          <table:table-cell table:formula="of:=IF(EXACT(MID([.AI31];[.$AR$15];1); [.$AS$15]); 1; 0)" office:value-type="float" office:value="0">
            <text:p>0</text:p>
          </table:table-cell>
          <table:table-cell table:formula="of:=IF(EXACT(MID([.AJ31];[.$AR$15];1); [.$AS$15]); 1; 0)" office:value-type="float" office:value="1">
            <text:p>1</text:p>
          </table:table-cell>
          <table:table-cell table:formula="of:=IF(EXACT(MID([.AK31];[.$AR$15];1); [.$AS$15]); 1; 0)" office:value-type="float" office:value="1">
            <text:p>1</text:p>
          </table:table-cell>
          <table:table-cell table:formula="of:=IF(EXACT(MID([.AL31];[.$AR$15];1); [.$AS$15]); 1; 0)" office:value-type="float" office:value="1">
            <text:p>1</text:p>
          </table:table-cell>
          <table:table-cell table:number-columns-repeated="961"/>
        </table:table-row>
        <table:table-row table:style-name="ro1">
          <table:table-cell table:number-columns-repeated="16"/>
          <table:table-cell office:value-type="float" office:value="15">
            <text:p>15</text:p>
          </table:table-cell>
          <table:table-cell office:value-type="string">
            <text:p>bcd</text:p>
          </table:table-cell>
          <table:table-cell table:number-columns-repeated="9"/>
          <table:table-cell office:value-type="float" office:value="10">
            <text:p>10</text:p>
          </table:table-cell>
          <table:table-cell table:number-columns-repeated="4"/>
          <table:table-cell office:value-type="string">
            <text:p>bcd</text:p>
          </table:table-cell>
          <table:table-cell office:value-type="string">
            <text:p>bdd</text:p>
          </table:table-cell>
          <table:table-cell/>
          <table:table-cell office:value-type="string">
            <text:p>ccd</text:p>
          </table:table-cell>
          <table:table-cell office:value-type="string">
            <text:p>cdd</text:p>
          </table:table-cell>
          <table:table-cell office:value-type="string">
            <text:p>ddd</text:p>
          </table:table-cell>
          <table:table-cell office:value-type="float" office:value="1">
            <text:p>1</text:p>
          </table:table-cell>
          <table:table-cell table:formula="of:=[.AN31]-1" office:value-type="float" office:value="6">
            <text:p>6</text:p>
          </table:table-cell>
          <table:table-cell table:formula="of:=[.AN32]-[.AM32]" office:value-type="float" office:value="5">
            <text:p>5</text:p>
          </table:table-cell>
          <table:table-cell table:number-columns-repeated="2"/>
          <table:table-cell table:formula="of:=IF(EXACT(MID([.S32];[.$AR$15];1); [.$AS$15]); 1; 0)" office:value-type="float" office:value="0">
            <text:p>0</text:p>
          </table:table-cell>
          <table:table-cell table:formula="of:=IF(EXACT(MID([.T32];[.$AR$15];1); [.$AS$15]); 1; 0)" office:value-type="float" office:value="0">
            <text:p>0</text:p>
          </table:table-cell>
          <table:table-cell table:formula="of:=IF(EXACT(MID([.U32];[.$AR$15];1); [.$AS$15]); 1; 0)" office:value-type="float" office:value="0">
            <text:p>0</text:p>
          </table:table-cell>
          <table:table-cell table:formula="of:=IF(EXACT(MID([.V32];[.$AR$15];1); [.$AS$15]); 1; 0)" office:value-type="float" office:value="0">
            <text:p>0</text:p>
          </table:table-cell>
          <table:table-cell table:formula="of:=IF(EXACT(MID([.W32];[.$AR$15];1); [.$AS$15]); 1; 0)" office:value-type="float" office:value="0">
            <text:p>0</text:p>
          </table:table-cell>
          <table:table-cell table:formula="of:=IF(EXACT(MID([.X32];[.$AR$15];1); [.$AS$15]); 1; 0)" office:value-type="float" office:value="0">
            <text:p>0</text:p>
          </table:table-cell>
          <table:table-cell table:formula="of:=IF(EXACT(MID([.Y32];[.$AR$15];1); [.$AS$15]); 1; 0)" office:value-type="float" office:value="0">
            <text:p>0</text:p>
          </table:table-cell>
          <table:table-cell table:formula="of:=IF(EXACT(MID([.Z32];[.$AR$15];1); [.$AS$15]); 1; 0)" office:value-type="float" office:value="0">
            <text:p>0</text:p>
          </table:table-cell>
          <table:table-cell table:formula="of:=IF(EXACT(MID([.AA32];[.$AR$15];1); [.$AS$15]); 1; 0)" office:value-type="float" office:value="0">
            <text:p>0</text:p>
          </table:table-cell>
          <table:table-cell table:formula="of:=IF(EXACT(MID([.AB32];[.$AR$15];1); [.$AS$15]); 1; 0)" office:value-type="float" office:value="0">
            <text:p>0</text:p>
          </table:table-cell>
          <table:table-cell table:formula="of:=IF(EXACT(MID([.AC32];[.$AR$15];1); [.$AS$15]); 1; 0)" office:value-type="float" office:value="0">
            <text:p>0</text:p>
          </table:table-cell>
          <table:table-cell table:formula="of:=IF(EXACT(MID([.AD32];[.$AR$15];1); [.$AS$15]); 1; 0)" office:value-type="float" office:value="0">
            <text:p>0</text:p>
          </table:table-cell>
          <table:table-cell table:formula="of:=IF(EXACT(MID([.AE32];[.$AR$15];1); [.$AS$15]); 1; 0)" office:value-type="float" office:value="0">
            <text:p>0</text:p>
          </table:table-cell>
          <table:table-cell table:formula="of:=IF(EXACT(MID([.AF32];[.$AR$15];1); [.$AS$15]); 1; 0)" office:value-type="float" office:value="0">
            <text:p>0</text:p>
          </table:table-cell>
          <table:table-cell table:formula="of:=IF(EXACT(MID([.AG32];[.$AR$15];1); [.$AS$15]); 1; 0)" office:value-type="float" office:value="1">
            <text:p>1</text:p>
          </table:table-cell>
          <table:table-cell table:formula="of:=IF(EXACT(MID([.AH32];[.$AR$15];1); [.$AS$15]); 1; 0)" office:value-type="float" office:value="1">
            <text:p>1</text:p>
          </table:table-cell>
          <table:table-cell table:formula="of:=IF(EXACT(MID([.AI32];[.$AR$15];1); [.$AS$15]); 1; 0)" office:value-type="float" office:value="0">
            <text:p>0</text:p>
          </table:table-cell>
          <table:table-cell table:formula="of:=IF(EXACT(MID([.AJ32];[.$AR$15];1); [.$AS$15]); 1; 0)" office:value-type="float" office:value="1">
            <text:p>1</text:p>
          </table:table-cell>
          <table:table-cell table:formula="of:=IF(EXACT(MID([.AK32];[.$AR$15];1); [.$AS$15]); 1; 0)" office:value-type="float" office:value="1">
            <text:p>1</text:p>
          </table:table-cell>
          <table:table-cell table:formula="of:=IF(EXACT(MID([.AL32];[.$AR$15];1); [.$AS$15]); 1; 0)" office:value-type="float" office:value="1">
            <text:p>1</text:p>
          </table:table-cell>
          <table:table-cell table:number-columns-repeated="961"/>
        </table:table-row>
        <table:table-row table:style-name="ro1">
          <table:table-cell table:number-columns-repeated="17"/>
          <table:table-cell office:value-type="string">
            <text:p>bdd</text:p>
          </table:table-cell>
          <table:table-cell table:number-columns-repeated="9"/>
          <table:table-cell office:value-type="float" office:value="10">
            <text:p>10</text:p>
          </table:table-cell>
          <table:table-cell table:number-columns-repeated="5" table:style-name="ce7"/>
          <table:table-cell office:value-type="string">
            <text:p>bdd</text:p>
          </table:table-cell>
          <table:table-cell table:number-columns-repeated="2" table:style-name="ce7"/>
          <table:table-cell office:value-type="string">
            <text:p>cdd</text:p>
          </table:table-cell>
          <table:table-cell office:value-type="string">
            <text:p>ddd</text:p>
          </table:table-cell>
          <table:table-cell office:value-type="float" office:value="2">
            <text:p>2</text:p>
          </table:table-cell>
          <table:table-cell table:formula="of:=[.AN32]-1" office:value-type="float" office:value="5">
            <text:p>5</text:p>
          </table:table-cell>
          <table:table-cell table:formula="of:=[.AN33]-[.AM33]" office:value-type="float" office:value="3">
            <text:p>3</text:p>
          </table:table-cell>
          <table:table-cell table:number-columns-repeated="2"/>
          <table:table-cell table:formula="of:=IF(EXACT(MID([.S33];[.$AR$15];1); [.$AS$15]); 1; 0)" office:value-type="float" office:value="0">
            <text:p>0</text:p>
          </table:table-cell>
          <table:table-cell table:formula="of:=IF(EXACT(MID([.T33];[.$AR$15];1); [.$AS$15]); 1; 0)" office:value-type="float" office:value="0">
            <text:p>0</text:p>
          </table:table-cell>
          <table:table-cell table:formula="of:=IF(EXACT(MID([.U33];[.$AR$15];1); [.$AS$15]); 1; 0)" office:value-type="float" office:value="0">
            <text:p>0</text:p>
          </table:table-cell>
          <table:table-cell table:formula="of:=IF(EXACT(MID([.V33];[.$AR$15];1); [.$AS$15]); 1; 0)" office:value-type="float" office:value="0">
            <text:p>0</text:p>
          </table:table-cell>
          <table:table-cell table:formula="of:=IF(EXACT(MID([.W33];[.$AR$15];1); [.$AS$15]); 1; 0)" office:value-type="float" office:value="0">
            <text:p>0</text:p>
          </table:table-cell>
          <table:table-cell table:formula="of:=IF(EXACT(MID([.X33];[.$AR$15];1); [.$AS$15]); 1; 0)" office:value-type="float" office:value="0">
            <text:p>0</text:p>
          </table:table-cell>
          <table:table-cell table:formula="of:=IF(EXACT(MID([.Y33];[.$AR$15];1); [.$AS$15]); 1; 0)" office:value-type="float" office:value="0">
            <text:p>0</text:p>
          </table:table-cell>
          <table:table-cell table:formula="of:=IF(EXACT(MID([.Z33];[.$AR$15];1); [.$AS$15]); 1; 0)" office:value-type="float" office:value="0">
            <text:p>0</text:p>
          </table:table-cell>
          <table:table-cell table:formula="of:=IF(EXACT(MID([.AA33];[.$AR$15];1); [.$AS$15]); 1; 0)" office:value-type="float" office:value="0">
            <text:p>0</text:p>
          </table:table-cell>
          <table:table-cell table:formula="of:=IF(EXACT(MID([.AB33];[.$AR$15];1); [.$AS$15]); 1; 0)" office:value-type="float" office:value="0">
            <text:p>0</text:p>
          </table:table-cell>
          <table:table-cell table:formula="of:=IF(EXACT(MID([.AC33];[.$AR$15];1); [.$AS$15]); 1; 0)" office:value-type="float" office:value="0">
            <text:p>0</text:p>
          </table:table-cell>
          <table:table-cell table:formula="of:=IF(EXACT(MID([.AD33];[.$AR$15];1); [.$AS$15]); 1; 0)" office:value-type="float" office:value="0">
            <text:p>0</text:p>
          </table:table-cell>
          <table:table-cell table:formula="of:=IF(EXACT(MID([.AE33];[.$AR$15];1); [.$AS$15]); 1; 0)" office:value-type="float" office:value="0">
            <text:p>0</text:p>
          </table:table-cell>
          <table:table-cell table:formula="of:=IF(EXACT(MID([.AF33];[.$AR$15];1); [.$AS$15]); 1; 0)" office:value-type="float" office:value="0">
            <text:p>0</text:p>
          </table:table-cell>
          <table:table-cell table:formula="of:=IF(EXACT(MID([.AG33];[.$AR$15];1); [.$AS$15]); 1; 0)" office:value-type="float" office:value="0">
            <text:p>0</text:p>
          </table:table-cell>
          <table:table-cell table:formula="of:=IF(EXACT(MID([.AH33];[.$AR$15];1); [.$AS$15]); 1; 0)" office:value-type="float" office:value="1">
            <text:p>1</text:p>
          </table:table-cell>
          <table:table-cell table:formula="of:=IF(EXACT(MID([.AI33];[.$AR$15];1); [.$AS$15]); 1; 0)" office:value-type="float" office:value="0">
            <text:p>0</text:p>
          </table:table-cell>
          <table:table-cell table:formula="of:=IF(EXACT(MID([.AJ33];[.$AR$15];1); [.$AS$15]); 1; 0)" office:value-type="float" office:value="0">
            <text:p>0</text:p>
          </table:table-cell>
          <table:table-cell table:formula="of:=IF(EXACT(MID([.AK33];[.$AR$15];1); [.$AS$15]); 1; 0)" office:value-type="float" office:value="1">
            <text:p>1</text:p>
          </table:table-cell>
          <table:table-cell table:formula="of:=IF(EXACT(MID([.AL33];[.$AR$15];1); [.$AS$15]); 1; 0)" office:value-type="float" office:value="1">
            <text:p>1</text:p>
          </table:table-cell>
          <table:table-cell table:number-columns-repeated="961"/>
        </table:table-row>
        <table:table-row table:style-name="ro1">
          <table:table-cell table:number-columns-repeated="17"/>
          <table:table-cell office:value-type="string">
            <text:p>ccc</text:p>
          </table:table-cell>
          <table:table-cell table:number-columns-repeated="15"/>
          <table:table-cell office:value-type="float" office:value="16">
            <text:p>16</text:p>
          </table:table-cell>
          <table:table-cell office:value-type="string">
            <text:p>ccc</text:p>
          </table:table-cell>
          <table:table-cell office:value-type="string">
            <text:p>ccd</text:p>
          </table:table-cell>
          <table:table-cell office:value-type="string">
            <text:p>cdd</text:p>
          </table:table-cell>
          <table:table-cell office:value-type="string">
            <text:p>ddd</text:p>
          </table:table-cell>
          <table:table-cell office:value-type="float" office:value="0">
            <text:p>0</text:p>
          </table:table-cell>
          <table:table-cell table:formula="of:=[.AN33]-1" office:value-type="float" office:value="4">
            <text:p>4</text:p>
          </table:table-cell>
          <table:table-cell table:formula="of:=[.AN34]-[.AM34]" office:value-type="float" office:value="4">
            <text:p>4</text:p>
          </table:table-cell>
          <table:table-cell table:number-columns-repeated="2"/>
          <table:table-cell table:formula="of:=IF(EXACT(MID([.S34];[.$AR$15];1); [.$AS$15]); 1; 0)" office:value-type="float" office:value="0">
            <text:p>0</text:p>
          </table:table-cell>
          <table:table-cell table:formula="of:=IF(EXACT(MID([.T34];[.$AR$15];1); [.$AS$15]); 1; 0)" office:value-type="float" office:value="0">
            <text:p>0</text:p>
          </table:table-cell>
          <table:table-cell table:formula="of:=IF(EXACT(MID([.U34];[.$AR$15];1); [.$AS$15]); 1; 0)" office:value-type="float" office:value="0">
            <text:p>0</text:p>
          </table:table-cell>
          <table:table-cell table:formula="of:=IF(EXACT(MID([.V34];[.$AR$15];1); [.$AS$15]); 1; 0)" office:value-type="float" office:value="0">
            <text:p>0</text:p>
          </table:table-cell>
          <table:table-cell table:formula="of:=IF(EXACT(MID([.W34];[.$AR$15];1); [.$AS$15]); 1; 0)" office:value-type="float" office:value="0">
            <text:p>0</text:p>
          </table:table-cell>
          <table:table-cell table:formula="of:=IF(EXACT(MID([.X34];[.$AR$15];1); [.$AS$15]); 1; 0)" office:value-type="float" office:value="0">
            <text:p>0</text:p>
          </table:table-cell>
          <table:table-cell table:formula="of:=IF(EXACT(MID([.Y34];[.$AR$15];1); [.$AS$15]); 1; 0)" office:value-type="float" office:value="0">
            <text:p>0</text:p>
          </table:table-cell>
          <table:table-cell table:formula="of:=IF(EXACT(MID([.Z34];[.$AR$15];1); [.$AS$15]); 1; 0)" office:value-type="float" office:value="0">
            <text:p>0</text:p>
          </table:table-cell>
          <table:table-cell table:formula="of:=IF(EXACT(MID([.AA34];[.$AR$15];1); [.$AS$15]); 1; 0)" office:value-type="float" office:value="0">
            <text:p>0</text:p>
          </table:table-cell>
          <table:table-cell table:formula="of:=IF(EXACT(MID([.AB34];[.$AR$15];1); [.$AS$15]); 1; 0)" office:value-type="float" office:value="0">
            <text:p>0</text:p>
          </table:table-cell>
          <table:table-cell table:formula="of:=IF(EXACT(MID([.AC34];[.$AR$15];1); [.$AS$15]); 1; 0)" office:value-type="float" office:value="0">
            <text:p>0</text:p>
          </table:table-cell>
          <table:table-cell table:formula="of:=IF(EXACT(MID([.AD34];[.$AR$15];1); [.$AS$15]); 1; 0)" office:value-type="float" office:value="0">
            <text:p>0</text:p>
          </table:table-cell>
          <table:table-cell table:formula="of:=IF(EXACT(MID([.AE34];[.$AR$15];1); [.$AS$15]); 1; 0)" office:value-type="float" office:value="0">
            <text:p>0</text:p>
          </table:table-cell>
          <table:table-cell table:formula="of:=IF(EXACT(MID([.AF34];[.$AR$15];1); [.$AS$15]); 1; 0)" office:value-type="float" office:value="0">
            <text:p>0</text:p>
          </table:table-cell>
          <table:table-cell table:formula="of:=IF(EXACT(MID([.AG34];[.$AR$15];1); [.$AS$15]); 1; 0)" office:value-type="float" office:value="0">
            <text:p>0</text:p>
          </table:table-cell>
          <table:table-cell table:formula="of:=IF(EXACT(MID([.AH34];[.$AR$15];1); [.$AS$15]); 1; 0)" office:value-type="float" office:value="0">
            <text:p>0</text:p>
          </table:table-cell>
          <table:table-cell table:formula="of:=IF(EXACT(MID([.AI34];[.$AR$15];1); [.$AS$15]); 1; 0)" office:value-type="float" office:value="0">
            <text:p>0</text:p>
          </table:table-cell>
          <table:table-cell table:formula="of:=IF(EXACT(MID([.AJ34];[.$AR$15];1); [.$AS$15]); 1; 0)" office:value-type="float" office:value="1">
            <text:p>1</text:p>
          </table:table-cell>
          <table:table-cell table:formula="of:=IF(EXACT(MID([.AK34];[.$AR$15];1); [.$AS$15]); 1; 0)" office:value-type="float" office:value="1">
            <text:p>1</text:p>
          </table:table-cell>
          <table:table-cell table:formula="of:=IF(EXACT(MID([.AL34];[.$AR$15];1); [.$AS$15]); 1; 0)" office:value-type="float" office:value="1">
            <text:p>1</text:p>
          </table:table-cell>
          <table:table-cell table:number-columns-repeated="961"/>
        </table:table-row>
        <table:table-row table:style-name="ro1">
          <table:table-cell table:number-columns-repeated="17"/>
          <table:table-cell office:value-type="string">
            <text:p>ccd</text:p>
          </table:table-cell>
          <table:table-cell table:number-columns-repeated="15"/>
          <table:table-cell office:value-type="float" office:value="16">
            <text:p>16</text:p>
          </table:table-cell>
          <table:table-cell/>
          <table:table-cell office:value-type="string">
            <text:p>ccd</text:p>
          </table:table-cell>
          <table:table-cell office:value-type="string">
            <text:p>cdd</text:p>
          </table:table-cell>
          <table:table-cell office:value-type="string">
            <text:p>ddd</text:p>
          </table:table-cell>
          <table:table-cell office:value-type="float" office:value="0">
            <text:p>0</text:p>
          </table:table-cell>
          <table:table-cell table:formula="of:=[.AN34]-1" office:value-type="float" office:value="3">
            <text:p>3</text:p>
          </table:table-cell>
          <table:table-cell table:formula="of:=[.AN35]-[.AM35]" office:value-type="float" office:value="3">
            <text:p>3</text:p>
          </table:table-cell>
          <table:table-cell table:number-columns-repeated="2"/>
          <table:table-cell table:formula="of:=IF(EXACT(MID([.S35];[.$AR$15];1); [.$AS$15]); 1; 0)" office:value-type="float" office:value="0">
            <text:p>0</text:p>
          </table:table-cell>
          <table:table-cell table:formula="of:=IF(EXACT(MID([.T35];[.$AR$15];1); [.$AS$15]); 1; 0)" office:value-type="float" office:value="0">
            <text:p>0</text:p>
          </table:table-cell>
          <table:table-cell table:formula="of:=IF(EXACT(MID([.U35];[.$AR$15];1); [.$AS$15]); 1; 0)" office:value-type="float" office:value="0">
            <text:p>0</text:p>
          </table:table-cell>
          <table:table-cell table:formula="of:=IF(EXACT(MID([.V35];[.$AR$15];1); [.$AS$15]); 1; 0)" office:value-type="float" office:value="0">
            <text:p>0</text:p>
          </table:table-cell>
          <table:table-cell table:formula="of:=IF(EXACT(MID([.W35];[.$AR$15];1); [.$AS$15]); 1; 0)" office:value-type="float" office:value="0">
            <text:p>0</text:p>
          </table:table-cell>
          <table:table-cell table:formula="of:=IF(EXACT(MID([.X35];[.$AR$15];1); [.$AS$15]); 1; 0)" office:value-type="float" office:value="0">
            <text:p>0</text:p>
          </table:table-cell>
          <table:table-cell table:formula="of:=IF(EXACT(MID([.Y35];[.$AR$15];1); [.$AS$15]); 1; 0)" office:value-type="float" office:value="0">
            <text:p>0</text:p>
          </table:table-cell>
          <table:table-cell table:formula="of:=IF(EXACT(MID([.Z35];[.$AR$15];1); [.$AS$15]); 1; 0)" office:value-type="float" office:value="0">
            <text:p>0</text:p>
          </table:table-cell>
          <table:table-cell table:formula="of:=IF(EXACT(MID([.AA35];[.$AR$15];1); [.$AS$15]); 1; 0)" office:value-type="float" office:value="0">
            <text:p>0</text:p>
          </table:table-cell>
          <table:table-cell table:formula="of:=IF(EXACT(MID([.AB35];[.$AR$15];1); [.$AS$15]); 1; 0)" office:value-type="float" office:value="0">
            <text:p>0</text:p>
          </table:table-cell>
          <table:table-cell table:formula="of:=IF(EXACT(MID([.AC35];[.$AR$15];1); [.$AS$15]); 1; 0)" office:value-type="float" office:value="0">
            <text:p>0</text:p>
          </table:table-cell>
          <table:table-cell table:formula="of:=IF(EXACT(MID([.AD35];[.$AR$15];1); [.$AS$15]); 1; 0)" office:value-type="float" office:value="0">
            <text:p>0</text:p>
          </table:table-cell>
          <table:table-cell table:formula="of:=IF(EXACT(MID([.AE35];[.$AR$15];1); [.$AS$15]); 1; 0)" office:value-type="float" office:value="0">
            <text:p>0</text:p>
          </table:table-cell>
          <table:table-cell table:formula="of:=IF(EXACT(MID([.AF35];[.$AR$15];1); [.$AS$15]); 1; 0)" office:value-type="float" office:value="0">
            <text:p>0</text:p>
          </table:table-cell>
          <table:table-cell table:formula="of:=IF(EXACT(MID([.AG35];[.$AR$15];1); [.$AS$15]); 1; 0)" office:value-type="float" office:value="0">
            <text:p>0</text:p>
          </table:table-cell>
          <table:table-cell table:formula="of:=IF(EXACT(MID([.AH35];[.$AR$15];1); [.$AS$15]); 1; 0)" office:value-type="float" office:value="0">
            <text:p>0</text:p>
          </table:table-cell>
          <table:table-cell table:formula="of:=IF(EXACT(MID([.AI35];[.$AR$15];1); [.$AS$15]); 1; 0)" office:value-type="float" office:value="0">
            <text:p>0</text:p>
          </table:table-cell>
          <table:table-cell table:formula="of:=IF(EXACT(MID([.AJ35];[.$AR$15];1); [.$AS$15]); 1; 0)" office:value-type="float" office:value="1">
            <text:p>1</text:p>
          </table:table-cell>
          <table:table-cell table:formula="of:=IF(EXACT(MID([.AK35];[.$AR$15];1); [.$AS$15]); 1; 0)" office:value-type="float" office:value="1">
            <text:p>1</text:p>
          </table:table-cell>
          <table:table-cell table:formula="of:=IF(EXACT(MID([.AL35];[.$AR$15];1); [.$AS$15]); 1; 0)" office:value-type="float" office:value="1">
            <text:p>1</text:p>
          </table:table-cell>
          <table:table-cell table:number-columns-repeated="961"/>
        </table:table-row>
        <table:table-row table:style-name="ro1">
          <table:table-cell table:number-columns-repeated="17"/>
          <table:table-cell office:value-type="string">
            <text:p>cdd</text:p>
          </table:table-cell>
          <table:table-cell table:number-columns-repeated="15"/>
          <table:table-cell office:value-type="float" office:value="16">
            <text:p>16</text:p>
          </table:table-cell>
          <table:table-cell table:number-columns-repeated="2" table:style-name="ce7"/>
          <table:table-cell office:value-type="string">
            <text:p>cdd</text:p>
          </table:table-cell>
          <table:table-cell office:value-type="string">
            <text:p>ddd</text:p>
          </table:table-cell>
          <table:table-cell office:value-type="float" office:value="0">
            <text:p>0</text:p>
          </table:table-cell>
          <table:table-cell table:formula="of:=[.AN35]-1" office:value-type="float" office:value="2">
            <text:p>2</text:p>
          </table:table-cell>
          <table:table-cell table:formula="of:=[.AN36]-[.AM36]" office:value-type="float" office:value="2">
            <text:p>2</text:p>
          </table:table-cell>
          <table:table-cell table:number-columns-repeated="2"/>
          <table:table-cell table:formula="of:=IF(EXACT(MID([.S36];[.$AR$15];1); [.$AS$15]); 1; 0)" office:value-type="float" office:value="0">
            <text:p>0</text:p>
          </table:table-cell>
          <table:table-cell table:formula="of:=IF(EXACT(MID([.T36];[.$AR$15];1); [.$AS$15]); 1; 0)" office:value-type="float" office:value="0">
            <text:p>0</text:p>
          </table:table-cell>
          <table:table-cell table:formula="of:=IF(EXACT(MID([.U36];[.$AR$15];1); [.$AS$15]); 1; 0)" office:value-type="float" office:value="0">
            <text:p>0</text:p>
          </table:table-cell>
          <table:table-cell table:formula="of:=IF(EXACT(MID([.V36];[.$AR$15];1); [.$AS$15]); 1; 0)" office:value-type="float" office:value="0">
            <text:p>0</text:p>
          </table:table-cell>
          <table:table-cell table:formula="of:=IF(EXACT(MID([.W36];[.$AR$15];1); [.$AS$15]); 1; 0)" office:value-type="float" office:value="0">
            <text:p>0</text:p>
          </table:table-cell>
          <table:table-cell table:formula="of:=IF(EXACT(MID([.X36];[.$AR$15];1); [.$AS$15]); 1; 0)" office:value-type="float" office:value="0">
            <text:p>0</text:p>
          </table:table-cell>
          <table:table-cell table:formula="of:=IF(EXACT(MID([.Y36];[.$AR$15];1); [.$AS$15]); 1; 0)" office:value-type="float" office:value="0">
            <text:p>0</text:p>
          </table:table-cell>
          <table:table-cell table:formula="of:=IF(EXACT(MID([.Z36];[.$AR$15];1); [.$AS$15]); 1; 0)" office:value-type="float" office:value="0">
            <text:p>0</text:p>
          </table:table-cell>
          <table:table-cell table:formula="of:=IF(EXACT(MID([.AA36];[.$AR$15];1); [.$AS$15]); 1; 0)" office:value-type="float" office:value="0">
            <text:p>0</text:p>
          </table:table-cell>
          <table:table-cell table:formula="of:=IF(EXACT(MID([.AB36];[.$AR$15];1); [.$AS$15]); 1; 0)" office:value-type="float" office:value="0">
            <text:p>0</text:p>
          </table:table-cell>
          <table:table-cell table:formula="of:=IF(EXACT(MID([.AC36];[.$AR$15];1); [.$AS$15]); 1; 0)" office:value-type="float" office:value="0">
            <text:p>0</text:p>
          </table:table-cell>
          <table:table-cell table:formula="of:=IF(EXACT(MID([.AD36];[.$AR$15];1); [.$AS$15]); 1; 0)" office:value-type="float" office:value="0">
            <text:p>0</text:p>
          </table:table-cell>
          <table:table-cell table:formula="of:=IF(EXACT(MID([.AE36];[.$AR$15];1); [.$AS$15]); 1; 0)" office:value-type="float" office:value="0">
            <text:p>0</text:p>
          </table:table-cell>
          <table:table-cell table:formula="of:=IF(EXACT(MID([.AF36];[.$AR$15];1); [.$AS$15]); 1; 0)" office:value-type="float" office:value="0">
            <text:p>0</text:p>
          </table:table-cell>
          <table:table-cell table:formula="of:=IF(EXACT(MID([.AG36];[.$AR$15];1); [.$AS$15]); 1; 0)" office:value-type="float" office:value="0">
            <text:p>0</text:p>
          </table:table-cell>
          <table:table-cell table:formula="of:=IF(EXACT(MID([.AH36];[.$AR$15];1); [.$AS$15]); 1; 0)" office:value-type="float" office:value="0">
            <text:p>0</text:p>
          </table:table-cell>
          <table:table-cell table:formula="of:=IF(EXACT(MID([.AI36];[.$AR$15];1); [.$AS$15]); 1; 0)" office:value-type="float" office:value="0">
            <text:p>0</text:p>
          </table:table-cell>
          <table:table-cell table:formula="of:=IF(EXACT(MID([.AJ36];[.$AR$15];1); [.$AS$15]); 1; 0)" office:value-type="float" office:value="0">
            <text:p>0</text:p>
          </table:table-cell>
          <table:table-cell table:formula="of:=IF(EXACT(MID([.AK36];[.$AR$15];1); [.$AS$15]); 1; 0)" office:value-type="float" office:value="1">
            <text:p>1</text:p>
          </table:table-cell>
          <table:table-cell table:formula="of:=IF(EXACT(MID([.AL36];[.$AR$15];1); [.$AS$15]); 1; 0)" office:value-type="float" office:value="1">
            <text:p>1</text:p>
          </table:table-cell>
          <table:table-cell table:number-columns-repeated="961"/>
        </table:table-row>
        <table:table-row table:style-name="ro1">
          <table:table-cell table:number-columns-repeated="16"/>
          <table:table-cell office:value-type="float" office:value="20">
            <text:p>20</text:p>
          </table:table-cell>
          <table:table-cell office:value-type="string">
            <text:p>ddd</text:p>
          </table:table-cell>
          <table:table-cell table:number-columns-repeated="18"/>
          <table:table-cell office:value-type="float" office:value="19">
            <text:p>19</text:p>
          </table:table-cell>
          <table:table-cell office:value-type="string">
            <text:p>ddd</text:p>
          </table:table-cell>
          <table:table-cell office:value-type="float" office:value="0">
            <text:p>0</text:p>
          </table:table-cell>
          <table:table-cell table:formula="of:=[.AN36]-1" office:value-type="float" office:value="1">
            <text:p>1</text:p>
          </table:table-cell>
          <table:table-cell table:formula="of:=[.AN37]-[.AM37]" office:value-type="float" office:value="1">
            <text:p>1</text:p>
          </table:table-cell>
          <table:table-cell table:number-columns-repeated="2"/>
          <table:table-cell table:formula="of:=IF(EXACT(MID([.S37];[.$AR$15];1); [.$AS$15]); 1; 0)" office:value-type="float" office:value="0">
            <text:p>0</text:p>
          </table:table-cell>
          <table:table-cell table:formula="of:=IF(EXACT(MID([.T37];[.$AR$15];1); [.$AS$15]); 1; 0)" office:value-type="float" office:value="0">
            <text:p>0</text:p>
          </table:table-cell>
          <table:table-cell table:formula="of:=IF(EXACT(MID([.U37];[.$AR$15];1); [.$AS$15]); 1; 0)" office:value-type="float" office:value="0">
            <text:p>0</text:p>
          </table:table-cell>
          <table:table-cell table:formula="of:=IF(EXACT(MID([.V37];[.$AR$15];1); [.$AS$15]); 1; 0)" office:value-type="float" office:value="0">
            <text:p>0</text:p>
          </table:table-cell>
          <table:table-cell table:formula="of:=IF(EXACT(MID([.W37];[.$AR$15];1); [.$AS$15]); 1; 0)" office:value-type="float" office:value="0">
            <text:p>0</text:p>
          </table:table-cell>
          <table:table-cell table:formula="of:=IF(EXACT(MID([.X37];[.$AR$15];1); [.$AS$15]); 1; 0)" office:value-type="float" office:value="0">
            <text:p>0</text:p>
          </table:table-cell>
          <table:table-cell table:formula="of:=IF(EXACT(MID([.Y37];[.$AR$15];1); [.$AS$15]); 1; 0)" office:value-type="float" office:value="0">
            <text:p>0</text:p>
          </table:table-cell>
          <table:table-cell table:formula="of:=IF(EXACT(MID([.Z37];[.$AR$15];1); [.$AS$15]); 1; 0)" office:value-type="float" office:value="0">
            <text:p>0</text:p>
          </table:table-cell>
          <table:table-cell table:formula="of:=IF(EXACT(MID([.AA37];[.$AR$15];1); [.$AS$15]); 1; 0)" office:value-type="float" office:value="0">
            <text:p>0</text:p>
          </table:table-cell>
          <table:table-cell table:formula="of:=IF(EXACT(MID([.AB37];[.$AR$15];1); [.$AS$15]); 1; 0)" office:value-type="float" office:value="0">
            <text:p>0</text:p>
          </table:table-cell>
          <table:table-cell table:formula="of:=IF(EXACT(MID([.AC37];[.$AR$15];1); [.$AS$15]); 1; 0)" office:value-type="float" office:value="0">
            <text:p>0</text:p>
          </table:table-cell>
          <table:table-cell table:formula="of:=IF(EXACT(MID([.AD37];[.$AR$15];1); [.$AS$15]); 1; 0)" office:value-type="float" office:value="0">
            <text:p>0</text:p>
          </table:table-cell>
          <table:table-cell table:formula="of:=IF(EXACT(MID([.AE37];[.$AR$15];1); [.$AS$15]); 1; 0)" office:value-type="float" office:value="0">
            <text:p>0</text:p>
          </table:table-cell>
          <table:table-cell table:formula="of:=IF(EXACT(MID([.AF37];[.$AR$15];1); [.$AS$15]); 1; 0)" office:value-type="float" office:value="0">
            <text:p>0</text:p>
          </table:table-cell>
          <table:table-cell table:formula="of:=IF(EXACT(MID([.AG37];[.$AR$15];1); [.$AS$15]); 1; 0)" office:value-type="float" office:value="0">
            <text:p>0</text:p>
          </table:table-cell>
          <table:table-cell table:formula="of:=IF(EXACT(MID([.AH37];[.$AR$15];1); [.$AS$15]); 1; 0)" office:value-type="float" office:value="0">
            <text:p>0</text:p>
          </table:table-cell>
          <table:table-cell table:formula="of:=IF(EXACT(MID([.AI37];[.$AR$15];1); [.$AS$15]); 1; 0)" office:value-type="float" office:value="0">
            <text:p>0</text:p>
          </table:table-cell>
          <table:table-cell table:formula="of:=IF(EXACT(MID([.AJ37];[.$AR$15];1); [.$AS$15]); 1; 0)" office:value-type="float" office:value="0">
            <text:p>0</text:p>
          </table:table-cell>
          <table:table-cell table:formula="of:=IF(EXACT(MID([.AK37];[.$AR$15];1); [.$AS$15]); 1; 0)" office:value-type="float" office:value="0">
            <text:p>0</text:p>
          </table:table-cell>
          <table:table-cell table:formula="of:=IF(EXACT(MID([.AL37];[.$AR$15];1); [.$AS$15]); 1; 0)" office:value-type="float" office:value="1">
            <text:p>1</text:p>
          </table:table-cell>
          <table:table-cell table:number-columns-repeated="96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3"/>
          <table:table-cell table:formula="of:=SUM([.AR18:.AR37])" office:value-type="float" office:value="0">
            <text:p>0</text:p>
          </table:table-cell>
          <table:table-cell table:formula="of:=SUM([.AS18:.AS37])" office:value-type="float" office:value="0">
            <text:p>0</text:p>
          </table:table-cell>
          <table:table-cell table:formula="of:=SUM([.AT18:.AT37])" office:value-type="float" office:value="0">
            <text:p>0</text:p>
          </table:table-cell>
          <table:table-cell table:formula="of:=SUM([.AU18:.AU37])" office:value-type="float" office:value="4">
            <text:p>4</text:p>
          </table:table-cell>
          <table:table-cell table:formula="of:=SUM([.AV18:.AV37])" office:value-type="float" office:value="0">
            <text:p>0</text:p>
          </table:table-cell>
          <table:table-cell table:formula="of:=SUM([.AW18:.AW37])" office:value-type="float" office:value="0">
            <text:p>0</text:p>
          </table:table-cell>
          <table:table-cell table:formula="of:=SUM([.AX18:.AX37])" office:value-type="float" office:value="7">
            <text:p>7</text:p>
          </table:table-cell>
          <table:table-cell table:formula="of:=SUM([.AY18:.AY37])" office:value-type="float" office:value="0">
            <text:p>0</text:p>
          </table:table-cell>
          <table:table-cell table:formula="of:=SUM([.AZ18:.AZ37])" office:value-type="float" office:value="9">
            <text:p>9</text:p>
          </table:table-cell>
          <table:table-cell table:formula="of:=SUM([.BA18:.BA37])" office:value-type="float" office:value="10">
            <text:p>10</text:p>
          </table:table-cell>
          <table:table-cell table:formula="of:=SUM([.BB18:.BB37])" office:value-type="float" office:value="0">
            <text:p>0</text:p>
          </table:table-cell>
          <table:table-cell table:formula="of:=SUM([.BC18:.BC37])" office:value-type="float" office:value="0">
            <text:p>0</text:p>
          </table:table-cell>
          <table:table-cell table:formula="of:=SUM([.BD18:.BD37])" office:value-type="float" office:value="10">
            <text:p>10</text:p>
          </table:table-cell>
          <table:table-cell table:formula="of:=SUM([.BE18:.BE37])" office:value-type="float" office:value="0">
            <text:p>0</text:p>
          </table:table-cell>
          <table:table-cell table:formula="of:=SUM([.BF18:.BF37])" office:value-type="float" office:value="14">
            <text:p>14</text:p>
          </table:table-cell>
          <table:table-cell table:formula="of:=SUM([.BG18:.BG37])" office:value-type="float" office:value="16">
            <text:p>16</text:p>
          </table:table-cell>
          <table:table-cell table:formula="of:=SUM([.BH18:.BH37])" office:value-type="float" office:value="0">
            <text:p>0</text:p>
          </table:table-cell>
          <table:table-cell table:formula="of:=SUM([.BI18:.BI37])" office:value-type="float" office:value="16">
            <text:p>16</text:p>
          </table:table-cell>
          <table:table-cell table:formula="of:=SUM([.BJ18:.BJ37])" office:value-type="float" office:value="19">
            <text:p>19</text:p>
          </table:table-cell>
          <table:table-cell table:formula="of:=SUM([.BK18:.BK37])" office:value-type="float" office:value="20">
            <text:p>20</text:p>
          </table:table-cell>
          <table:table-cell table:number-columns-repeated="96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2"/>
          <table:table-cell table:formula="of:=SUM([.AR39:.BK39])" office:value-type="float" office:value="125">
            <text:p>125</text:p>
          </table:table-cell>
          <table:table-cell/>
          <table:table-cell table:formula="of:=SUM([.AR18:.BK18])" office:value-type="float" office:value="10">
            <text:p>10</text:p>
          </table:table-cell>
          <table:table-cell table:number-columns-repeated="959"/>
        </table:table-row>
        <table:table-row table:style-name="ro1">
          <table:table-cell table:number-columns-repeated="52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963"/>
        </table:table-row>
        <table:table-row table:style-name="ro1">
          <table:table-cell table:number-columns-repeated="44"/>
          <table:table-cell office:value-type="string">
            <text:p>aaa</text:p>
          </table:table-cell>
          <table:table-cell table:number-columns-repeated="5"/>
          <table:table-cell office:value-type="string">
            <text:p>count</text:p>
          </table:table-cell>
          <table:table-cell office:value-type="string">
            <text:p>col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960"/>
        </table:table-row>
        <table:table-row table:style-name="ro1">
          <table:table-cell table:number-columns-repeated="44"/>
          <table:table-cell office:value-type="string">
            <text:p>aab</text:p>
          </table:table-cell>
          <table:table-cell table:number-columns-repeated="5"/>
          <table:table-cell office:value-type="string">
            <text:p>row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960"/>
        </table:table-row>
        <table:table-row table:style-name="ro1">
          <table:table-cell table:number-columns-repeated="44"/>
          <table:table-cell office:value-type="string">
            <text:p>aac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125">
            <text:p>125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958"/>
        </table:table-row>
        <table:table-row table:style-name="ro1">
          <table:table-cell table:number-columns-repeated="44"/>
          <table:table-cell office:value-type="string">
            <text:p>aad</text:p>
          </table:table-cell>
          <table:table-cell table:number-columns-repeated="979"/>
        </table:table-row>
        <table:table-row table:style-name="ro1">
          <table:table-cell table:number-columns-repeated="11"/>
          <table:table-cell table:style-name="ce6" office:value-type="string">
            <text:p>[[20, -1, -1, -1], [10, 6, 3, 1], [4, 3, 2, 1]]</text:p>
          </table:table-cell>
          <table:table-cell table:number-columns-repeated="32"/>
          <table:table-cell office:value-type="string">
            <text:p>abb</text:p>
          </table:table-cell>
          <table:table-cell table:number-columns-repeated="979"/>
        </table:table-row>
        <table:table-row table:style-name="ro1">
          <table:table-cell table:number-columns-repeated="11"/>
          <table:table-cell office:value-type="string">
            <text:p>Dimension</text:p>
          </table:table-cell>
          <table:table-cell table:number-columns-repeated="6"/>
          <table:table-cell office:value-type="string">
            <text:p>Less than or equal to</text:p>
          </table:table-cell>
          <table:table-cell table:number-columns-repeated="5"/>
          <table:table-cell office:value-type="string">
            <text:p>equal to</text:p>
          </table:table-cell>
          <table:table-cell table:number-columns-repeated="19"/>
          <table:table-cell office:value-type="string">
            <text:p>abc</text:p>
          </table:table-cell>
          <table:table-cell table:number-columns-repeated="5"/>
          <table:table-cell office:value-type="string">
            <text:p>count</text:p>
          </table:table-cell>
          <table:table-cell office:value-type="string">
            <text:p>col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960"/>
        </table:table-row>
        <table:table-row table:style-name="ro1">
          <table:table-cell table:number-columns-repeated="11"/>
          <table:table-cell table:style-name="ce5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number-columns-repeated="4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number-columns-repeated="4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number-columns-repeated="5"/>
          <table:table-cell table:style-name="ce5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number-columns-repeated="6"/>
          <table:table-cell office:value-type="string">
            <text:p>abd</text:p>
          </table:table-cell>
          <table:table-cell table:number-columns-repeated="5"/>
          <table:table-cell office:value-type="string">
            <text:p>row</text:p>
          </table:table-cell>
          <table:table-cell table:number-columns-repeated="6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960"/>
        </table:table-row>
        <table:table-row table:style-name="ro1">
          <table:table-cell table:number-columns-repeated="9"/>
          <table:table-cell office:value-type="string">
            <text:p>Letter</text:p>
          </table:table-cell>
          <table:table-cell table:style-name="ce5" office:value-type="string">
            <text:p>a</text:p>
          </table:table-cell>
          <table:table-cell/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Letter</text:p>
          </table:table-cell>
          <table:table-cell table:style-name="ce5"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Letter</text:p>
          </table:table-cell>
          <table:table-cell table:style-name="ce5"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Letter</text:p>
          </table:table-cell>
          <table:table-cell table:style-name="ce5" office:value-type="string">
            <text:p>a</text:p>
          </table:table-cell>
          <table:table-cell/>
          <table:table-cell office:value-type="float" office:value="175">
            <text:p>175</text:p>
          </table:table-cell>
          <table:table-cell office:value-type="float" office:value="125">
            <text:p>125</text:p>
          </table:table-cell>
          <table:table-cell office:value-type="float" office:value="85">
            <text:p>85</text:p>
          </table:table-cell>
          <table:table-cell table:number-columns-repeated="6"/>
          <table:table-cell office:value-type="string">
            <text:p>acc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125">
            <text:p>125</text:p>
          </table:table-cell>
          <table:table-cell table:number-columns-repeated="960"/>
        </table:table-row>
        <table:table-row table:style-name="ro1">
          <table:table-cell table:number-columns-repeated="10"/>
          <table:table-cell table:style-name="ce5" office:value-type="string">
            <text:p>b</text:p>
          </table:table-cell>
          <table:table-cell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table:style-name="ce5" office:value-type="string">
            <text:p>b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3"/>
          <table:table-cell table:style-name="ce5" office:value-type="string">
            <text:p>b</text:p>
          </table:table-cell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5" office:value-type="string">
            <text:p>b</text:p>
          </table:table-cell>
          <table:table-cell/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31">
            <text:p>31</text:p>
          </table:table-cell>
          <table:table-cell table:number-columns-repeated="6"/>
          <table:table-cell office:value-type="string">
            <text:p>acd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ce5" office:value-type="string">
            <text:p>c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/>
          <table:table-cell table:style-name="ce5" office:value-type="string">
            <text:p>c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3"/>
          <table:table-cell table:style-name="ce5" office:value-type="string">
            <text:p>c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table:number-columns-repeated="4"/>
          <table:table-cell table:style-name="ce5" office:value-type="string">
            <text:p>c</text:p>
          </table:table-cell>
          <table:table-cell/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6"/>
          <table:table-cell office:value-type="string">
            <text:p>add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ce5" office:value-type="string">
            <text:p>d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3"/>
          <table:table-cell table:style-name="ce5" office:value-type="string">
            <text:p>d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3"/>
          <table:table-cell table:style-name="ce5" office:value-type="string">
            <text:p>d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4"/>
          <table:table-cell table:style-name="ce5" office:value-type="string">
            <text:p>d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6"/>
          <table:table-cell office:value-type="string">
            <text:p>bbb</text:p>
          </table:table-cell>
          <table:table-cell table:number-columns-repeated="979"/>
        </table:table-row>
        <table:table-row table:style-name="ro1">
          <table:table-cell table:number-columns-repeated="18"/>
          <table:table-cell table:style-name="ce5"/>
          <table:table-cell table:number-columns-repeated="25"/>
          <table:table-cell office:value-type="string">
            <text:p>bbc</text:p>
          </table:table-cell>
          <table:table-cell table:number-columns-repeated="979"/>
        </table:table-row>
        <table:table-row table:style-name="ro1">
          <table:table-cell table:number-columns-repeated="15"/>
          <table:table-cell office:value-type="string">
            <text:p>LT+GT – total</text:p>
          </table:table-cell>
          <table:table-cell table:number-columns-repeated="4"/>
          <table:table-cell office:value-type="string">
            <text:p>Equal + total – GT = LT</text:p>
          </table:table-cell>
          <table:table-cell table:number-columns-repeated="23"/>
          <table:table-cell office:value-type="string">
            <text:p>bbd</text:p>
          </table:table-cell>
          <table:table-cell table:number-columns-repeated="5"/>
          <table:table-cell office:value-type="string">
            <text:p>Col 1 Row 0 cross Col 0 Row 1</text:p>
          </table:table-cell>
          <table:table-cell table:number-columns-repeated="973"/>
        </table:table-row>
        <table:table-row table:style-name="ro1">
          <table:table-cell table:number-columns-repeated="44"/>
          <table:table-cell office:value-type="string">
            <text:p>bcc</text:p>
          </table:table-cell>
          <table:table-cell table:number-columns-repeated="6"/>
          <table:table-cell office:value-type="string">
            <text:p>abbcccdddd</text:p>
          </table:table-cell>
          <table:table-cell table:number-columns-repeated="2"/>
          <table:table-cell office:value-type="string">
            <text:p>valid</text:p>
          </table:table-cell>
          <table:table-cell table:number-columns-repeated="969"/>
        </table:table-row>
        <table:table-row table:style-name="ro1">
          <table:table-cell table:number-columns-repeated="8"/>
          <table:table-cell office:value-type="string">
            <text:p>aa</text:p>
          </table:table-cell>
          <table:table-cell table:number-columns-repeated="7"/>
          <table:table-cell table:style-name="ce5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number-columns-repeated="24"/>
          <table:table-cell office:value-type="string">
            <text:p>bcd</text:p>
          </table:table-cell>
          <table:table-cell table:number-columns-repeated="5"/>
          <table:table-cell office:value-type="string">
            <text:p>abbcccdddd</text:p>
          </table:table-cell>
          <table:table-cell table:number-columns-repeated="3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956"/>
        </table:table-row>
        <table:table-row table:style-name="ro1">
          <table:table-cell table:number-columns-repeated="8"/>
          <table:table-cell office:value-type="string">
            <text:p>ab</text:p>
          </table:table-cell>
          <table:table-cell table:number-columns-repeated="5"/>
          <table:table-cell office:value-type="string">
            <text:p>Letter</text:p>
          </table:table-cell>
          <table:table-cell table:style-name="ce5" office:value-type="string">
            <text:p>a</text:p>
          </table:table-cell>
          <table:table-cell/>
          <table:table-cell table:formula="of:=[.M50]+[.T50]-20" office:value-type="float" office:value="10">
            <text:p>10</text:p>
          </table:table-cell>
          <table:table-cell table:formula="of:=[.N50]+[.U50]-10" office:value-type="float" office:value="4">
            <text:p>4</text:p>
          </table:table-cell>
          <table:table-cell table:formula="of:=[.O50]+[.V50]-4" office:value-type="float" office:value="1">
            <text:p>1</text:p>
          </table:table-cell>
          <table:table-cell table:number-columns-repeated="24"/>
          <table:table-cell office:value-type="string">
            <text:p>bdd</text:p>
          </table:table-cell>
          <table:table-cell table:number-columns-repeated="5"/>
          <table:table-cell office:value-type="string">
            <text:p>count</text:p>
          </table:table-cell>
          <table:table-cell office:value-type="float" office:value="1">
            <text:p>1</text:p>
          </table:table-cell>
          <table:table-cell office:value-type="string">
            <text:p>aa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table:formula="of:=[.BC58]*[.$AZ58]" office:value-type="float" office:value="1">
            <text:p>1</text:p>
          </table:table-cell>
          <table:table-cell table:formula="of:=[.BD58]*[.$AZ58]" office:value-type="float" office:value="1">
            <text:p>1</text:p>
          </table:table-cell>
          <table:table-cell table:formula="of:=[.BE58]*[.$AZ58]" office:value-type="float" office:value="1">
            <text:p>1</text:p>
          </table:table-cell>
          <table:table-cell table:formula="of:=[.BF58]*[.$AZ58]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table:number-columns-repeated="956"/>
        </table:table-row>
        <table:table-row table:style-name="ro1">
          <table:table-cell table:number-columns-repeated="8"/>
          <table:table-cell office:value-type="string">
            <text:p>ac</text:p>
          </table:table-cell>
          <table:table-cell table:number-columns-repeated="6"/>
          <table:table-cell table:style-name="ce5" office:value-type="string">
            <text:p>b</text:p>
          </table:table-cell>
          <table:table-cell/>
          <table:table-cell table:formula="of:=[.M51]+[.T51]-20" office:value-type="float" office:value="6">
            <text:p>6</text:p>
          </table:table-cell>
          <table:table-cell table:formula="of:=[.N51]+[.U51]-10" office:value-type="float" office:value="3">
            <text:p>3</text:p>
          </table:table-cell>
          <table:table-cell table:formula="of:=[.O51]+[.V51]-4" office:value-type="float" office:value="1">
            <text:p>1</text:p>
          </table:table-cell>
          <table:table-cell table:number-columns-repeated="24"/>
          <table:table-cell office:value-type="string">
            <text:p>ccc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ab</text:p>
          </table:table-cell>
          <table:table-cell/>
          <table:table-cell/>
          <table:table-cell table:number-columns-repeated="3" office:value-type="float" office:value="1">
            <text:p>1</text:p>
          </table:table-cell>
          <table:table-cell/>
          <table:table-cell table:formula="of:=[.BC59]*[.$AZ59]" office:value-type="float" office:value="0">
            <text:p>0</text:p>
          </table:table-cell>
          <table:table-cell table:formula="of:=[.BD59]*[.$AZ59]" office:value-type="float" office:value="1">
            <text:p>1</text:p>
          </table:table-cell>
          <table:table-cell table:formula="of:=[.BE59]*[.$AZ59]" office:value-type="float" office:value="1">
            <text:p>1</text:p>
          </table:table-cell>
          <table:table-cell table:formula="of:=[.BF59]*[.$AZ59]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956"/>
        </table:table-row>
        <table:table-row table:style-name="ro1">
          <table:table-cell table:number-columns-repeated="8"/>
          <table:table-cell office:value-type="string">
            <text:p>ad</text:p>
          </table:table-cell>
          <table:table-cell table:number-columns-repeated="6"/>
          <table:table-cell table:style-name="ce5" office:value-type="string">
            <text:p>c</text:p>
          </table:table-cell>
          <table:table-cell/>
          <table:table-cell table:formula="of:=[.M52]+[.T52]-20" office:value-type="float" office:value="3">
            <text:p>3</text:p>
          </table:table-cell>
          <table:table-cell table:formula="of:=[.N52]+[.U52]-10" office:value-type="float" office:value="2">
            <text:p>2</text:p>
          </table:table-cell>
          <table:table-cell table:formula="of:=[.O52]+[.V52]-4" office:value-type="float" office:value="1">
            <text:p>1</text:p>
          </table:table-cell>
          <table:table-cell table:number-columns-repeated="24"/>
          <table:table-cell office:value-type="string">
            <text:p>ccd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ac</text:p>
          </table:table-cell>
          <table:table-cell/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BC60]*[.$AZ60]" office:value-type="float" office:value="0">
            <text:p>0</text:p>
          </table:table-cell>
          <table:table-cell table:formula="of:=[.BD60]*[.$AZ60]" office:value-type="float" office:value="0">
            <text:p>0</text:p>
          </table:table-cell>
          <table:table-cell table:formula="of:=[.BE60]*[.$AZ60]" office:value-type="float" office:value="1">
            <text:p>1</text:p>
          </table:table-cell>
          <table:table-cell table:formula="of:=[.BF60]*[.$AZ60]"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956"/>
        </table:table-row>
        <table:table-row table:style-name="ro1">
          <table:table-cell table:number-columns-repeated="15"/>
          <table:table-cell table:style-name="ce5" office:value-type="string">
            <text:p>d</text:p>
          </table:table-cell>
          <table:table-cell/>
          <table:table-cell table:formula="of:=[.M53]+[.T53]-20" office:value-type="float" office:value="1">
            <text:p>1</text:p>
          </table:table-cell>
          <table:table-cell table:formula="of:=[.N53]+[.U53]-10" office:value-type="float" office:value="1">
            <text:p>1</text:p>
          </table:table-cell>
          <table:table-cell table:formula="of:=[.O53]+[.V53]-4" office:value-type="float" office:value="1">
            <text:p>1</text:p>
          </table:table-cell>
          <table:table-cell table:number-columns-repeated="24"/>
          <table:table-cell office:value-type="string">
            <text:p>cdd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ad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BC61]*[.$AZ61]" office:value-type="float" office:value="0">
            <text:p>0</text:p>
          </table:table-cell>
          <table:table-cell table:formula="of:=[.BD61]*[.$AZ61]" office:value-type="float" office:value="0">
            <text:p>0</text:p>
          </table:table-cell>
          <table:table-cell table:formula="of:=[.BE61]*[.$AZ61]" office:value-type="float" office:value="0">
            <text:p>0</text:p>
          </table:table-cell>
          <table:table-cell table:formula="of:=[.BF61]*[.$AZ61]" office:value-type="float" office:value="1">
            <text:p>1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956"/>
        </table:table-row>
        <table:table-row table:style-name="ro1">
          <table:table-cell table:number-columns-repeated="8"/>
          <table:table-cell office:value-type="string">
            <text:p>bb</text:p>
          </table:table-cell>
          <table:table-cell table:number-columns-repeated="35"/>
          <table:table-cell office:value-type="string">
            <text:p>ddd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ba</text:p>
          </table:table-cell>
          <table:table-cell/>
          <table:table-cell/>
          <table:table-cell table:number-columns-repeated="3" office:value-type="float" office:value="1">
            <text:p>1</text:p>
          </table:table-cell>
          <table:table-cell/>
          <table:table-cell table:formula="of:=[.BC62]*[.$AZ62]" office:value-type="float" office:value="0">
            <text:p>0</text:p>
          </table:table-cell>
          <table:table-cell table:formula="of:=[.BD62]*[.$AZ62]" office:value-type="float" office:value="1">
            <text:p>1</text:p>
          </table:table-cell>
          <table:table-cell table:formula="of:=[.BE62]*[.$AZ62]" office:value-type="float" office:value="1">
            <text:p>1</text:p>
          </table:table-cell>
          <table:table-cell table:formula="of:=[.BF62]*[.$AZ62]" office:value-type="float" office:value="1">
            <text:p>1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956"/>
        </table:table-row>
        <table:table-row table:style-name="ro1">
          <table:table-cell table:number-columns-repeated="8"/>
          <table:table-cell office:value-type="string">
            <text:p>bc</text:p>
          </table:table-cell>
          <table:table-cell table:number-columns-repeated="42"/>
          <table:table-cell office:value-type="float" office:value="2">
            <text:p>2</text:p>
          </table:table-cell>
          <table:table-cell office:value-type="string">
            <text:p>bb</text:p>
          </table:table-cell>
          <table:table-cell/>
          <table:table-cell/>
          <table:table-cell table:number-columns-repeated="3" office:value-type="float" office:value="1">
            <text:p>1</text:p>
          </table:table-cell>
          <table:table-cell/>
          <table:table-cell table:formula="of:=[.BC63]*[.$AZ63]" office:value-type="float" office:value="0">
            <text:p>0</text:p>
          </table:table-cell>
          <table:table-cell table:formula="of:=[.BD63]*[.$AZ63]" office:value-type="float" office:value="2">
            <text:p>2</text:p>
          </table:table-cell>
          <table:table-cell table:formula="of:=[.BE63]*[.$AZ63]" office:value-type="float" office:value="2">
            <text:p>2</text:p>
          </table:table-cell>
          <table:table-cell table:formula="of:=[.BF63]*[.$AZ63]"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956"/>
        </table:table-row>
        <table:table-row table:style-name="ro1">
          <table:table-cell table:number-columns-repeated="8"/>
          <table:table-cell office:value-type="string">
            <text:p>bd</text:p>
          </table:table-cell>
          <table:table-cell table:number-columns-repeated="2"/>
          <table:table-cell office:value-type="string">
            <text:p>Dimension</text:p>
          </table:table-cell>
          <table:table-cell table:number-columns-repeated="6"/>
          <table:table-cell office:value-type="string">
            <text:p>Less than or equal to</text:p>
          </table:table-cell>
          <table:table-cell table:number-columns-repeated="32"/>
          <table:table-cell office:value-type="float" office:value="2">
            <text:p>2</text:p>
          </table:table-cell>
          <table:table-cell office:value-type="string">
            <text:p>bc</text:p>
          </table:table-cell>
          <table:table-cell/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BC64]*[.$AZ64]" office:value-type="float" office:value="0">
            <text:p>0</text:p>
          </table:table-cell>
          <table:table-cell table:formula="of:=[.BD64]*[.$AZ64]" office:value-type="float" office:value="0">
            <text:p>0</text:p>
          </table:table-cell>
          <table:table-cell table:formula="of:=[.BE64]*[.$AZ64]" office:value-type="float" office:value="2">
            <text:p>2</text:p>
          </table:table-cell>
          <table:table-cell table:formula="of:=[.BF64]*[.$AZ64]" office:value-type="float" office:value="2">
            <text:p>2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956"/>
        </table:table-row>
        <table:table-row table:style-name="ro1">
          <table:table-cell table:number-columns-repeated="11"/>
          <table:table-cell table:style-name="ce5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number-columns-repeated="4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number-columns-repeated="29"/>
          <table:table-cell office:value-type="float" office:value="2">
            <text:p>2</text:p>
          </table:table-cell>
          <table:table-cell office:value-type="string">
            <text:p>bd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BC65]*[.$AZ65]" office:value-type="float" office:value="0">
            <text:p>0</text:p>
          </table:table-cell>
          <table:table-cell table:formula="of:=[.BD65]*[.$AZ65]" office:value-type="float" office:value="0">
            <text:p>0</text:p>
          </table:table-cell>
          <table:table-cell table:formula="of:=[.BE65]*[.$AZ65]" office:value-type="float" office:value="0">
            <text:p>0</text:p>
          </table:table-cell>
          <table:table-cell table:formula="of:=[.BF65]*[.$AZ65]" office:value-type="float" office:value="2">
            <text:p>2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956"/>
        </table:table-row>
        <table:table-row table:style-name="ro1">
          <table:table-cell table:number-columns-repeated="8"/>
          <table:table-cell office:value-type="string">
            <text:p>cc</text:p>
          </table:table-cell>
          <table:table-cell office:value-type="string">
            <text:p>Letter</text:p>
          </table:table-cell>
          <table:table-cell table:style-name="ce5" office:value-type="string">
            <text:p>a</text:p>
          </table:table-cell>
          <table:table-cell/>
          <table:table-cell table:formula="of:=[.M67]+[.N66]" office:value-type="float" office:value="400">
            <text:p>400</text:p>
          </table:table-cell>
          <table:table-cell table:formula="of:=[.N67]+[.O66]" office:value-type="float" office:value="200">
            <text:p>200</text:p>
          </table:table-cell>
          <table:table-cell table:formula="of:=[.O67]+[.T74]" office:value-type="float" office:value="80">
            <text:p>80</text:p>
          </table:table-cell>
          <table:table-cell table:number-columns-repeated="2"/>
          <table:table-cell office:value-type="string">
            <text:p>Letter</text:p>
          </table:table-cell>
          <table:table-cell table:style-name="ce5" office:value-type="string">
            <text:p>a</text:p>
          </table:table-cell>
          <table:table-cell table:formula="of:=[.R74]+[.M$66]-[.M66]" office:value-type="float" office:value="200">
            <text:p>200</text:p>
          </table:table-cell>
          <table:table-cell table:formula="of:=[.S74]+[.N$66]-[.N66]" office:value-type="float" office:value="80">
            <text:p>80</text:p>
          </table:table-cell>
          <table:table-cell table:formula="of:=[.T74]+[.O$66]-[.O66]" office:value-type="float" office:value="20">
            <text:p>20</text:p>
          </table:table-cell>
          <table:table-cell table:number-columns-repeated="29"/>
          <table:table-cell office:value-type="float" office:value="1">
            <text:p>1</text:p>
          </table:table-cell>
          <table:table-cell office:value-type="string">
            <text:p>ca</text:p>
          </table:table-cell>
          <table:table-cell/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BC66]*[.$AZ66]" office:value-type="float" office:value="0">
            <text:p>0</text:p>
          </table:table-cell>
          <table:table-cell table:formula="of:=[.BD66]*[.$AZ66]" office:value-type="float" office:value="0">
            <text:p>0</text:p>
          </table:table-cell>
          <table:table-cell table:formula="of:=[.BE66]*[.$AZ66]" office:value-type="float" office:value="1">
            <text:p>1</text:p>
          </table:table-cell>
          <table:table-cell table:formula="of:=[.BF66]*[.$AZ66]"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956"/>
        </table:table-row>
        <table:table-row table:style-name="ro1">
          <table:table-cell table:number-columns-repeated="8"/>
          <table:table-cell office:value-type="string">
            <text:p>cd</text:p>
          </table:table-cell>
          <table:table-cell/>
          <table:table-cell table:style-name="ce5" office:value-type="string">
            <text:p>b</text:p>
          </table:table-cell>
          <table:table-cell/>
          <table:table-cell table:formula="of:=[.M68]+[.N67]" office:value-type="float" office:value="200">
            <text:p>200</text:p>
          </table:table-cell>
          <table:table-cell table:formula="of:=[.N68]+[.O67]" office:value-type="float" office:value="120">
            <text:p>120</text:p>
          </table:table-cell>
          <table:table-cell table:formula="of:=[.O68]+[.T75]" office:value-type="float" office:value="60">
            <text:p>60</text:p>
          </table:table-cell>
          <table:table-cell table:number-columns-repeated="3"/>
          <table:table-cell table:style-name="ce5" office:value-type="string">
            <text:p>b</text:p>
          </table:table-cell>
          <table:table-cell table:formula="of:=[.R75]+[.$M$66]-[.M67]" office:value-type="float" office:value="320">
            <text:p>320</text:p>
          </table:table-cell>
          <table:table-cell table:formula="of:=[.S75]+[.N$66]-[.N67]" office:value-type="float" office:value="140">
            <text:p>140</text:p>
          </table:table-cell>
          <table:table-cell table:formula="of:=[.T75]+[.O$66]-[.O67]" office:value-type="float" office:value="40">
            <text:p>40</text:p>
          </table:table-cell>
          <table:table-cell table:number-columns-repeated="29"/>
          <table:table-cell office:value-type="float" office:value="2">
            <text:p>2</text:p>
          </table:table-cell>
          <table:table-cell office:value-type="string">
            <text:p>cb</text:p>
          </table:table-cell>
          <table:table-cell/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BC67]*[.$AZ67]" office:value-type="float" office:value="0">
            <text:p>0</text:p>
          </table:table-cell>
          <table:table-cell table:formula="of:=[.BD67]*[.$AZ67]" office:value-type="float" office:value="0">
            <text:p>0</text:p>
          </table:table-cell>
          <table:table-cell table:formula="of:=[.BE67]*[.$AZ67]" office:value-type="float" office:value="2">
            <text:p>2</text:p>
          </table:table-cell>
          <table:table-cell table:formula="of:=[.BF67]*[.$AZ67]" office:value-type="float" office:value="2">
            <text:p>2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956"/>
        </table:table-row>
        <table:table-row table:style-name="ro1">
          <table:table-cell table:number-columns-repeated="10"/>
          <table:table-cell table:style-name="ce5" office:value-type="string">
            <text:p>c</text:p>
          </table:table-cell>
          <table:table-cell/>
          <table:table-cell table:formula="of:=[.M69]+[.N68]" office:value-type="float" office:value="80">
            <text:p>80</text:p>
          </table:table-cell>
          <table:table-cell table:formula="of:=[.N69]+[.O68]" office:value-type="float" office:value="60">
            <text:p>60</text:p>
          </table:table-cell>
          <table:table-cell table:formula="of:=[.O69]+[.T76]" office:value-type="float" office:value="40">
            <text:p>40</text:p>
          </table:table-cell>
          <table:table-cell table:number-columns-repeated="3"/>
          <table:table-cell table:style-name="ce5" office:value-type="string">
            <text:p>c</text:p>
          </table:table-cell>
          <table:table-cell table:formula="of:=[.R76]+[.$M$66]-[.M68]" office:value-type="float" office:value="380">
            <text:p>380</text:p>
          </table:table-cell>
          <table:table-cell table:formula="of:=[.S76]+[.N$66]-[.N68]" office:value-type="float" office:value="180">
            <text:p>180</text:p>
          </table:table-cell>
          <table:table-cell table:formula="of:=[.T76]+[.O$66]-[.O68]" office:value-type="float" office:value="60">
            <text:p>60</text:p>
          </table:table-cell>
          <table:table-cell table:number-columns-repeated="29"/>
          <table:table-cell office:value-type="float" office:value="3">
            <text:p>3</text:p>
          </table:table-cell>
          <table:table-cell office:value-type="string">
            <text:p>cc</text:p>
          </table:table-cell>
          <table:table-cell/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formula="of:=[.BC68]*[.$AZ68]" office:value-type="float" office:value="0">
            <text:p>0</text:p>
          </table:table-cell>
          <table:table-cell table:formula="of:=[.BD68]*[.$AZ68]" office:value-type="float" office:value="0">
            <text:p>0</text:p>
          </table:table-cell>
          <table:table-cell table:formula="of:=[.BE68]*[.$AZ68]" office:value-type="float" office:value="3">
            <text:p>3</text:p>
          </table:table-cell>
          <table:table-cell table:formula="of:=[.BF68]*[.$AZ68]"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956"/>
        </table:table-row>
        <table:table-row table:style-name="ro1">
          <table:table-cell table:number-columns-repeated="8"/>
          <table:table-cell office:value-type="string">
            <text:p>dd</text:p>
          </table:table-cell>
          <table:table-cell/>
          <table:table-cell table:style-name="ce5" office:value-type="string">
            <text:p>d</text:p>
          </table:table-cell>
          <table:table-cell/>
          <table:table-cell table:formula="of:=[.N69]" office:value-type="float" office:value="20">
            <text:p>20</text:p>
          </table:table-cell>
          <table:table-cell table:formula="of:=[.O69]" office:value-type="float" office:value="20">
            <text:p>20</text:p>
          </table:table-cell>
          <table:table-cell table:formula="of:=[.T77]" office:value-type="float" office:value="20">
            <text:p>20</text:p>
          </table:table-cell>
          <table:table-cell table:number-columns-repeated="3"/>
          <table:table-cell table:style-name="ce5" office:value-type="string">
            <text:p>d</text:p>
          </table:table-cell>
          <table:table-cell table:formula="of:=[.R77]+[.$M$66]-[.M69]" office:value-type="float" office:value="400">
            <text:p>400</text:p>
          </table:table-cell>
          <table:table-cell table:formula="of:=[.S77]+[.N$66]-[.N69]" office:value-type="float" office:value="200">
            <text:p>200</text:p>
          </table:table-cell>
          <table:table-cell table:formula="of:=[.T77]+[.O$66]-[.O69]" office:value-type="float" office:value="80">
            <text:p>80</text:p>
          </table:table-cell>
          <table:table-cell table:number-columns-repeated="29"/>
          <table:table-cell office:value-type="float" office:value="3">
            <text:p>3</text:p>
          </table:table-cell>
          <table:table-cell office:value-type="string">
            <text:p>cd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BC69]*[.$AZ69]" office:value-type="float" office:value="0">
            <text:p>0</text:p>
          </table:table-cell>
          <table:table-cell table:formula="of:=[.BD69]*[.$AZ69]" office:value-type="float" office:value="0">
            <text:p>0</text:p>
          </table:table-cell>
          <table:table-cell table:formula="of:=[.BE69]*[.$AZ69]" office:value-type="float" office:value="0">
            <text:p>0</text:p>
          </table:table-cell>
          <table:table-cell table:formula="of:=[.BF69]*[.$AZ69]" office:value-type="float" office:value="3">
            <text:p>3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956"/>
        </table:table-row>
        <table:table-row table:style-name="ro1">
          <table:table-cell table:number-columns-repeated="18"/>
          <table:table-cell table:style-name="ce5"/>
          <table:table-cell table:number-columns-repeated="32"/>
          <table:table-cell office:value-type="float" office:value="1">
            <text:p>1</text:p>
          </table:table-cell>
          <table:table-cell office:value-type="string">
            <text:p>da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BC70]*[.$AZ70]" office:value-type="float" office:value="0">
            <text:p>0</text:p>
          </table:table-cell>
          <table:table-cell table:formula="of:=[.BD70]*[.$AZ70]" office:value-type="float" office:value="0">
            <text:p>0</text:p>
          </table:table-cell>
          <table:table-cell table:formula="of:=[.BE70]*[.$AZ70]" office:value-type="float" office:value="0">
            <text:p>0</text:p>
          </table:table-cell>
          <table:table-cell table:formula="of:=[.BF70]*[.$AZ70]" office:value-type="float" office:value="1">
            <text:p>1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956"/>
        </table:table-row>
        <table:table-row table:style-name="ro1">
          <table:table-cell table:number-columns-repeated="15"/>
          <table:table-cell office:value-type="string">
            <text:p>LT+GT – total</text:p>
          </table:table-cell>
          <table:table-cell table:number-columns-repeated="4"/>
          <table:table-cell office:value-type="string">
            <text:p>Equal + total – GT = LT</text:p>
          </table:table-cell>
          <table:table-cell table:number-columns-repeated="19"/>
          <table:table-cell office:value-type="string">
            <text:p>aa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2">
            <text:p>2</text:p>
          </table:table-cell>
          <table:table-cell office:value-type="string">
            <text:p>db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BC71]*[.$AZ71]" office:value-type="float" office:value="0">
            <text:p>0</text:p>
          </table:table-cell>
          <table:table-cell table:formula="of:=[.BD71]*[.$AZ71]" office:value-type="float" office:value="0">
            <text:p>0</text:p>
          </table:table-cell>
          <table:table-cell table:formula="of:=[.BE71]*[.$AZ71]" office:value-type="float" office:value="0">
            <text:p>0</text:p>
          </table:table-cell>
          <table:table-cell table:formula="of:=[.BF71]*[.$AZ71]" office:value-type="float" office:value="2">
            <text:p>2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956"/>
        </table:table-row>
        <table:table-row table:style-name="ro1">
          <table:table-cell table:number-columns-repeated="40"/>
          <table:table-cell office:value-type="string">
            <text:p>ab</text:p>
          </table:table-cell>
          <table:table-cell office:value-type="float" office:value="2">
            <text:p>2</text:p>
          </table:table-cell>
          <table:table-cell table:number-columns-repeated="9"/>
          <table:table-cell office:value-type="float" office:value="3">
            <text:p>3</text:p>
          </table:table-cell>
          <table:table-cell office:value-type="string">
            <text:p>dc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BC72]*[.$AZ72]" office:value-type="float" office:value="0">
            <text:p>0</text:p>
          </table:table-cell>
          <table:table-cell table:formula="of:=[.BD72]*[.$AZ72]" office:value-type="float" office:value="0">
            <text:p>0</text:p>
          </table:table-cell>
          <table:table-cell table:formula="of:=[.BE72]*[.$AZ72]" office:value-type="float" office:value="0">
            <text:p>0</text:p>
          </table:table-cell>
          <table:table-cell table:formula="of:=[.BF72]*[.$AZ72]" office:value-type="float" office:value="3">
            <text:p>3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956"/>
        </table:table-row>
        <table:table-row table:style-name="ro1">
          <table:table-cell table:number-columns-repeated="16"/>
          <table:table-cell table:style-name="ce5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number-columns-repeated="20"/>
          <table:table-cell office:value-type="string">
            <text:p>ac</text:p>
          </table:table-cell>
          <table:table-cell office:value-type="float" office:value="3">
            <text:p>3</text:p>
          </table:table-cell>
          <table:table-cell table:number-columns-repeated="9"/>
          <table:table-cell office:value-type="float" office:value="4">
            <text:p>4</text:p>
          </table:table-cell>
          <table:table-cell office:value-type="string">
            <text:p>dd</text:p>
          </table:table-cell>
          <table:table-cell/>
          <table:table-cell table:number-columns-repeated="3"/>
          <table:table-cell office:value-type="float" office:value="1">
            <text:p>1</text:p>
          </table:table-cell>
          <table:table-cell/>
          <table:table-cell table:formula="of:=[.BC73]*[.$AZ73]" office:value-type="float" office:value="0">
            <text:p>0</text:p>
          </table:table-cell>
          <table:table-cell table:formula="of:=[.BD73]*[.$AZ73]" office:value-type="float" office:value="0">
            <text:p>0</text:p>
          </table:table-cell>
          <table:table-cell table:formula="of:=[.BE73]*[.$AZ73]" office:value-type="float" office:value="0">
            <text:p>0</text:p>
          </table:table-cell>
          <table:table-cell table:formula="of:=[.BF73]*[.$AZ73]" office:value-type="float" office:value="4">
            <text:p>4</text:p>
          </table:table-cell>
          <table:table-cell table:number-columns-repeated="4"/>
          <table:table-cell office:value-type="float" office:value="10">
            <text:p>10</text:p>
          </table:table-cell>
          <table:table-cell table:number-columns-repeated="956"/>
        </table:table-row>
        <table:table-row table:style-name="ro1">
          <table:table-cell table:number-columns-repeated="14"/>
          <table:table-cell office:value-type="string">
            <text:p>Letter</text:p>
          </table:table-cell>
          <table:table-cell table:style-name="ce5" office:value-type="string">
            <text:p>a</text:p>
          </table:table-cell>
          <table:table-cell/>
          <table:table-cell table:formula="of:=[.R75]+[.S74]" office:value-type="float" office:value="200">
            <text:p>200</text:p>
          </table:table-cell>
          <table:table-cell table:formula="of:=[.S75]+[.T74]" office:value-type="float" office:value="80">
            <text:p>80</text:p>
          </table:table-cell>
          <table:table-cell office:value-type="float" office:value="20">
            <text:p>20</text:p>
          </table:table-cell>
          <table:table-cell table:number-columns-repeated="20"/>
          <table:table-cell office:value-type="string">
            <text:p>ad</text:p>
          </table:table-cell>
          <table:table-cell office:value-type="float" office:value="4">
            <text:p>4</text:p>
          </table:table-cell>
          <table:table-cell table:number-columns-repeated="982"/>
        </table:table-row>
        <table:table-row table:style-name="ro1">
          <table:table-cell table:number-columns-repeated="15"/>
          <table:table-cell table:style-name="ce5" office:value-type="string">
            <text:p>b</text:p>
          </table:table-cell>
          <table:table-cell/>
          <table:table-cell table:formula="of:=[.R76]+[.S75]" office:value-type="float" office:value="120">
            <text:p>120</text:p>
          </table:table-cell>
          <table:table-cell table:formula="of:=[.S76]+[.T75]" office:value-type="float" office:value="60">
            <text:p>60</text:p>
          </table:table-cell>
          <table:table-cell office:value-type="float" office:value="20">
            <text:p>20</text:p>
          </table:table-cell>
          <table:table-cell table:number-columns-repeated="20"/>
          <table:table-cell office:value-type="string">
            <text:p>bb</text:p>
          </table:table-cell>
          <table:table-cell office:value-type="float" office:value="3">
            <text:p>3</text:p>
          </table:table-cell>
          <table:table-cell table:number-columns-repeated="982"/>
        </table:table-row>
        <table:table-row table:style-name="ro1">
          <table:table-cell table:number-columns-repeated="15"/>
          <table:table-cell table:style-name="ce5" office:value-type="string">
            <text:p>c</text:p>
          </table:table-cell>
          <table:table-cell/>
          <table:table-cell table:formula="of:=[.R77]+[.S76]" office:value-type="float" office:value="60">
            <text:p>60</text:p>
          </table:table-cell>
          <table:table-cell table:formula="of:=[.S77]+[.T76]" office:value-type="float" office:value="40">
            <text:p>40</text:p>
          </table:table-cell>
          <table:table-cell office:value-type="float" office:value="20">
            <text:p>20</text:p>
          </table:table-cell>
          <table:table-cell table:number-columns-repeated="20"/>
          <table:table-cell office:value-type="string">
            <text:p>bc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10"/>
          <table:table-cell table:formula="of:=SUM([.BH58:.BH73])" office:value-type="float" office:value="1">
            <text:p>1</text:p>
          </table:table-cell>
          <table:table-cell table:formula="of:=SUM([.BI58:.BI73])" office:value-type="float" office:value="5">
            <text:p>5</text:p>
          </table:table-cell>
          <table:table-cell table:formula="of:=SUM([.BJ58:.BJ73])" office:value-type="float" office:value="14">
            <text:p>14</text:p>
          </table:table-cell>
          <table:table-cell table:formula="of:=SUM([.BK58:.BK73])" office:value-type="float" office:value="30">
            <text:p>30</text:p>
          </table:table-cell>
          <table:table-cell table:number-columns-repeated="961"/>
        </table:table-row>
        <table:table-row table:style-name="ro1">
          <table:table-cell table:number-columns-repeated="15"/>
          <table:table-cell table:style-name="ce5" office:value-type="string">
            <text:p>d</text:p>
          </table:table-cell>
          <table:table-cell/>
          <table:table-cell table:formula="of:=[.S77]" office:value-type="float" office:value="20">
            <text:p>20</text:p>
          </table:table-cell>
          <table:table-cell table:formula="of:=[.T77]" office:value-type="float" office:value="20">
            <text:p>20</text:p>
          </table:table-cell>
          <table:table-cell office:value-type="float" office:value="20">
            <text:p>20</text:p>
          </table:table-cell>
          <table:table-cell table:number-columns-repeated="20"/>
          <table:table-cell office:value-type="string">
            <text:p>bd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table:number-columns-repeated="975"/>
        </table:table-row>
        <table:table-row table:style-name="ro1">
          <table:table-cell table:number-columns-repeated="40"/>
          <table:table-cell office:value-type="string">
            <text:p>cc</text:p>
          </table:table-cell>
          <table:table-cell office:value-type="float" office:value="6">
            <text:p>6</text:p>
          </table:table-cell>
          <table:table-cell table:number-columns-repeated="982"/>
        </table:table-row>
        <table:table-row table:style-name="ro1">
          <table:table-cell table:number-columns-repeated="40"/>
          <table:table-cell office:value-type="string">
            <text:p>cd</text:p>
          </table:table-cell>
          <table:table-cell office:value-type="float" office:value="9">
            <text:p>9</text:p>
          </table:table-cell>
          <table:table-cell table:number-columns-repeated="982"/>
        </table:table-row>
        <table:table-row table:style-name="ro1">
          <table:table-cell table:number-columns-repeated="40"/>
          <table:table-cell office:value-type="string">
            <text:p>dd</text:p>
          </table:table-cell>
          <table:table-cell office:value-type="float" office:value="10">
            <text:p>10</text:p>
          </table:table-cell>
          <table:table-cell table:number-columns-repeated="982"/>
        </table:table-row>
      </table:table>
      <table:table table:name="Feuille3" table:style-name="ta1" table:print="false">
        <table:table-column table:style-name="co6" table:number-columns-repeated="11" table:default-cell-style-name="Default"/>
        <table:table-column table:style-name="co7" table:default-cell-style-name="Default"/>
        <table:table-column table:style-name="co6" table:number-columns-repeated="1012" table:default-cell-style-name="Default"/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3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1007"/>
        </table:table-row>
        <table:table-row table:style-name="ro1">
          <table:table-cell table:number-columns-repeated="8"/>
          <table:table-cell table:style-name="ce3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bub1</text:p>
          </table:table-cell>
          <table:table-cell table:number-columns-repeated="4" office:value-type="float" office:value="1">
            <text:p>1</text:p>
          </table:table-cell>
          <table:table-cell table:number-columns-repeated="1007"/>
        </table:table-row>
        <table:table-row table:style-name="ro1">
          <table:table-cell table:number-columns-repeated="8"/>
          <table:table-cell table:style-name="ce10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6">
            <text:p>6</text:p>
          </table:table-cell>
          <table:table-cell table:number-columns-repeated="2"/>
          <table:table-cell office:value-type="string">
            <text:p>bub23</text:p>
          </table:table-cell>
          <table:table-cell office:value-type="string">
            <text:p>a</text:p>
          </table:table-cell>
          <table:table-cell table:number-columns-repeated="4" office:value-type="float" office:value="1">
            <text:p>1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1007"/>
        </table:table-row>
        <table:table-row table:style-name="ro2">
          <table:table-cell table:number-columns-repeated="11"/>
          <table:table-cell office:value-type="string">
            <text:p>left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office:value-type="string">
            <text:p>bub45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>
            <text:p>b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39">
            <text:p>39</text:p>
          </table:table-cell>
          <table:table-cell office:value-type="float" office:value="45">
            <text:p>45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39">
            <text:p>39</text:p>
          </table:table-cell>
          <table:table-cell office:value-type="float" office:value="65">
            <text:p>65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office:value-type="string">
            <text:p>bub56</text:p>
          </table:table-cell>
          <table:table-cell office:value-type="string">
            <text:p>a</text:p>
          </table:table-cell>
          <table:table-cell table:number-columns-repeated="4" office:value-type="float" office:value="4">
            <text:p>4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>
            <text:p>b</text:p>
          </table:table-cell>
          <table:table-cell office:value-type="float" office:value="7">
            <text:p>7</text:p>
          </table:table-cell>
          <table:table-cell table:number-columns-repeated="3" office:value-type="float" office:value="17">
            <text:p>17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>
            <text:p>c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number-columns-repeated="2" office:value-type="float" office:value="39">
            <text:p>39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>
            <text:p>d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45">
            <text:p>45</text:p>
          </table:table-cell>
          <table:table-cell office:value-type="float" office:value="65">
            <text:p>65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1"/>
          <table:table-cell office:value-type="string">
            <text:p>45iso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office:value-type="string">
            <text:p>6iso</text:p>
          </table:table-cell>
          <table:table-cell/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table:number-columns-repeated="100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7">17/11/2012</text:date>, <text:time>20:31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3T20:24:54.58</meta:creation-date>
    <dc:date>2012-11-17T20:31:07.46</dc:date>
    <meta:editing-duration>P2DT7H46M40S</meta:editing-duration>
    <meta:editing-cycles>9</meta:editing-cycles>
    <meta:generator>OpenOffice.org/3.4.1$Win32 OpenOffice.org_project/341m1$Build-9593</meta:generator>
    <meta:document-statistic meta:table-count="3" meta:cell-count="1933" meta:object-count="0"/>
  </office:meta>
</office:document-meta>
</file>